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1.3327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table:number-columns-spanned="4" table:number-rows-spanned="1">
            <text:p>gdp_2_chunks: First chunk</text:p>
          </table:table-cell>
          <table:covered-table-cell table:number-columns-repeated="3" table:style-name="ce2"/>
          <table:table-cell table:style-name="ce1" office:value-type="string" table:number-columns-spanned="4" table:number-rows-spanned="1">
            <text:p>gdp_2_chunks: Second chunk</text:p>
          </table:table-cell>
          <table:covered-table-cell table:number-columns-repeated="3" table:style-name="ce2"/>
          <table:table-cell table:style-name="ce1" office:value-type="string" table:number-columns-spanned="8" table:number-rows-spanned="1">
            <text:p>gdp_1_chunk</text:p>
          </table:table-cell>
          <table:covered-table-cell table:number-columns-repeated="3" table:style-name="ce2"/>
          <table:covered-table-cell table:style-name="ce1"/>
          <table:covered-table-cell table:number-columns-repeated="3" table:style-name="ce2"/>
        </table:table-row>
        <table:table-row table:style-name="ro1">
          <table:table-cell table:style-name="ce1" office:value-type="string" table:number-columns-spanned="2" table:number-rows-spanned="1">
            <text:p>Vintage: 2022-09-29</text:p>
          </table:table-cell>
          <table:covered-table-cell table:style-name="ce1"/>
          <table:table-cell table:style-name="ce1" office:value-type="string" table:number-columns-spanned="2" table:number-rows-spanned="1">
            <text:p>Vintage: 2022-10-27</text:p>
          </table:table-cell>
          <table:covered-table-cell table:style-name="ce1"/>
          <table:table-cell table:style-name="ce1" office:value-type="string" table:number-columns-spanned="2" table:number-rows-spanned="1">
            <text:p>Vintage: 2022-11-30</text:p>
          </table:table-cell>
          <table:covered-table-cell table:style-name="ce1"/>
          <table:table-cell table:style-name="ce1" office:value-type="string" table:number-columns-spanned="2" table:number-rows-spanned="1">
            <text:p>Vintage: 2022-12-22</text:p>
          </table:table-cell>
          <table:covered-table-cell table:style-name="ce1"/>
          <table:table-cell table:style-name="ce1" office:value-type="string" table:number-columns-spanned="2" table:number-rows-spanned="1">
            <text:p>Vintage: 2022-09-29</text:p>
          </table:table-cell>
          <table:covered-table-cell table:style-name="ce1"/>
          <table:table-cell table:style-name="ce1" office:value-type="string" table:number-columns-spanned="2" table:number-rows-spanned="1">
            <text:p>Vintage: 2022-10-27</text:p>
          </table:table-cell>
          <table:covered-table-cell table:style-name="ce1"/>
          <table:table-cell table:style-name="ce1" office:value-type="string" table:number-columns-spanned="2" table:number-rows-spanned="1">
            <text:p>Vintage: 2022-11-30</text:p>
          </table:table-cell>
          <table:covered-table-cell table:style-name="ce1"/>
          <table:table-cell table:style-name="ce1" office:value-type="string" table:number-columns-spanned="2" table:number-rows-spanned="1">
            <text:p>Vintage: 2022-12-22</text:p>
          </table:table-cell>
          <table:covered-table-cell table:style-name="ce1"/>
        </table:table-row>
        <table:table-row table:style-name="ro1">
          <table:table-cell table:style-name="ce2" office:value-type="string">
            <text:p>ObsDa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ObsDa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ObsDa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ObsDa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ObsDa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ObsDa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ObsDa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ObsDate</text:p>
          </table:table-cell>
          <table:table-cell table:style-name="ce2" office:value-type="string">
            <text:p>Value</text:p>
          </table:table-cell>
        </table:table-row>
        <table:table-row table:style-name="ro2">
          <table:table-cell office:value-type="string">
            <text:p>1947-01-01 00:00:00</text:p>
          </table:table-cell>
          <table:table-cell office:value-type="float" office:value="243.164">
            <text:p>243.164</text:p>
          </table:table-cell>
          <table:table-cell office:value-type="string">
            <text:p>2022-07-01 00:00:00</text:p>
          </table:table-cell>
          <table:table-cell office:value-type="float" office:value="25663.289">
            <text:p>25663.289</text:p>
          </table:table-cell>
          <table:table-cell office:value-type="string">
            <text:p>1947-01-01 00:00:00</text:p>
          </table:table-cell>
          <table:table-cell office:value-type="float" office:value="243.164">
            <text:p>243.164</text:p>
          </table:table-cell>
          <table:table-cell office:value-type="string">
            <text:p>2022-07-01 00:00:00</text:p>
          </table:table-cell>
          <table:table-cell office:value-type="float" office:value="25723.941">
            <text:p>25723.941</text:p>
          </table:table-cell>
          <table:table-cell office:value-type="string">
            <text:p>1947-01-01 00:00:00</text:p>
          </table:table-cell>
          <table:table-cell office:value-type="float" office:value="243.164">
            <text:p>243.164</text:p>
          </table:table-cell>
          <table:table-cell office:value-type="string">
            <text:p>2022-07-01 00:00:00</text:p>
          </table:table-cell>
          <table:table-cell office:value-type="float" office:value="25663.289">
            <text:p>25663.289</text:p>
          </table:table-cell>
          <table:table-cell office:value-type="string">
            <text:p>2022-07-01 00:00:00</text:p>
          </table:table-cell>
          <table:table-cell office:value-type="float" office:value="25698.96">
            <text:p>25698.96</text:p>
          </table:table-cell>
          <table:table-cell office:value-type="string">
            <text:p>2022-07-01 00:00:00</text:p>
          </table:table-cell>
          <table:table-cell office:value-type="float" office:value="25723.941">
            <text:p>25723.941</text:p>
          </table:table-cell>
        </table:table-row>
        <table:table-row table:style-name="ro2">
          <table:table-cell office:value-type="string">
            <text:p>1947-04-01 00:00:00</text:p>
          </table:table-cell>
          <table:table-cell office:value-type="float" office:value="245.968">
            <text:p>245.968</text:p>
          </table:table-cell>
          <table:table-cell table:number-columns-repeated="2"/>
          <table:table-cell office:value-type="string">
            <text:p>1947-04-01 00:00:00</text:p>
          </table:table-cell>
          <table:table-cell office:value-type="float" office:value="245.968">
            <text:p>245.968</text:p>
          </table:table-cell>
          <table:table-cell table:number-columns-repeated="2"/>
          <table:table-cell office:value-type="string">
            <text:p>1947-04-01 00:00:00</text:p>
          </table:table-cell>
          <table:table-cell office:value-type="float" office:value="245.968">
            <text:p>245.968</text:p>
          </table:table-cell>
          <table:table-cell table:number-columns-repeated="6"/>
        </table:table-row>
        <table:table-row table:style-name="ro2">
          <table:table-cell office:value-type="string">
            <text:p>1947-07-01 00:00:00</text:p>
          </table:table-cell>
          <table:table-cell office:value-type="float" office:value="249.585">
            <text:p>249.585</text:p>
          </table:table-cell>
          <table:table-cell table:number-columns-repeated="2"/>
          <table:table-cell office:value-type="string">
            <text:p>1947-07-01 00:00:00</text:p>
          </table:table-cell>
          <table:table-cell office:value-type="float" office:value="249.585">
            <text:p>249.585</text:p>
          </table:table-cell>
          <table:table-cell table:number-columns-repeated="2"/>
          <table:table-cell office:value-type="string">
            <text:p>1947-07-01 00:00:00</text:p>
          </table:table-cell>
          <table:table-cell office:value-type="float" office:value="249.585">
            <text:p>249.585</text:p>
          </table:table-cell>
          <table:table-cell table:number-columns-repeated="6"/>
        </table:table-row>
        <table:table-row table:style-name="ro2">
          <table:table-cell office:value-type="string">
            <text:p>1947-10-01 00:00:00</text:p>
          </table:table-cell>
          <table:table-cell office:value-type="float" office:value="259.745">
            <text:p>259.745</text:p>
          </table:table-cell>
          <table:table-cell table:number-columns-repeated="2"/>
          <table:table-cell office:value-type="string">
            <text:p>1947-10-01 00:00:00</text:p>
          </table:table-cell>
          <table:table-cell office:value-type="float" office:value="259.745">
            <text:p>259.745</text:p>
          </table:table-cell>
          <table:table-cell table:number-columns-repeated="2"/>
          <table:table-cell office:value-type="string">
            <text:p>1947-10-01 00:00:00</text:p>
          </table:table-cell>
          <table:table-cell office:value-type="float" office:value="259.745">
            <text:p>259.745</text:p>
          </table:table-cell>
          <table:table-cell table:number-columns-repeated="6"/>
        </table:table-row>
        <table:table-row table:style-name="ro2">
          <table:table-cell office:value-type="string">
            <text:p>1948-01-01 00:00:00</text:p>
          </table:table-cell>
          <table:table-cell office:value-type="float" office:value="265.742">
            <text:p>265.742</text:p>
          </table:table-cell>
          <table:table-cell table:number-columns-repeated="2"/>
          <table:table-cell office:value-type="string">
            <text:p>1948-01-01 00:00:00</text:p>
          </table:table-cell>
          <table:table-cell office:value-type="float" office:value="265.742">
            <text:p>265.742</text:p>
          </table:table-cell>
          <table:table-cell table:number-columns-repeated="2"/>
          <table:table-cell office:value-type="string">
            <text:p>1948-01-01 00:00:00</text:p>
          </table:table-cell>
          <table:table-cell office:value-type="float" office:value="265.742">
            <text:p>265.742</text:p>
          </table:table-cell>
          <table:table-cell table:number-columns-repeated="6"/>
        </table:table-row>
        <table:table-row table:style-name="ro2">
          <table:table-cell office:value-type="string">
            <text:p>1948-04-01 00:00:00</text:p>
          </table:table-cell>
          <table:table-cell office:value-type="float" office:value="272.567">
            <text:p>272.567</text:p>
          </table:table-cell>
          <table:table-cell table:number-columns-repeated="2"/>
          <table:table-cell office:value-type="string">
            <text:p>1948-04-01 00:00:00</text:p>
          </table:table-cell>
          <table:table-cell office:value-type="float" office:value="272.567">
            <text:p>272.567</text:p>
          </table:table-cell>
          <table:table-cell table:number-columns-repeated="2"/>
          <table:table-cell office:value-type="string">
            <text:p>1948-04-01 00:00:00</text:p>
          </table:table-cell>
          <table:table-cell office:value-type="float" office:value="272.567">
            <text:p>272.567</text:p>
          </table:table-cell>
          <table:table-cell table:number-columns-repeated="6"/>
        </table:table-row>
        <table:table-row table:style-name="ro2">
          <table:table-cell office:value-type="string">
            <text:p>1948-07-01 00:00:00</text:p>
          </table:table-cell>
          <table:table-cell office:value-type="float" office:value="279.196">
            <text:p>279.196</text:p>
          </table:table-cell>
          <table:table-cell table:number-columns-repeated="2"/>
          <table:table-cell office:value-type="string">
            <text:p>1948-07-01 00:00:00</text:p>
          </table:table-cell>
          <table:table-cell office:value-type="float" office:value="279.196">
            <text:p>279.196</text:p>
          </table:table-cell>
          <table:table-cell table:number-columns-repeated="2"/>
          <table:table-cell office:value-type="string">
            <text:p>1948-07-01 00:00:00</text:p>
          </table:table-cell>
          <table:table-cell office:value-type="float" office:value="279.196">
            <text:p>279.196</text:p>
          </table:table-cell>
          <table:table-cell table:number-columns-repeated="6"/>
        </table:table-row>
        <table:table-row table:style-name="ro2">
          <table:table-cell office:value-type="string">
            <text:p>1948-10-01 00:00:00</text:p>
          </table:table-cell>
          <table:table-cell office:value-type="float" office:value="280.366">
            <text:p>280.366</text:p>
          </table:table-cell>
          <table:table-cell table:number-columns-repeated="2"/>
          <table:table-cell office:value-type="string">
            <text:p>1948-10-01 00:00:00</text:p>
          </table:table-cell>
          <table:table-cell office:value-type="float" office:value="280.366">
            <text:p>280.366</text:p>
          </table:table-cell>
          <table:table-cell table:number-columns-repeated="2"/>
          <table:table-cell office:value-type="string">
            <text:p>1948-10-01 00:00:00</text:p>
          </table:table-cell>
          <table:table-cell office:value-type="float" office:value="280.366">
            <text:p>280.366</text:p>
          </table:table-cell>
          <table:table-cell table:number-columns-repeated="6"/>
        </table:table-row>
        <table:table-row table:style-name="ro2">
          <table:table-cell office:value-type="string">
            <text:p>1949-01-01 00:00:00</text:p>
          </table:table-cell>
          <table:table-cell office:value-type="float" office:value="275.034">
            <text:p>275.034</text:p>
          </table:table-cell>
          <table:table-cell table:number-columns-repeated="2"/>
          <table:table-cell office:value-type="string">
            <text:p>1949-01-01 00:00:00</text:p>
          </table:table-cell>
          <table:table-cell office:value-type="float" office:value="275.034">
            <text:p>275.034</text:p>
          </table:table-cell>
          <table:table-cell table:number-columns-repeated="2"/>
          <table:table-cell office:value-type="string">
            <text:p>1949-01-01 00:00:00</text:p>
          </table:table-cell>
          <table:table-cell office:value-type="float" office:value="275.034">
            <text:p>275.034</text:p>
          </table:table-cell>
          <table:table-cell table:number-columns-repeated="6"/>
        </table:table-row>
        <table:table-row table:style-name="ro2">
          <table:table-cell office:value-type="string">
            <text:p>1949-04-01 00:00:00</text:p>
          </table:table-cell>
          <table:table-cell office:value-type="float" office:value="271.351">
            <text:p>271.351</text:p>
          </table:table-cell>
          <table:table-cell table:number-columns-repeated="2"/>
          <table:table-cell office:value-type="string">
            <text:p>1949-04-01 00:00:00</text:p>
          </table:table-cell>
          <table:table-cell office:value-type="float" office:value="271.351">
            <text:p>271.351</text:p>
          </table:table-cell>
          <table:table-cell table:number-columns-repeated="2"/>
          <table:table-cell office:value-type="string">
            <text:p>1949-04-01 00:00:00</text:p>
          </table:table-cell>
          <table:table-cell office:value-type="float" office:value="271.351">
            <text:p>271.351</text:p>
          </table:table-cell>
          <table:table-cell table:number-columns-repeated="6"/>
        </table:table-row>
        <table:table-row table:style-name="ro2">
          <table:table-cell office:value-type="string">
            <text:p>1949-07-01 00:00:00</text:p>
          </table:table-cell>
          <table:table-cell office:value-type="float" office:value="272.889">
            <text:p>272.889</text:p>
          </table:table-cell>
          <table:table-cell table:number-columns-repeated="2"/>
          <table:table-cell office:value-type="string">
            <text:p>1949-07-01 00:00:00</text:p>
          </table:table-cell>
          <table:table-cell office:value-type="float" office:value="272.889">
            <text:p>272.889</text:p>
          </table:table-cell>
          <table:table-cell table:number-columns-repeated="2"/>
          <table:table-cell office:value-type="string">
            <text:p>1949-07-01 00:00:00</text:p>
          </table:table-cell>
          <table:table-cell office:value-type="float" office:value="272.889">
            <text:p>272.889</text:p>
          </table:table-cell>
          <table:table-cell table:number-columns-repeated="6"/>
        </table:table-row>
        <table:table-row table:style-name="ro2">
          <table:table-cell office:value-type="string">
            <text:p>1949-10-01 00:00:00</text:p>
          </table:table-cell>
          <table:table-cell office:value-type="float" office:value="270.627">
            <text:p>270.627</text:p>
          </table:table-cell>
          <table:table-cell table:number-columns-repeated="2"/>
          <table:table-cell office:value-type="string">
            <text:p>1949-10-01 00:00:00</text:p>
          </table:table-cell>
          <table:table-cell office:value-type="float" office:value="270.627">
            <text:p>270.627</text:p>
          </table:table-cell>
          <table:table-cell table:number-columns-repeated="2"/>
          <table:table-cell office:value-type="string">
            <text:p>1949-10-01 00:00:00</text:p>
          </table:table-cell>
          <table:table-cell office:value-type="float" office:value="270.627">
            <text:p>270.627</text:p>
          </table:table-cell>
          <table:table-cell table:number-columns-repeated="6"/>
        </table:table-row>
        <table:table-row table:style-name="ro2">
          <table:table-cell office:value-type="string">
            <text:p>1950-01-01 00:00:00</text:p>
          </table:table-cell>
          <table:table-cell office:value-type="float" office:value="280.828">
            <text:p>280.828</text:p>
          </table:table-cell>
          <table:table-cell table:number-columns-repeated="2"/>
          <table:table-cell office:value-type="string">
            <text:p>1950-01-01 00:00:00</text:p>
          </table:table-cell>
          <table:table-cell office:value-type="float" office:value="280.828">
            <text:p>280.828</text:p>
          </table:table-cell>
          <table:table-cell table:number-columns-repeated="2"/>
          <table:table-cell office:value-type="string">
            <text:p>1950-01-01 00:00:00</text:p>
          </table:table-cell>
          <table:table-cell office:value-type="float" office:value="280.828">
            <text:p>280.828</text:p>
          </table:table-cell>
          <table:table-cell table:number-columns-repeated="6"/>
        </table:table-row>
        <table:table-row table:style-name="ro2">
          <table:table-cell office:value-type="string">
            <text:p>1950-04-01 00:00:00</text:p>
          </table:table-cell>
          <table:table-cell office:value-type="float" office:value="290.383">
            <text:p>290.383</text:p>
          </table:table-cell>
          <table:table-cell table:number-columns-repeated="2"/>
          <table:table-cell office:value-type="string">
            <text:p>1950-04-01 00:00:00</text:p>
          </table:table-cell>
          <table:table-cell office:value-type="float" office:value="290.383">
            <text:p>290.383</text:p>
          </table:table-cell>
          <table:table-cell table:number-columns-repeated="2"/>
          <table:table-cell office:value-type="string">
            <text:p>1950-04-01 00:00:00</text:p>
          </table:table-cell>
          <table:table-cell office:value-type="float" office:value="290.383">
            <text:p>290.383</text:p>
          </table:table-cell>
          <table:table-cell table:number-columns-repeated="6"/>
        </table:table-row>
        <table:table-row table:style-name="ro2">
          <table:table-cell office:value-type="string">
            <text:p>1950-07-01 00:00:00</text:p>
          </table:table-cell>
          <table:table-cell office:value-type="float" office:value="308.153">
            <text:p>308.153</text:p>
          </table:table-cell>
          <table:table-cell table:number-columns-repeated="2"/>
          <table:table-cell office:value-type="string">
            <text:p>1950-07-01 00:00:00</text:p>
          </table:table-cell>
          <table:table-cell office:value-type="float" office:value="308.153">
            <text:p>308.153</text:p>
          </table:table-cell>
          <table:table-cell table:number-columns-repeated="2"/>
          <table:table-cell office:value-type="string">
            <text:p>1950-07-01 00:00:00</text:p>
          </table:table-cell>
          <table:table-cell office:value-type="float" office:value="308.153">
            <text:p>308.153</text:p>
          </table:table-cell>
          <table:table-cell table:number-columns-repeated="6"/>
        </table:table-row>
        <table:table-row table:style-name="ro2">
          <table:table-cell office:value-type="string">
            <text:p>1950-10-01 00:00:00</text:p>
          </table:table-cell>
          <table:table-cell office:value-type="float" office:value="319.945">
            <text:p>319.945</text:p>
          </table:table-cell>
          <table:table-cell table:number-columns-repeated="2"/>
          <table:table-cell office:value-type="string">
            <text:p>1950-10-01 00:00:00</text:p>
          </table:table-cell>
          <table:table-cell office:value-type="float" office:value="319.945">
            <text:p>319.945</text:p>
          </table:table-cell>
          <table:table-cell table:number-columns-repeated="2"/>
          <table:table-cell office:value-type="string">
            <text:p>1950-10-01 00:00:00</text:p>
          </table:table-cell>
          <table:table-cell office:value-type="float" office:value="319.945">
            <text:p>319.945</text:p>
          </table:table-cell>
          <table:table-cell table:number-columns-repeated="6"/>
        </table:table-row>
        <table:table-row table:style-name="ro2">
          <table:table-cell office:value-type="string">
            <text:p>1951-01-01 00:00:00</text:p>
          </table:table-cell>
          <table:table-cell office:value-type="float" office:value="336">
            <text:p>336</text:p>
          </table:table-cell>
          <table:table-cell table:number-columns-repeated="2"/>
          <table:table-cell office:value-type="string">
            <text:p>1951-01-01 00:00:00</text:p>
          </table:table-cell>
          <table:table-cell office:value-type="float" office:value="336">
            <text:p>336</text:p>
          </table:table-cell>
          <table:table-cell table:number-columns-repeated="2"/>
          <table:table-cell office:value-type="string">
            <text:p>1951-01-01 00:00:00</text:p>
          </table:table-cell>
          <table:table-cell office:value-type="float" office:value="336">
            <text:p>336</text:p>
          </table:table-cell>
          <table:table-cell table:number-columns-repeated="6"/>
        </table:table-row>
        <table:table-row table:style-name="ro2">
          <table:table-cell office:value-type="string">
            <text:p>1951-04-01 00:00:00</text:p>
          </table:table-cell>
          <table:table-cell office:value-type="float" office:value="344.09">
            <text:p>344.09</text:p>
          </table:table-cell>
          <table:table-cell table:number-columns-repeated="2"/>
          <table:table-cell office:value-type="string">
            <text:p>1951-04-01 00:00:00</text:p>
          </table:table-cell>
          <table:table-cell office:value-type="float" office:value="344.09">
            <text:p>344.09</text:p>
          </table:table-cell>
          <table:table-cell table:number-columns-repeated="2"/>
          <table:table-cell office:value-type="string">
            <text:p>1951-04-01 00:00:00</text:p>
          </table:table-cell>
          <table:table-cell office:value-type="float" office:value="344.09">
            <text:p>344.09</text:p>
          </table:table-cell>
          <table:table-cell table:number-columns-repeated="6"/>
        </table:table-row>
        <table:table-row table:style-name="ro2">
          <table:table-cell office:value-type="string">
            <text:p>1951-07-01 00:00:00</text:p>
          </table:table-cell>
          <table:table-cell office:value-type="float" office:value="351.385">
            <text:p>351.385</text:p>
          </table:table-cell>
          <table:table-cell table:number-columns-repeated="2"/>
          <table:table-cell office:value-type="string">
            <text:p>1951-07-01 00:00:00</text:p>
          </table:table-cell>
          <table:table-cell office:value-type="float" office:value="351.385">
            <text:p>351.385</text:p>
          </table:table-cell>
          <table:table-cell table:number-columns-repeated="2"/>
          <table:table-cell office:value-type="string">
            <text:p>1951-07-01 00:00:00</text:p>
          </table:table-cell>
          <table:table-cell office:value-type="float" office:value="351.385">
            <text:p>351.385</text:p>
          </table:table-cell>
          <table:table-cell table:number-columns-repeated="6"/>
        </table:table-row>
        <table:table-row table:style-name="ro2">
          <table:table-cell office:value-type="string">
            <text:p>1951-10-01 00:00:00</text:p>
          </table:table-cell>
          <table:table-cell office:value-type="float" office:value="356.178">
            <text:p>356.178</text:p>
          </table:table-cell>
          <table:table-cell table:number-columns-repeated="2"/>
          <table:table-cell office:value-type="string">
            <text:p>1951-10-01 00:00:00</text:p>
          </table:table-cell>
          <table:table-cell office:value-type="float" office:value="356.178">
            <text:p>356.178</text:p>
          </table:table-cell>
          <table:table-cell table:number-columns-repeated="2"/>
          <table:table-cell office:value-type="string">
            <text:p>1951-10-01 00:00:00</text:p>
          </table:table-cell>
          <table:table-cell office:value-type="float" office:value="356.178">
            <text:p>356.178</text:p>
          </table:table-cell>
          <table:table-cell table:number-columns-repeated="6"/>
        </table:table-row>
        <table:table-row table:style-name="ro2">
          <table:table-cell office:value-type="string">
            <text:p>1952-01-01 00:00:00</text:p>
          </table:table-cell>
          <table:table-cell office:value-type="float" office:value="359.82">
            <text:p>359.82</text:p>
          </table:table-cell>
          <table:table-cell table:number-columns-repeated="2"/>
          <table:table-cell office:value-type="string">
            <text:p>1952-01-01 00:00:00</text:p>
          </table:table-cell>
          <table:table-cell office:value-type="float" office:value="359.82">
            <text:p>359.82</text:p>
          </table:table-cell>
          <table:table-cell table:number-columns-repeated="2"/>
          <table:table-cell office:value-type="string">
            <text:p>1952-01-01 00:00:00</text:p>
          </table:table-cell>
          <table:table-cell office:value-type="float" office:value="359.82">
            <text:p>359.82</text:p>
          </table:table-cell>
          <table:table-cell table:number-columns-repeated="6"/>
        </table:table-row>
        <table:table-row table:style-name="ro2">
          <table:table-cell office:value-type="string">
            <text:p>1952-04-01 00:00:00</text:p>
          </table:table-cell>
          <table:table-cell office:value-type="float" office:value="361.03">
            <text:p>361.03</text:p>
          </table:table-cell>
          <table:table-cell table:number-columns-repeated="2"/>
          <table:table-cell office:value-type="string">
            <text:p>1952-04-01 00:00:00</text:p>
          </table:table-cell>
          <table:table-cell office:value-type="float" office:value="361.03">
            <text:p>361.03</text:p>
          </table:table-cell>
          <table:table-cell table:number-columns-repeated="2"/>
          <table:table-cell office:value-type="string">
            <text:p>1952-04-01 00:00:00</text:p>
          </table:table-cell>
          <table:table-cell office:value-type="float" office:value="361.03">
            <text:p>361.03</text:p>
          </table:table-cell>
          <table:table-cell table:number-columns-repeated="6"/>
        </table:table-row>
        <table:table-row table:style-name="ro2">
          <table:table-cell office:value-type="string">
            <text:p>1952-07-01 00:00:00</text:p>
          </table:table-cell>
          <table:table-cell office:value-type="float" office:value="367.701">
            <text:p>367.701</text:p>
          </table:table-cell>
          <table:table-cell table:number-columns-repeated="2"/>
          <table:table-cell office:value-type="string">
            <text:p>1952-07-01 00:00:00</text:p>
          </table:table-cell>
          <table:table-cell office:value-type="float" office:value="367.701">
            <text:p>367.701</text:p>
          </table:table-cell>
          <table:table-cell table:number-columns-repeated="2"/>
          <table:table-cell office:value-type="string">
            <text:p>1952-07-01 00:00:00</text:p>
          </table:table-cell>
          <table:table-cell office:value-type="float" office:value="367.701">
            <text:p>367.701</text:p>
          </table:table-cell>
          <table:table-cell table:number-columns-repeated="6"/>
        </table:table-row>
        <table:table-row table:style-name="ro2">
          <table:table-cell office:value-type="string">
            <text:p>1952-10-01 00:00:00</text:p>
          </table:table-cell>
          <table:table-cell office:value-type="float" office:value="380.812">
            <text:p>380.812</text:p>
          </table:table-cell>
          <table:table-cell table:number-columns-repeated="2"/>
          <table:table-cell office:value-type="string">
            <text:p>1952-10-01 00:00:00</text:p>
          </table:table-cell>
          <table:table-cell office:value-type="float" office:value="380.812">
            <text:p>380.812</text:p>
          </table:table-cell>
          <table:table-cell table:number-columns-repeated="2"/>
          <table:table-cell office:value-type="string">
            <text:p>1952-10-01 00:00:00</text:p>
          </table:table-cell>
          <table:table-cell office:value-type="float" office:value="380.812">
            <text:p>380.812</text:p>
          </table:table-cell>
          <table:table-cell table:number-columns-repeated="6"/>
        </table:table-row>
        <table:table-row table:style-name="ro2">
          <table:table-cell office:value-type="string">
            <text:p>1953-01-01 00:00:00</text:p>
          </table:table-cell>
          <table:table-cell office:value-type="float" office:value="387.98">
            <text:p>387.98</text:p>
          </table:table-cell>
          <table:table-cell table:number-columns-repeated="2"/>
          <table:table-cell office:value-type="string">
            <text:p>1953-01-01 00:00:00</text:p>
          </table:table-cell>
          <table:table-cell office:value-type="float" office:value="387.98">
            <text:p>387.98</text:p>
          </table:table-cell>
          <table:table-cell table:number-columns-repeated="2"/>
          <table:table-cell office:value-type="string">
            <text:p>1953-01-01 00:00:00</text:p>
          </table:table-cell>
          <table:table-cell office:value-type="float" office:value="387.98">
            <text:p>387.98</text:p>
          </table:table-cell>
          <table:table-cell table:number-columns-repeated="6"/>
        </table:table-row>
        <table:table-row table:style-name="ro2">
          <table:table-cell office:value-type="string">
            <text:p>1953-04-01 00:00:00</text:p>
          </table:table-cell>
          <table:table-cell office:value-type="float" office:value="391.749">
            <text:p>391.749</text:p>
          </table:table-cell>
          <table:table-cell table:number-columns-repeated="2"/>
          <table:table-cell office:value-type="string">
            <text:p>1953-04-01 00:00:00</text:p>
          </table:table-cell>
          <table:table-cell office:value-type="float" office:value="391.749">
            <text:p>391.749</text:p>
          </table:table-cell>
          <table:table-cell table:number-columns-repeated="2"/>
          <table:table-cell office:value-type="string">
            <text:p>1953-04-01 00:00:00</text:p>
          </table:table-cell>
          <table:table-cell office:value-type="float" office:value="391.749">
            <text:p>391.749</text:p>
          </table:table-cell>
          <table:table-cell table:number-columns-repeated="6"/>
        </table:table-row>
        <table:table-row table:style-name="ro2">
          <table:table-cell office:value-type="string">
            <text:p>1953-07-01 00:00:00</text:p>
          </table:table-cell>
          <table:table-cell office:value-type="float" office:value="391.171">
            <text:p>391.171</text:p>
          </table:table-cell>
          <table:table-cell table:number-columns-repeated="2"/>
          <table:table-cell office:value-type="string">
            <text:p>1953-07-01 00:00:00</text:p>
          </table:table-cell>
          <table:table-cell office:value-type="float" office:value="391.171">
            <text:p>391.171</text:p>
          </table:table-cell>
          <table:table-cell table:number-columns-repeated="2"/>
          <table:table-cell office:value-type="string">
            <text:p>1953-07-01 00:00:00</text:p>
          </table:table-cell>
          <table:table-cell office:value-type="float" office:value="391.171">
            <text:p>391.171</text:p>
          </table:table-cell>
          <table:table-cell table:number-columns-repeated="6"/>
        </table:table-row>
        <table:table-row table:style-name="ro2">
          <table:table-cell office:value-type="string">
            <text:p>1953-10-01 00:00:00</text:p>
          </table:table-cell>
          <table:table-cell office:value-type="float" office:value="385.97">
            <text:p>385.97</text:p>
          </table:table-cell>
          <table:table-cell table:number-columns-repeated="2"/>
          <table:table-cell office:value-type="string">
            <text:p>1953-10-01 00:00:00</text:p>
          </table:table-cell>
          <table:table-cell office:value-type="float" office:value="385.97">
            <text:p>385.97</text:p>
          </table:table-cell>
          <table:table-cell table:number-columns-repeated="2"/>
          <table:table-cell office:value-type="string">
            <text:p>1953-10-01 00:00:00</text:p>
          </table:table-cell>
          <table:table-cell office:value-type="float" office:value="385.97">
            <text:p>385.97</text:p>
          </table:table-cell>
          <table:table-cell table:number-columns-repeated="6"/>
        </table:table-row>
        <table:table-row table:style-name="ro2">
          <table:table-cell office:value-type="string">
            <text:p>1954-01-01 00:00:00</text:p>
          </table:table-cell>
          <table:table-cell office:value-type="float" office:value="385.345">
            <text:p>385.345</text:p>
          </table:table-cell>
          <table:table-cell table:number-columns-repeated="2"/>
          <table:table-cell office:value-type="string">
            <text:p>1954-01-01 00:00:00</text:p>
          </table:table-cell>
          <table:table-cell office:value-type="float" office:value="385.345">
            <text:p>385.345</text:p>
          </table:table-cell>
          <table:table-cell table:number-columns-repeated="2"/>
          <table:table-cell office:value-type="string">
            <text:p>1954-01-01 00:00:00</text:p>
          </table:table-cell>
          <table:table-cell office:value-type="float" office:value="385.345">
            <text:p>385.345</text:p>
          </table:table-cell>
          <table:table-cell table:number-columns-repeated="6"/>
        </table:table-row>
        <table:table-row table:style-name="ro2">
          <table:table-cell office:value-type="string">
            <text:p>1954-04-01 00:00:00</text:p>
          </table:table-cell>
          <table:table-cell office:value-type="float" office:value="386.121">
            <text:p>386.121</text:p>
          </table:table-cell>
          <table:table-cell table:number-columns-repeated="2"/>
          <table:table-cell office:value-type="string">
            <text:p>1954-04-01 00:00:00</text:p>
          </table:table-cell>
          <table:table-cell office:value-type="float" office:value="386.121">
            <text:p>386.121</text:p>
          </table:table-cell>
          <table:table-cell table:number-columns-repeated="2"/>
          <table:table-cell office:value-type="string">
            <text:p>1954-04-01 00:00:00</text:p>
          </table:table-cell>
          <table:table-cell office:value-type="float" office:value="386.121">
            <text:p>386.121</text:p>
          </table:table-cell>
          <table:table-cell table:number-columns-repeated="6"/>
        </table:table-row>
        <table:table-row table:style-name="ro2">
          <table:table-cell office:value-type="string">
            <text:p>1954-07-01 00:00:00</text:p>
          </table:table-cell>
          <table:table-cell office:value-type="float" office:value="390.996">
            <text:p>390.996</text:p>
          </table:table-cell>
          <table:table-cell table:number-columns-repeated="2"/>
          <table:table-cell office:value-type="string">
            <text:p>1954-07-01 00:00:00</text:p>
          </table:table-cell>
          <table:table-cell office:value-type="float" office:value="390.996">
            <text:p>390.996</text:p>
          </table:table-cell>
          <table:table-cell table:number-columns-repeated="2"/>
          <table:table-cell office:value-type="string">
            <text:p>1954-07-01 00:00:00</text:p>
          </table:table-cell>
          <table:table-cell office:value-type="float" office:value="390.996">
            <text:p>390.996</text:p>
          </table:table-cell>
          <table:table-cell table:number-columns-repeated="6"/>
        </table:table-row>
        <table:table-row table:style-name="ro2">
          <table:table-cell office:value-type="string">
            <text:p>1954-10-01 00:00:00</text:p>
          </table:table-cell>
          <table:table-cell office:value-type="float" office:value="399.734">
            <text:p>399.734</text:p>
          </table:table-cell>
          <table:table-cell table:number-columns-repeated="2"/>
          <table:table-cell office:value-type="string">
            <text:p>1954-10-01 00:00:00</text:p>
          </table:table-cell>
          <table:table-cell office:value-type="float" office:value="399.734">
            <text:p>399.734</text:p>
          </table:table-cell>
          <table:table-cell table:number-columns-repeated="2"/>
          <table:table-cell office:value-type="string">
            <text:p>1954-10-01 00:00:00</text:p>
          </table:table-cell>
          <table:table-cell office:value-type="float" office:value="399.734">
            <text:p>399.734</text:p>
          </table:table-cell>
          <table:table-cell table:number-columns-repeated="6"/>
        </table:table-row>
        <table:table-row table:style-name="ro2">
          <table:table-cell office:value-type="string">
            <text:p>1955-01-01 00:00:00</text:p>
          </table:table-cell>
          <table:table-cell office:value-type="float" office:value="413.073">
            <text:p>413.073</text:p>
          </table:table-cell>
          <table:table-cell table:number-columns-repeated="2"/>
          <table:table-cell office:value-type="string">
            <text:p>1955-01-01 00:00:00</text:p>
          </table:table-cell>
          <table:table-cell office:value-type="float" office:value="413.073">
            <text:p>413.073</text:p>
          </table:table-cell>
          <table:table-cell table:number-columns-repeated="2"/>
          <table:table-cell office:value-type="string">
            <text:p>1955-01-01 00:00:00</text:p>
          </table:table-cell>
          <table:table-cell office:value-type="float" office:value="413.073">
            <text:p>413.073</text:p>
          </table:table-cell>
          <table:table-cell table:number-columns-repeated="6"/>
        </table:table-row>
        <table:table-row table:style-name="ro2">
          <table:table-cell office:value-type="string">
            <text:p>1955-04-01 00:00:00</text:p>
          </table:table-cell>
          <table:table-cell office:value-type="float" office:value="421.532">
            <text:p>421.532</text:p>
          </table:table-cell>
          <table:table-cell table:number-columns-repeated="2"/>
          <table:table-cell office:value-type="string">
            <text:p>1955-04-01 00:00:00</text:p>
          </table:table-cell>
          <table:table-cell office:value-type="float" office:value="421.532">
            <text:p>421.532</text:p>
          </table:table-cell>
          <table:table-cell table:number-columns-repeated="2"/>
          <table:table-cell office:value-type="string">
            <text:p>1955-04-01 00:00:00</text:p>
          </table:table-cell>
          <table:table-cell office:value-type="float" office:value="421.532">
            <text:p>421.532</text:p>
          </table:table-cell>
          <table:table-cell table:number-columns-repeated="6"/>
        </table:table-row>
        <table:table-row table:style-name="ro2">
          <table:table-cell office:value-type="string">
            <text:p>1955-07-01 00:00:00</text:p>
          </table:table-cell>
          <table:table-cell office:value-type="float" office:value="430.221">
            <text:p>430.221</text:p>
          </table:table-cell>
          <table:table-cell table:number-columns-repeated="2"/>
          <table:table-cell office:value-type="string">
            <text:p>1955-07-01 00:00:00</text:p>
          </table:table-cell>
          <table:table-cell office:value-type="float" office:value="430.221">
            <text:p>430.221</text:p>
          </table:table-cell>
          <table:table-cell table:number-columns-repeated="2"/>
          <table:table-cell office:value-type="string">
            <text:p>1955-07-01 00:00:00</text:p>
          </table:table-cell>
          <table:table-cell office:value-type="float" office:value="430.221">
            <text:p>430.221</text:p>
          </table:table-cell>
          <table:table-cell table:number-columns-repeated="6"/>
        </table:table-row>
        <table:table-row table:style-name="ro2">
          <table:table-cell office:value-type="string">
            <text:p>1955-10-01 00:00:00</text:p>
          </table:table-cell>
          <table:table-cell office:value-type="float" office:value="437.092">
            <text:p>437.092</text:p>
          </table:table-cell>
          <table:table-cell table:number-columns-repeated="2"/>
          <table:table-cell office:value-type="string">
            <text:p>1955-10-01 00:00:00</text:p>
          </table:table-cell>
          <table:table-cell office:value-type="float" office:value="437.092">
            <text:p>437.092</text:p>
          </table:table-cell>
          <table:table-cell table:number-columns-repeated="2"/>
          <table:table-cell office:value-type="string">
            <text:p>1955-10-01 00:00:00</text:p>
          </table:table-cell>
          <table:table-cell office:value-type="float" office:value="437.092">
            <text:p>437.092</text:p>
          </table:table-cell>
          <table:table-cell table:number-columns-repeated="6"/>
        </table:table-row>
        <table:table-row table:style-name="ro2">
          <table:table-cell office:value-type="string">
            <text:p>1956-01-01 00:00:00</text:p>
          </table:table-cell>
          <table:table-cell office:value-type="float" office:value="439.746">
            <text:p>439.746</text:p>
          </table:table-cell>
          <table:table-cell table:number-columns-repeated="2"/>
          <table:table-cell office:value-type="string">
            <text:p>1956-01-01 00:00:00</text:p>
          </table:table-cell>
          <table:table-cell office:value-type="float" office:value="439.746">
            <text:p>439.746</text:p>
          </table:table-cell>
          <table:table-cell table:number-columns-repeated="2"/>
          <table:table-cell office:value-type="string">
            <text:p>1956-01-01 00:00:00</text:p>
          </table:table-cell>
          <table:table-cell office:value-type="float" office:value="439.746">
            <text:p>439.746</text:p>
          </table:table-cell>
          <table:table-cell table:number-columns-repeated="6"/>
        </table:table-row>
        <table:table-row table:style-name="ro2">
          <table:table-cell office:value-type="string">
            <text:p>1956-04-01 00:00:00</text:p>
          </table:table-cell>
          <table:table-cell office:value-type="float" office:value="446.01">
            <text:p>446.01</text:p>
          </table:table-cell>
          <table:table-cell table:number-columns-repeated="2"/>
          <table:table-cell office:value-type="string">
            <text:p>1956-04-01 00:00:00</text:p>
          </table:table-cell>
          <table:table-cell office:value-type="float" office:value="446.01">
            <text:p>446.01</text:p>
          </table:table-cell>
          <table:table-cell table:number-columns-repeated="2"/>
          <table:table-cell office:value-type="string">
            <text:p>1956-04-01 00:00:00</text:p>
          </table:table-cell>
          <table:table-cell office:value-type="float" office:value="446.01">
            <text:p>446.01</text:p>
          </table:table-cell>
          <table:table-cell table:number-columns-repeated="6"/>
        </table:table-row>
        <table:table-row table:style-name="ro2">
          <table:table-cell office:value-type="string">
            <text:p>1956-07-01 00:00:00</text:p>
          </table:table-cell>
          <table:table-cell office:value-type="float" office:value="451.191">
            <text:p>451.191</text:p>
          </table:table-cell>
          <table:table-cell table:number-columns-repeated="2"/>
          <table:table-cell office:value-type="string">
            <text:p>1956-07-01 00:00:00</text:p>
          </table:table-cell>
          <table:table-cell office:value-type="float" office:value="451.191">
            <text:p>451.191</text:p>
          </table:table-cell>
          <table:table-cell table:number-columns-repeated="2"/>
          <table:table-cell office:value-type="string">
            <text:p>1956-07-01 00:00:00</text:p>
          </table:table-cell>
          <table:table-cell office:value-type="float" office:value="451.191">
            <text:p>451.191</text:p>
          </table:table-cell>
          <table:table-cell table:number-columns-repeated="6"/>
        </table:table-row>
        <table:table-row table:style-name="ro2">
          <table:table-cell office:value-type="string">
            <text:p>1956-10-01 00:00:00</text:p>
          </table:table-cell>
          <table:table-cell office:value-type="float" office:value="460.463">
            <text:p>460.463</text:p>
          </table:table-cell>
          <table:table-cell table:number-columns-repeated="2"/>
          <table:table-cell office:value-type="string">
            <text:p>1956-10-01 00:00:00</text:p>
          </table:table-cell>
          <table:table-cell office:value-type="float" office:value="460.463">
            <text:p>460.463</text:p>
          </table:table-cell>
          <table:table-cell table:number-columns-repeated="2"/>
          <table:table-cell office:value-type="string">
            <text:p>1956-10-01 00:00:00</text:p>
          </table:table-cell>
          <table:table-cell office:value-type="float" office:value="460.463">
            <text:p>460.463</text:p>
          </table:table-cell>
          <table:table-cell table:number-columns-repeated="6"/>
        </table:table-row>
        <table:table-row table:style-name="ro2">
          <table:table-cell office:value-type="string">
            <text:p>1957-01-01 00:00:00</text:p>
          </table:table-cell>
          <table:table-cell office:value-type="float" office:value="469.779">
            <text:p>469.779</text:p>
          </table:table-cell>
          <table:table-cell table:number-columns-repeated="2"/>
          <table:table-cell office:value-type="string">
            <text:p>1957-01-01 00:00:00</text:p>
          </table:table-cell>
          <table:table-cell office:value-type="float" office:value="469.779">
            <text:p>469.779</text:p>
          </table:table-cell>
          <table:table-cell table:number-columns-repeated="2"/>
          <table:table-cell office:value-type="string">
            <text:p>1957-01-01 00:00:00</text:p>
          </table:table-cell>
          <table:table-cell office:value-type="float" office:value="469.779">
            <text:p>469.779</text:p>
          </table:table-cell>
          <table:table-cell table:number-columns-repeated="6"/>
        </table:table-row>
        <table:table-row table:style-name="ro2">
          <table:table-cell office:value-type="string">
            <text:p>1957-04-01 00:00:00</text:p>
          </table:table-cell>
          <table:table-cell office:value-type="float" office:value="472.025">
            <text:p>472.025</text:p>
          </table:table-cell>
          <table:table-cell table:number-columns-repeated="2"/>
          <table:table-cell office:value-type="string">
            <text:p>1957-04-01 00:00:00</text:p>
          </table:table-cell>
          <table:table-cell office:value-type="float" office:value="472.025">
            <text:p>472.025</text:p>
          </table:table-cell>
          <table:table-cell table:number-columns-repeated="2"/>
          <table:table-cell office:value-type="string">
            <text:p>1957-04-01 00:00:00</text:p>
          </table:table-cell>
          <table:table-cell office:value-type="float" office:value="472.025">
            <text:p>472.025</text:p>
          </table:table-cell>
          <table:table-cell table:number-columns-repeated="6"/>
        </table:table-row>
        <table:table-row table:style-name="ro2">
          <table:table-cell office:value-type="string">
            <text:p>1957-07-01 00:00:00</text:p>
          </table:table-cell>
          <table:table-cell office:value-type="float" office:value="479.49">
            <text:p>479.49</text:p>
          </table:table-cell>
          <table:table-cell table:number-columns-repeated="2"/>
          <table:table-cell office:value-type="string">
            <text:p>1957-07-01 00:00:00</text:p>
          </table:table-cell>
          <table:table-cell office:value-type="float" office:value="479.49">
            <text:p>479.49</text:p>
          </table:table-cell>
          <table:table-cell table:number-columns-repeated="2"/>
          <table:table-cell office:value-type="string">
            <text:p>1957-07-01 00:00:00</text:p>
          </table:table-cell>
          <table:table-cell office:value-type="float" office:value="479.49">
            <text:p>479.49</text:p>
          </table:table-cell>
          <table:table-cell table:number-columns-repeated="6"/>
        </table:table-row>
        <table:table-row table:style-name="ro2">
          <table:table-cell office:value-type="string">
            <text:p>1957-10-01 00:00:00</text:p>
          </table:table-cell>
          <table:table-cell office:value-type="float" office:value="474.864">
            <text:p>474.864</text:p>
          </table:table-cell>
          <table:table-cell table:number-columns-repeated="2"/>
          <table:table-cell office:value-type="string">
            <text:p>1957-10-01 00:00:00</text:p>
          </table:table-cell>
          <table:table-cell office:value-type="float" office:value="474.864">
            <text:p>474.864</text:p>
          </table:table-cell>
          <table:table-cell table:number-columns-repeated="2"/>
          <table:table-cell office:value-type="string">
            <text:p>1957-10-01 00:00:00</text:p>
          </table:table-cell>
          <table:table-cell office:value-type="float" office:value="474.864">
            <text:p>474.864</text:p>
          </table:table-cell>
          <table:table-cell table:number-columns-repeated="6"/>
        </table:table-row>
        <table:table-row table:style-name="ro2">
          <table:table-cell office:value-type="string">
            <text:p>1958-01-01 00:00:00</text:p>
          </table:table-cell>
          <table:table-cell office:value-type="float" office:value="467.54">
            <text:p>467.54</text:p>
          </table:table-cell>
          <table:table-cell table:number-columns-repeated="2"/>
          <table:table-cell office:value-type="string">
            <text:p>1958-01-01 00:00:00</text:p>
          </table:table-cell>
          <table:table-cell office:value-type="float" office:value="467.54">
            <text:p>467.54</text:p>
          </table:table-cell>
          <table:table-cell table:number-columns-repeated="2"/>
          <table:table-cell office:value-type="string">
            <text:p>1958-01-01 00:00:00</text:p>
          </table:table-cell>
          <table:table-cell office:value-type="float" office:value="467.54">
            <text:p>467.54</text:p>
          </table:table-cell>
          <table:table-cell table:number-columns-repeated="6"/>
        </table:table-row>
        <table:table-row table:style-name="ro2">
          <table:table-cell office:value-type="string">
            <text:p>1958-04-01 00:00:00</text:p>
          </table:table-cell>
          <table:table-cell office:value-type="float" office:value="471.978">
            <text:p>471.978</text:p>
          </table:table-cell>
          <table:table-cell table:number-columns-repeated="2"/>
          <table:table-cell office:value-type="string">
            <text:p>1958-04-01 00:00:00</text:p>
          </table:table-cell>
          <table:table-cell office:value-type="float" office:value="471.978">
            <text:p>471.978</text:p>
          </table:table-cell>
          <table:table-cell table:number-columns-repeated="2"/>
          <table:table-cell office:value-type="string">
            <text:p>1958-04-01 00:00:00</text:p>
          </table:table-cell>
          <table:table-cell office:value-type="float" office:value="471.978">
            <text:p>471.978</text:p>
          </table:table-cell>
          <table:table-cell table:number-columns-repeated="6"/>
        </table:table-row>
        <table:table-row table:style-name="ro2">
          <table:table-cell office:value-type="string">
            <text:p>1958-07-01 00:00:00</text:p>
          </table:table-cell>
          <table:table-cell office:value-type="float" office:value="485.841">
            <text:p>485.841</text:p>
          </table:table-cell>
          <table:table-cell table:number-columns-repeated="2"/>
          <table:table-cell office:value-type="string">
            <text:p>1958-07-01 00:00:00</text:p>
          </table:table-cell>
          <table:table-cell office:value-type="float" office:value="485.841">
            <text:p>485.841</text:p>
          </table:table-cell>
          <table:table-cell table:number-columns-repeated="2"/>
          <table:table-cell office:value-type="string">
            <text:p>1958-07-01 00:00:00</text:p>
          </table:table-cell>
          <table:table-cell office:value-type="float" office:value="485.841">
            <text:p>485.841</text:p>
          </table:table-cell>
          <table:table-cell table:number-columns-repeated="6"/>
        </table:table-row>
        <table:table-row table:style-name="ro2">
          <table:table-cell office:value-type="string">
            <text:p>1958-10-01 00:00:00</text:p>
          </table:table-cell>
          <table:table-cell office:value-type="float" office:value="499.555">
            <text:p>499.555</text:p>
          </table:table-cell>
          <table:table-cell table:number-columns-repeated="2"/>
          <table:table-cell office:value-type="string">
            <text:p>1958-10-01 00:00:00</text:p>
          </table:table-cell>
          <table:table-cell office:value-type="float" office:value="499.555">
            <text:p>499.555</text:p>
          </table:table-cell>
          <table:table-cell table:number-columns-repeated="2"/>
          <table:table-cell office:value-type="string">
            <text:p>1958-10-01 00:00:00</text:p>
          </table:table-cell>
          <table:table-cell office:value-type="float" office:value="499.555">
            <text:p>499.555</text:p>
          </table:table-cell>
          <table:table-cell table:number-columns-repeated="6"/>
        </table:table-row>
        <table:table-row table:style-name="ro2">
          <table:table-cell office:value-type="string">
            <text:p>1959-01-01 00:00:00</text:p>
          </table:table-cell>
          <table:table-cell office:value-type="float" office:value="510.33">
            <text:p>510.33</text:p>
          </table:table-cell>
          <table:table-cell table:number-columns-repeated="2"/>
          <table:table-cell office:value-type="string">
            <text:p>1959-01-01 00:00:00</text:p>
          </table:table-cell>
          <table:table-cell office:value-type="float" office:value="510.33">
            <text:p>510.33</text:p>
          </table:table-cell>
          <table:table-cell table:number-columns-repeated="2"/>
          <table:table-cell office:value-type="string">
            <text:p>1959-01-01 00:00:00</text:p>
          </table:table-cell>
          <table:table-cell office:value-type="float" office:value="510.33">
            <text:p>510.33</text:p>
          </table:table-cell>
          <table:table-cell table:number-columns-repeated="6"/>
        </table:table-row>
        <table:table-row table:style-name="ro2">
          <table:table-cell office:value-type="string">
            <text:p>1959-04-01 00:00:00</text:p>
          </table:table-cell>
          <table:table-cell office:value-type="float" office:value="522.653">
            <text:p>522.653</text:p>
          </table:table-cell>
          <table:table-cell table:number-columns-repeated="2"/>
          <table:table-cell office:value-type="string">
            <text:p>1959-04-01 00:00:00</text:p>
          </table:table-cell>
          <table:table-cell office:value-type="float" office:value="522.653">
            <text:p>522.653</text:p>
          </table:table-cell>
          <table:table-cell table:number-columns-repeated="2"/>
          <table:table-cell office:value-type="string">
            <text:p>1959-04-01 00:00:00</text:p>
          </table:table-cell>
          <table:table-cell office:value-type="float" office:value="522.653">
            <text:p>522.653</text:p>
          </table:table-cell>
          <table:table-cell table:number-columns-repeated="6"/>
        </table:table-row>
        <table:table-row table:style-name="ro2">
          <table:table-cell office:value-type="string">
            <text:p>1959-07-01 00:00:00</text:p>
          </table:table-cell>
          <table:table-cell office:value-type="float" office:value="525.034">
            <text:p>525.034</text:p>
          </table:table-cell>
          <table:table-cell table:number-columns-repeated="2"/>
          <table:table-cell office:value-type="string">
            <text:p>1959-07-01 00:00:00</text:p>
          </table:table-cell>
          <table:table-cell office:value-type="float" office:value="525.034">
            <text:p>525.034</text:p>
          </table:table-cell>
          <table:table-cell table:number-columns-repeated="2"/>
          <table:table-cell office:value-type="string">
            <text:p>1959-07-01 00:00:00</text:p>
          </table:table-cell>
          <table:table-cell office:value-type="float" office:value="525.034">
            <text:p>525.034</text:p>
          </table:table-cell>
          <table:table-cell table:number-columns-repeated="6"/>
        </table:table-row>
        <table:table-row table:style-name="ro2">
          <table:table-cell office:value-type="string">
            <text:p>1959-10-01 00:00:00</text:p>
          </table:table-cell>
          <table:table-cell office:value-type="float" office:value="528.6">
            <text:p>528.6</text:p>
          </table:table-cell>
          <table:table-cell table:number-columns-repeated="2"/>
          <table:table-cell office:value-type="string">
            <text:p>1959-10-01 00:00:00</text:p>
          </table:table-cell>
          <table:table-cell office:value-type="float" office:value="528.6">
            <text:p>528.6</text:p>
          </table:table-cell>
          <table:table-cell table:number-columns-repeated="2"/>
          <table:table-cell office:value-type="string">
            <text:p>1959-10-01 00:00:00</text:p>
          </table:table-cell>
          <table:table-cell office:value-type="float" office:value="528.6">
            <text:p>528.6</text:p>
          </table:table-cell>
          <table:table-cell table:number-columns-repeated="6"/>
        </table:table-row>
        <table:table-row table:style-name="ro2">
          <table:table-cell office:value-type="string">
            <text:p>1960-01-01 00:00:00</text:p>
          </table:table-cell>
          <table:table-cell office:value-type="float" office:value="542.648">
            <text:p>542.648</text:p>
          </table:table-cell>
          <table:table-cell table:number-columns-repeated="2"/>
          <table:table-cell office:value-type="string">
            <text:p>1960-01-01 00:00:00</text:p>
          </table:table-cell>
          <table:table-cell office:value-type="float" office:value="542.648">
            <text:p>542.648</text:p>
          </table:table-cell>
          <table:table-cell table:number-columns-repeated="2"/>
          <table:table-cell office:value-type="string">
            <text:p>1960-01-01 00:00:00</text:p>
          </table:table-cell>
          <table:table-cell office:value-type="float" office:value="542.648">
            <text:p>542.648</text:p>
          </table:table-cell>
          <table:table-cell table:number-columns-repeated="6"/>
        </table:table-row>
        <table:table-row table:style-name="ro2">
          <table:table-cell office:value-type="string">
            <text:p>1960-04-01 00:00:00</text:p>
          </table:table-cell>
          <table:table-cell office:value-type="float" office:value="541.08">
            <text:p>541.08</text:p>
          </table:table-cell>
          <table:table-cell table:number-columns-repeated="2"/>
          <table:table-cell office:value-type="string">
            <text:p>1960-04-01 00:00:00</text:p>
          </table:table-cell>
          <table:table-cell office:value-type="float" office:value="541.08">
            <text:p>541.08</text:p>
          </table:table-cell>
          <table:table-cell table:number-columns-repeated="2"/>
          <table:table-cell office:value-type="string">
            <text:p>1960-04-01 00:00:00</text:p>
          </table:table-cell>
          <table:table-cell office:value-type="float" office:value="541.08">
            <text:p>541.08</text:p>
          </table:table-cell>
          <table:table-cell table:number-columns-repeated="6"/>
        </table:table-row>
        <table:table-row table:style-name="ro2">
          <table:table-cell office:value-type="string">
            <text:p>1960-07-01 00:00:00</text:p>
          </table:table-cell>
          <table:table-cell office:value-type="float" office:value="545.604">
            <text:p>545.604</text:p>
          </table:table-cell>
          <table:table-cell table:number-columns-repeated="2"/>
          <table:table-cell office:value-type="string">
            <text:p>1960-07-01 00:00:00</text:p>
          </table:table-cell>
          <table:table-cell office:value-type="float" office:value="545.604">
            <text:p>545.604</text:p>
          </table:table-cell>
          <table:table-cell table:number-columns-repeated="2"/>
          <table:table-cell office:value-type="string">
            <text:p>1960-07-01 00:00:00</text:p>
          </table:table-cell>
          <table:table-cell office:value-type="float" office:value="545.604">
            <text:p>545.604</text:p>
          </table:table-cell>
          <table:table-cell table:number-columns-repeated="6"/>
        </table:table-row>
        <table:table-row table:style-name="ro2">
          <table:table-cell office:value-type="string">
            <text:p>1960-10-01 00:00:00</text:p>
          </table:table-cell>
          <table:table-cell office:value-type="float" office:value="540.197">
            <text:p>540.197</text:p>
          </table:table-cell>
          <table:table-cell table:number-columns-repeated="2"/>
          <table:table-cell office:value-type="string">
            <text:p>1960-10-01 00:00:00</text:p>
          </table:table-cell>
          <table:table-cell office:value-type="float" office:value="540.197">
            <text:p>540.197</text:p>
          </table:table-cell>
          <table:table-cell table:number-columns-repeated="2"/>
          <table:table-cell office:value-type="string">
            <text:p>1960-10-01 00:00:00</text:p>
          </table:table-cell>
          <table:table-cell office:value-type="float" office:value="540.197">
            <text:p>540.197</text:p>
          </table:table-cell>
          <table:table-cell table:number-columns-repeated="6"/>
        </table:table-row>
        <table:table-row table:style-name="ro2">
          <table:table-cell office:value-type="string">
            <text:p>1961-01-01 00:00:00</text:p>
          </table:table-cell>
          <table:table-cell office:value-type="float" office:value="545.018">
            <text:p>545.018</text:p>
          </table:table-cell>
          <table:table-cell table:number-columns-repeated="2"/>
          <table:table-cell office:value-type="string">
            <text:p>1961-01-01 00:00:00</text:p>
          </table:table-cell>
          <table:table-cell office:value-type="float" office:value="545.018">
            <text:p>545.018</text:p>
          </table:table-cell>
          <table:table-cell table:number-columns-repeated="2"/>
          <table:table-cell office:value-type="string">
            <text:p>1961-01-01 00:00:00</text:p>
          </table:table-cell>
          <table:table-cell office:value-type="float" office:value="545.018">
            <text:p>545.018</text:p>
          </table:table-cell>
          <table:table-cell table:number-columns-repeated="6"/>
        </table:table-row>
        <table:table-row table:style-name="ro2">
          <table:table-cell office:value-type="string">
            <text:p>1961-04-01 00:00:00</text:p>
          </table:table-cell>
          <table:table-cell office:value-type="float" office:value="555.545">
            <text:p>555.545</text:p>
          </table:table-cell>
          <table:table-cell table:number-columns-repeated="2"/>
          <table:table-cell office:value-type="string">
            <text:p>1961-04-01 00:00:00</text:p>
          </table:table-cell>
          <table:table-cell office:value-type="float" office:value="555.545">
            <text:p>555.545</text:p>
          </table:table-cell>
          <table:table-cell table:number-columns-repeated="2"/>
          <table:table-cell office:value-type="string">
            <text:p>1961-04-01 00:00:00</text:p>
          </table:table-cell>
          <table:table-cell office:value-type="float" office:value="555.545">
            <text:p>555.545</text:p>
          </table:table-cell>
          <table:table-cell table:number-columns-repeated="6"/>
        </table:table-row>
        <table:table-row table:style-name="ro2">
          <table:table-cell office:value-type="string">
            <text:p>1961-07-01 00:00:00</text:p>
          </table:table-cell>
          <table:table-cell office:value-type="float" office:value="567.664">
            <text:p>567.664</text:p>
          </table:table-cell>
          <table:table-cell table:number-columns-repeated="2"/>
          <table:table-cell office:value-type="string">
            <text:p>1961-07-01 00:00:00</text:p>
          </table:table-cell>
          <table:table-cell office:value-type="float" office:value="567.664">
            <text:p>567.664</text:p>
          </table:table-cell>
          <table:table-cell table:number-columns-repeated="2"/>
          <table:table-cell office:value-type="string">
            <text:p>1961-07-01 00:00:00</text:p>
          </table:table-cell>
          <table:table-cell office:value-type="float" office:value="567.664">
            <text:p>567.664</text:p>
          </table:table-cell>
          <table:table-cell table:number-columns-repeated="6"/>
        </table:table-row>
        <table:table-row table:style-name="ro2">
          <table:table-cell office:value-type="string">
            <text:p>1961-10-01 00:00:00</text:p>
          </table:table-cell>
          <table:table-cell office:value-type="float" office:value="580.612">
            <text:p>580.612</text:p>
          </table:table-cell>
          <table:table-cell table:number-columns-repeated="2"/>
          <table:table-cell office:value-type="string">
            <text:p>1961-10-01 00:00:00</text:p>
          </table:table-cell>
          <table:table-cell office:value-type="float" office:value="580.612">
            <text:p>580.612</text:p>
          </table:table-cell>
          <table:table-cell table:number-columns-repeated="2"/>
          <table:table-cell office:value-type="string">
            <text:p>1961-10-01 00:00:00</text:p>
          </table:table-cell>
          <table:table-cell office:value-type="float" office:value="580.612">
            <text:p>580.612</text:p>
          </table:table-cell>
          <table:table-cell table:number-columns-repeated="6"/>
        </table:table-row>
        <table:table-row table:style-name="ro2">
          <table:table-cell office:value-type="string">
            <text:p>1962-01-01 00:00:00</text:p>
          </table:table-cell>
          <table:table-cell office:value-type="float" office:value="594.013">
            <text:p>594.013</text:p>
          </table:table-cell>
          <table:table-cell table:number-columns-repeated="2"/>
          <table:table-cell office:value-type="string">
            <text:p>1962-01-01 00:00:00</text:p>
          </table:table-cell>
          <table:table-cell office:value-type="float" office:value="594.013">
            <text:p>594.013</text:p>
          </table:table-cell>
          <table:table-cell table:number-columns-repeated="2"/>
          <table:table-cell office:value-type="string">
            <text:p>1962-01-01 00:00:00</text:p>
          </table:table-cell>
          <table:table-cell office:value-type="float" office:value="594.013">
            <text:p>594.013</text:p>
          </table:table-cell>
          <table:table-cell table:number-columns-repeated="6"/>
        </table:table-row>
        <table:table-row table:style-name="ro2">
          <table:table-cell office:value-type="string">
            <text:p>1962-04-01 00:00:00</text:p>
          </table:table-cell>
          <table:table-cell office:value-type="float" office:value="600.366">
            <text:p>600.366</text:p>
          </table:table-cell>
          <table:table-cell table:number-columns-repeated="2"/>
          <table:table-cell office:value-type="string">
            <text:p>1962-04-01 00:00:00</text:p>
          </table:table-cell>
          <table:table-cell office:value-type="float" office:value="600.366">
            <text:p>600.366</text:p>
          </table:table-cell>
          <table:table-cell table:number-columns-repeated="2"/>
          <table:table-cell office:value-type="string">
            <text:p>1962-04-01 00:00:00</text:p>
          </table:table-cell>
          <table:table-cell office:value-type="float" office:value="600.366">
            <text:p>600.366</text:p>
          </table:table-cell>
          <table:table-cell table:number-columns-repeated="6"/>
        </table:table-row>
        <table:table-row table:style-name="ro2">
          <table:table-cell office:value-type="string">
            <text:p>1962-07-01 00:00:00</text:p>
          </table:table-cell>
          <table:table-cell office:value-type="float" office:value="609.027">
            <text:p>609.027</text:p>
          </table:table-cell>
          <table:table-cell table:number-columns-repeated="2"/>
          <table:table-cell office:value-type="string">
            <text:p>1962-07-01 00:00:00</text:p>
          </table:table-cell>
          <table:table-cell office:value-type="float" office:value="609.027">
            <text:p>609.027</text:p>
          </table:table-cell>
          <table:table-cell table:number-columns-repeated="2"/>
          <table:table-cell office:value-type="string">
            <text:p>1962-07-01 00:00:00</text:p>
          </table:table-cell>
          <table:table-cell office:value-type="float" office:value="609.027">
            <text:p>609.027</text:p>
          </table:table-cell>
          <table:table-cell table:number-columns-repeated="6"/>
        </table:table-row>
        <table:table-row table:style-name="ro2">
          <table:table-cell office:value-type="string">
            <text:p>1962-10-01 00:00:00</text:p>
          </table:table-cell>
          <table:table-cell office:value-type="float" office:value="612.28">
            <text:p>612.28</text:p>
          </table:table-cell>
          <table:table-cell table:number-columns-repeated="2"/>
          <table:table-cell office:value-type="string">
            <text:p>1962-10-01 00:00:00</text:p>
          </table:table-cell>
          <table:table-cell office:value-type="float" office:value="612.28">
            <text:p>612.28</text:p>
          </table:table-cell>
          <table:table-cell table:number-columns-repeated="2"/>
          <table:table-cell office:value-type="string">
            <text:p>1962-10-01 00:00:00</text:p>
          </table:table-cell>
          <table:table-cell office:value-type="float" office:value="612.28">
            <text:p>612.28</text:p>
          </table:table-cell>
          <table:table-cell table:number-columns-repeated="6"/>
        </table:table-row>
        <table:table-row table:style-name="ro2">
          <table:table-cell office:value-type="string">
            <text:p>1963-01-01 00:00:00</text:p>
          </table:table-cell>
          <table:table-cell office:value-type="float" office:value="621.672">
            <text:p>621.672</text:p>
          </table:table-cell>
          <table:table-cell table:number-columns-repeated="2"/>
          <table:table-cell office:value-type="string">
            <text:p>1963-01-01 00:00:00</text:p>
          </table:table-cell>
          <table:table-cell office:value-type="float" office:value="621.672">
            <text:p>621.672</text:p>
          </table:table-cell>
          <table:table-cell table:number-columns-repeated="2"/>
          <table:table-cell office:value-type="string">
            <text:p>1963-01-01 00:00:00</text:p>
          </table:table-cell>
          <table:table-cell office:value-type="float" office:value="621.672">
            <text:p>621.672</text:p>
          </table:table-cell>
          <table:table-cell table:number-columns-repeated="6"/>
        </table:table-row>
        <table:table-row table:style-name="ro2">
          <table:table-cell office:value-type="string">
            <text:p>1963-04-01 00:00:00</text:p>
          </table:table-cell>
          <table:table-cell office:value-type="float" office:value="629.752">
            <text:p>629.752</text:p>
          </table:table-cell>
          <table:table-cell table:number-columns-repeated="2"/>
          <table:table-cell office:value-type="string">
            <text:p>1963-04-01 00:00:00</text:p>
          </table:table-cell>
          <table:table-cell office:value-type="float" office:value="629.752">
            <text:p>629.752</text:p>
          </table:table-cell>
          <table:table-cell table:number-columns-repeated="2"/>
          <table:table-cell office:value-type="string">
            <text:p>1963-04-01 00:00:00</text:p>
          </table:table-cell>
          <table:table-cell office:value-type="float" office:value="629.752">
            <text:p>629.752</text:p>
          </table:table-cell>
          <table:table-cell table:number-columns-repeated="6"/>
        </table:table-row>
        <table:table-row table:style-name="ro2">
          <table:table-cell office:value-type="string">
            <text:p>1963-07-01 00:00:00</text:p>
          </table:table-cell>
          <table:table-cell office:value-type="float" office:value="644.444">
            <text:p>644.444</text:p>
          </table:table-cell>
          <table:table-cell table:number-columns-repeated="2"/>
          <table:table-cell office:value-type="string">
            <text:p>1963-07-01 00:00:00</text:p>
          </table:table-cell>
          <table:table-cell office:value-type="float" office:value="644.444">
            <text:p>644.444</text:p>
          </table:table-cell>
          <table:table-cell table:number-columns-repeated="2"/>
          <table:table-cell office:value-type="string">
            <text:p>1963-07-01 00:00:00</text:p>
          </table:table-cell>
          <table:table-cell office:value-type="float" office:value="644.444">
            <text:p>644.444</text:p>
          </table:table-cell>
          <table:table-cell table:number-columns-repeated="6"/>
        </table:table-row>
        <table:table-row table:style-name="ro2">
          <table:table-cell office:value-type="string">
            <text:p>1963-10-01 00:00:00</text:p>
          </table:table-cell>
          <table:table-cell office:value-type="float" office:value="653.938">
            <text:p>653.938</text:p>
          </table:table-cell>
          <table:table-cell table:number-columns-repeated="2"/>
          <table:table-cell office:value-type="string">
            <text:p>1963-10-01 00:00:00</text:p>
          </table:table-cell>
          <table:table-cell office:value-type="float" office:value="653.938">
            <text:p>653.938</text:p>
          </table:table-cell>
          <table:table-cell table:number-columns-repeated="2"/>
          <table:table-cell office:value-type="string">
            <text:p>1963-10-01 00:00:00</text:p>
          </table:table-cell>
          <table:table-cell office:value-type="float" office:value="653.938">
            <text:p>653.938</text:p>
          </table:table-cell>
          <table:table-cell table:number-columns-repeated="6"/>
        </table:table-row>
        <table:table-row table:style-name="ro2">
          <table:table-cell office:value-type="string">
            <text:p>1964-01-01 00:00:00</text:p>
          </table:table-cell>
          <table:table-cell office:value-type="float" office:value="669.822">
            <text:p>669.822</text:p>
          </table:table-cell>
          <table:table-cell table:number-columns-repeated="2"/>
          <table:table-cell office:value-type="string">
            <text:p>1964-01-01 00:00:00</text:p>
          </table:table-cell>
          <table:table-cell office:value-type="float" office:value="669.822">
            <text:p>669.822</text:p>
          </table:table-cell>
          <table:table-cell table:number-columns-repeated="2"/>
          <table:table-cell office:value-type="string">
            <text:p>1964-01-01 00:00:00</text:p>
          </table:table-cell>
          <table:table-cell office:value-type="float" office:value="669.822">
            <text:p>669.822</text:p>
          </table:table-cell>
          <table:table-cell table:number-columns-repeated="6"/>
        </table:table-row>
        <table:table-row table:style-name="ro2">
          <table:table-cell office:value-type="string">
            <text:p>1964-04-01 00:00:00</text:p>
          </table:table-cell>
          <table:table-cell office:value-type="float" office:value="678.674">
            <text:p>678.674</text:p>
          </table:table-cell>
          <table:table-cell table:number-columns-repeated="2"/>
          <table:table-cell office:value-type="string">
            <text:p>1964-04-01 00:00:00</text:p>
          </table:table-cell>
          <table:table-cell office:value-type="float" office:value="678.674">
            <text:p>678.674</text:p>
          </table:table-cell>
          <table:table-cell table:number-columns-repeated="2"/>
          <table:table-cell office:value-type="string">
            <text:p>1964-04-01 00:00:00</text:p>
          </table:table-cell>
          <table:table-cell office:value-type="float" office:value="678.674">
            <text:p>678.674</text:p>
          </table:table-cell>
          <table:table-cell table:number-columns-repeated="6"/>
        </table:table-row>
        <table:table-row table:style-name="ro2">
          <table:table-cell office:value-type="string">
            <text:p>1964-07-01 00:00:00</text:p>
          </table:table-cell>
          <table:table-cell office:value-type="float" office:value="692.031">
            <text:p>692.031</text:p>
          </table:table-cell>
          <table:table-cell table:number-columns-repeated="2"/>
          <table:table-cell office:value-type="string">
            <text:p>1964-07-01 00:00:00</text:p>
          </table:table-cell>
          <table:table-cell office:value-type="float" office:value="692.031">
            <text:p>692.031</text:p>
          </table:table-cell>
          <table:table-cell table:number-columns-repeated="2"/>
          <table:table-cell office:value-type="string">
            <text:p>1964-07-01 00:00:00</text:p>
          </table:table-cell>
          <table:table-cell office:value-type="float" office:value="692.031">
            <text:p>692.031</text:p>
          </table:table-cell>
          <table:table-cell table:number-columns-repeated="6"/>
        </table:table-row>
        <table:table-row table:style-name="ro2">
          <table:table-cell office:value-type="string">
            <text:p>1964-10-01 00:00:00</text:p>
          </table:table-cell>
          <table:table-cell office:value-type="float" office:value="697.319">
            <text:p>697.319</text:p>
          </table:table-cell>
          <table:table-cell table:number-columns-repeated="2"/>
          <table:table-cell office:value-type="string">
            <text:p>1964-10-01 00:00:00</text:p>
          </table:table-cell>
          <table:table-cell office:value-type="float" office:value="697.319">
            <text:p>697.319</text:p>
          </table:table-cell>
          <table:table-cell table:number-columns-repeated="2"/>
          <table:table-cell office:value-type="string">
            <text:p>1964-10-01 00:00:00</text:p>
          </table:table-cell>
          <table:table-cell office:value-type="float" office:value="697.319">
            <text:p>697.319</text:p>
          </table:table-cell>
          <table:table-cell table:number-columns-repeated="6"/>
        </table:table-row>
        <table:table-row table:style-name="ro2">
          <table:table-cell office:value-type="string">
            <text:p>1965-01-01 00:00:00</text:p>
          </table:table-cell>
          <table:table-cell office:value-type="float" office:value="717.79">
            <text:p>717.79</text:p>
          </table:table-cell>
          <table:table-cell table:number-columns-repeated="2"/>
          <table:table-cell office:value-type="string">
            <text:p>1965-01-01 00:00:00</text:p>
          </table:table-cell>
          <table:table-cell office:value-type="float" office:value="717.79">
            <text:p>717.79</text:p>
          </table:table-cell>
          <table:table-cell table:number-columns-repeated="2"/>
          <table:table-cell office:value-type="string">
            <text:p>1965-01-01 00:00:00</text:p>
          </table:table-cell>
          <table:table-cell office:value-type="float" office:value="717.79">
            <text:p>717.79</text:p>
          </table:table-cell>
          <table:table-cell table:number-columns-repeated="6"/>
        </table:table-row>
        <table:table-row table:style-name="ro2">
          <table:table-cell office:value-type="string">
            <text:p>1965-04-01 00:00:00</text:p>
          </table:table-cell>
          <table:table-cell office:value-type="float" office:value="730.191">
            <text:p>730.191</text:p>
          </table:table-cell>
          <table:table-cell table:number-columns-repeated="2"/>
          <table:table-cell office:value-type="string">
            <text:p>1965-04-01 00:00:00</text:p>
          </table:table-cell>
          <table:table-cell office:value-type="float" office:value="730.191">
            <text:p>730.191</text:p>
          </table:table-cell>
          <table:table-cell table:number-columns-repeated="2"/>
          <table:table-cell office:value-type="string">
            <text:p>1965-04-01 00:00:00</text:p>
          </table:table-cell>
          <table:table-cell office:value-type="float" office:value="730.191">
            <text:p>730.191</text:p>
          </table:table-cell>
          <table:table-cell table:number-columns-repeated="6"/>
        </table:table-row>
        <table:table-row table:style-name="ro2">
          <table:table-cell office:value-type="string">
            <text:p>1965-07-01 00:00:00</text:p>
          </table:table-cell>
          <table:table-cell office:value-type="float" office:value="749.323">
            <text:p>749.323</text:p>
          </table:table-cell>
          <table:table-cell table:number-columns-repeated="2"/>
          <table:table-cell office:value-type="string">
            <text:p>1965-07-01 00:00:00</text:p>
          </table:table-cell>
          <table:table-cell office:value-type="float" office:value="749.323">
            <text:p>749.323</text:p>
          </table:table-cell>
          <table:table-cell table:number-columns-repeated="2"/>
          <table:table-cell office:value-type="string">
            <text:p>1965-07-01 00:00:00</text:p>
          </table:table-cell>
          <table:table-cell office:value-type="float" office:value="749.323">
            <text:p>749.323</text:p>
          </table:table-cell>
          <table:table-cell table:number-columns-repeated="6"/>
        </table:table-row>
        <table:table-row table:style-name="ro2">
          <table:table-cell office:value-type="string">
            <text:p>1965-10-01 00:00:00</text:p>
          </table:table-cell>
          <table:table-cell office:value-type="float" office:value="771.857">
            <text:p>771.857</text:p>
          </table:table-cell>
          <table:table-cell table:number-columns-repeated="2"/>
          <table:table-cell office:value-type="string">
            <text:p>1965-10-01 00:00:00</text:p>
          </table:table-cell>
          <table:table-cell office:value-type="float" office:value="771.857">
            <text:p>771.857</text:p>
          </table:table-cell>
          <table:table-cell table:number-columns-repeated="2"/>
          <table:table-cell office:value-type="string">
            <text:p>1965-10-01 00:00:00</text:p>
          </table:table-cell>
          <table:table-cell office:value-type="float" office:value="771.857">
            <text:p>771.857</text:p>
          </table:table-cell>
          <table:table-cell table:number-columns-repeated="6"/>
        </table:table-row>
        <table:table-row table:style-name="ro2">
          <table:table-cell office:value-type="string">
            <text:p>1966-01-01 00:00:00</text:p>
          </table:table-cell>
          <table:table-cell office:value-type="float" office:value="795.734">
            <text:p>795.734</text:p>
          </table:table-cell>
          <table:table-cell table:number-columns-repeated="2"/>
          <table:table-cell office:value-type="string">
            <text:p>1966-01-01 00:00:00</text:p>
          </table:table-cell>
          <table:table-cell office:value-type="float" office:value="795.734">
            <text:p>795.734</text:p>
          </table:table-cell>
          <table:table-cell table:number-columns-repeated="2"/>
          <table:table-cell office:value-type="string">
            <text:p>1966-01-01 00:00:00</text:p>
          </table:table-cell>
          <table:table-cell office:value-type="float" office:value="795.734">
            <text:p>795.734</text:p>
          </table:table-cell>
          <table:table-cell table:number-columns-repeated="6"/>
        </table:table-row>
        <table:table-row table:style-name="ro2">
          <table:table-cell office:value-type="string">
            <text:p>1966-04-01 00:00:00</text:p>
          </table:table-cell>
          <table:table-cell office:value-type="float" office:value="804.981">
            <text:p>804.981</text:p>
          </table:table-cell>
          <table:table-cell table:number-columns-repeated="2"/>
          <table:table-cell office:value-type="string">
            <text:p>1966-04-01 00:00:00</text:p>
          </table:table-cell>
          <table:table-cell office:value-type="float" office:value="804.981">
            <text:p>804.981</text:p>
          </table:table-cell>
          <table:table-cell table:number-columns-repeated="2"/>
          <table:table-cell office:value-type="string">
            <text:p>1966-04-01 00:00:00</text:p>
          </table:table-cell>
          <table:table-cell office:value-type="float" office:value="804.981">
            <text:p>804.981</text:p>
          </table:table-cell>
          <table:table-cell table:number-columns-repeated="6"/>
        </table:table-row>
        <table:table-row table:style-name="ro2">
          <table:table-cell office:value-type="string">
            <text:p>1966-07-01 00:00:00</text:p>
          </table:table-cell>
          <table:table-cell office:value-type="float" office:value="819.638">
            <text:p>819.638</text:p>
          </table:table-cell>
          <table:table-cell table:number-columns-repeated="2"/>
          <table:table-cell office:value-type="string">
            <text:p>1966-07-01 00:00:00</text:p>
          </table:table-cell>
          <table:table-cell office:value-type="float" office:value="819.638">
            <text:p>819.638</text:p>
          </table:table-cell>
          <table:table-cell table:number-columns-repeated="2"/>
          <table:table-cell office:value-type="string">
            <text:p>1966-07-01 00:00:00</text:p>
          </table:table-cell>
          <table:table-cell office:value-type="float" office:value="819.638">
            <text:p>819.638</text:p>
          </table:table-cell>
          <table:table-cell table:number-columns-repeated="6"/>
        </table:table-row>
        <table:table-row table:style-name="ro2">
          <table:table-cell office:value-type="string">
            <text:p>1966-10-01 00:00:00</text:p>
          </table:table-cell>
          <table:table-cell office:value-type="float" office:value="833.302">
            <text:p>833.302</text:p>
          </table:table-cell>
          <table:table-cell table:number-columns-repeated="2"/>
          <table:table-cell office:value-type="string">
            <text:p>1966-10-01 00:00:00</text:p>
          </table:table-cell>
          <table:table-cell office:value-type="float" office:value="833.302">
            <text:p>833.302</text:p>
          </table:table-cell>
          <table:table-cell table:number-columns-repeated="2"/>
          <table:table-cell office:value-type="string">
            <text:p>1966-10-01 00:00:00</text:p>
          </table:table-cell>
          <table:table-cell office:value-type="float" office:value="833.302">
            <text:p>833.302</text:p>
          </table:table-cell>
          <table:table-cell table:number-columns-repeated="6"/>
        </table:table-row>
        <table:table-row table:style-name="ro2">
          <table:table-cell office:value-type="string">
            <text:p>1967-01-01 00:00:00</text:p>
          </table:table-cell>
          <table:table-cell office:value-type="float" office:value="844.17">
            <text:p>844.17</text:p>
          </table:table-cell>
          <table:table-cell table:number-columns-repeated="2"/>
          <table:table-cell office:value-type="string">
            <text:p>1967-01-01 00:00:00</text:p>
          </table:table-cell>
          <table:table-cell office:value-type="float" office:value="844.17">
            <text:p>844.17</text:p>
          </table:table-cell>
          <table:table-cell table:number-columns-repeated="2"/>
          <table:table-cell office:value-type="string">
            <text:p>1967-01-01 00:00:00</text:p>
          </table:table-cell>
          <table:table-cell office:value-type="float" office:value="844.17">
            <text:p>844.17</text:p>
          </table:table-cell>
          <table:table-cell table:number-columns-repeated="6"/>
        </table:table-row>
        <table:table-row table:style-name="ro2">
          <table:table-cell office:value-type="string">
            <text:p>1967-04-01 00:00:00</text:p>
          </table:table-cell>
          <table:table-cell office:value-type="float" office:value="848.983">
            <text:p>848.983</text:p>
          </table:table-cell>
          <table:table-cell table:number-columns-repeated="2"/>
          <table:table-cell office:value-type="string">
            <text:p>1967-04-01 00:00:00</text:p>
          </table:table-cell>
          <table:table-cell office:value-type="float" office:value="848.983">
            <text:p>848.983</text:p>
          </table:table-cell>
          <table:table-cell table:number-columns-repeated="2"/>
          <table:table-cell office:value-type="string">
            <text:p>1967-04-01 00:00:00</text:p>
          </table:table-cell>
          <table:table-cell office:value-type="float" office:value="848.983">
            <text:p>848.983</text:p>
          </table:table-cell>
          <table:table-cell table:number-columns-repeated="6"/>
        </table:table-row>
        <table:table-row table:style-name="ro2">
          <table:table-cell office:value-type="string">
            <text:p>1967-07-01 00:00:00</text:p>
          </table:table-cell>
          <table:table-cell office:value-type="float" office:value="865.233">
            <text:p>865.233</text:p>
          </table:table-cell>
          <table:table-cell table:number-columns-repeated="2"/>
          <table:table-cell office:value-type="string">
            <text:p>1967-07-01 00:00:00</text:p>
          </table:table-cell>
          <table:table-cell office:value-type="float" office:value="865.233">
            <text:p>865.233</text:p>
          </table:table-cell>
          <table:table-cell table:number-columns-repeated="2"/>
          <table:table-cell office:value-type="string">
            <text:p>1967-07-01 00:00:00</text:p>
          </table:table-cell>
          <table:table-cell office:value-type="float" office:value="865.233">
            <text:p>865.233</text:p>
          </table:table-cell>
          <table:table-cell table:number-columns-repeated="6"/>
        </table:table-row>
        <table:table-row table:style-name="ro2">
          <table:table-cell office:value-type="string">
            <text:p>1967-10-01 00:00:00</text:p>
          </table:table-cell>
          <table:table-cell office:value-type="float" office:value="881.439">
            <text:p>881.439</text:p>
          </table:table-cell>
          <table:table-cell table:number-columns-repeated="2"/>
          <table:table-cell office:value-type="string">
            <text:p>1967-10-01 00:00:00</text:p>
          </table:table-cell>
          <table:table-cell office:value-type="float" office:value="881.439">
            <text:p>881.439</text:p>
          </table:table-cell>
          <table:table-cell table:number-columns-repeated="2"/>
          <table:table-cell office:value-type="string">
            <text:p>1967-10-01 00:00:00</text:p>
          </table:table-cell>
          <table:table-cell office:value-type="float" office:value="881.439">
            <text:p>881.439</text:p>
          </table:table-cell>
          <table:table-cell table:number-columns-repeated="6"/>
        </table:table-row>
        <table:table-row table:style-name="ro2">
          <table:table-cell office:value-type="string">
            <text:p>1968-01-01 00:00:00</text:p>
          </table:table-cell>
          <table:table-cell office:value-type="float" office:value="909.387">
            <text:p>909.387</text:p>
          </table:table-cell>
          <table:table-cell table:number-columns-repeated="2"/>
          <table:table-cell office:value-type="string">
            <text:p>1968-01-01 00:00:00</text:p>
          </table:table-cell>
          <table:table-cell office:value-type="float" office:value="909.387">
            <text:p>909.387</text:p>
          </table:table-cell>
          <table:table-cell table:number-columns-repeated="2"/>
          <table:table-cell office:value-type="string">
            <text:p>1968-01-01 00:00:00</text:p>
          </table:table-cell>
          <table:table-cell office:value-type="float" office:value="909.387">
            <text:p>909.387</text:p>
          </table:table-cell>
          <table:table-cell table:number-columns-repeated="6"/>
        </table:table-row>
        <table:table-row table:style-name="ro2">
          <table:table-cell office:value-type="string">
            <text:p>1968-04-01 00:00:00</text:p>
          </table:table-cell>
          <table:table-cell office:value-type="float" office:value="934.344">
            <text:p>934.344</text:p>
          </table:table-cell>
          <table:table-cell table:number-columns-repeated="2"/>
          <table:table-cell office:value-type="string">
            <text:p>1968-04-01 00:00:00</text:p>
          </table:table-cell>
          <table:table-cell office:value-type="float" office:value="934.344">
            <text:p>934.344</text:p>
          </table:table-cell>
          <table:table-cell table:number-columns-repeated="2"/>
          <table:table-cell office:value-type="string">
            <text:p>1968-04-01 00:00:00</text:p>
          </table:table-cell>
          <table:table-cell office:value-type="float" office:value="934.344">
            <text:p>934.344</text:p>
          </table:table-cell>
          <table:table-cell table:number-columns-repeated="6"/>
        </table:table-row>
        <table:table-row table:style-name="ro2">
          <table:table-cell office:value-type="string">
            <text:p>1968-07-01 00:00:00</text:p>
          </table:table-cell>
          <table:table-cell office:value-type="float" office:value="950.825">
            <text:p>950.825</text:p>
          </table:table-cell>
          <table:table-cell table:number-columns-repeated="2"/>
          <table:table-cell office:value-type="string">
            <text:p>1968-07-01 00:00:00</text:p>
          </table:table-cell>
          <table:table-cell office:value-type="float" office:value="950.825">
            <text:p>950.825</text:p>
          </table:table-cell>
          <table:table-cell table:number-columns-repeated="2"/>
          <table:table-cell office:value-type="string">
            <text:p>1968-07-01 00:00:00</text:p>
          </table:table-cell>
          <table:table-cell office:value-type="float" office:value="950.825">
            <text:p>950.825</text:p>
          </table:table-cell>
          <table:table-cell table:number-columns-repeated="6"/>
        </table:table-row>
        <table:table-row table:style-name="ro2">
          <table:table-cell office:value-type="string">
            <text:p>1968-10-01 00:00:00</text:p>
          </table:table-cell>
          <table:table-cell office:value-type="float" office:value="968.03">
            <text:p>968.03</text:p>
          </table:table-cell>
          <table:table-cell table:number-columns-repeated="2"/>
          <table:table-cell office:value-type="string">
            <text:p>1968-10-01 00:00:00</text:p>
          </table:table-cell>
          <table:table-cell office:value-type="float" office:value="968.03">
            <text:p>968.03</text:p>
          </table:table-cell>
          <table:table-cell table:number-columns-repeated="2"/>
          <table:table-cell office:value-type="string">
            <text:p>1968-10-01 00:00:00</text:p>
          </table:table-cell>
          <table:table-cell office:value-type="float" office:value="968.03">
            <text:p>968.03</text:p>
          </table:table-cell>
          <table:table-cell table:number-columns-repeated="6"/>
        </table:table-row>
        <table:table-row table:style-name="ro2">
          <table:table-cell office:value-type="string">
            <text:p>1969-01-01 00:00:00</text:p>
          </table:table-cell>
          <table:table-cell office:value-type="float" office:value="993.337">
            <text:p>993.337</text:p>
          </table:table-cell>
          <table:table-cell table:number-columns-repeated="2"/>
          <table:table-cell office:value-type="string">
            <text:p>1969-01-01 00:00:00</text:p>
          </table:table-cell>
          <table:table-cell office:value-type="float" office:value="993.337">
            <text:p>993.337</text:p>
          </table:table-cell>
          <table:table-cell table:number-columns-repeated="2"/>
          <table:table-cell office:value-type="string">
            <text:p>1969-01-01 00:00:00</text:p>
          </table:table-cell>
          <table:table-cell office:value-type="float" office:value="993.337">
            <text:p>993.337</text:p>
          </table:table-cell>
          <table:table-cell table:number-columns-repeated="6"/>
        </table:table-row>
        <table:table-row table:style-name="ro2">
          <table:table-cell office:value-type="string">
            <text:p>1969-04-01 00:00:00</text:p>
          </table:table-cell>
          <table:table-cell office:value-type="float" office:value="1009.02">
            <text:p>1009.02</text:p>
          </table:table-cell>
          <table:table-cell table:number-columns-repeated="2"/>
          <table:table-cell office:value-type="string">
            <text:p>1969-04-01 00:00:00</text:p>
          </table:table-cell>
          <table:table-cell office:value-type="float" office:value="1009.02">
            <text:p>1009.02</text:p>
          </table:table-cell>
          <table:table-cell table:number-columns-repeated="2"/>
          <table:table-cell office:value-type="string">
            <text:p>1969-04-01 00:00:00</text:p>
          </table:table-cell>
          <table:table-cell office:value-type="float" office:value="1009.02">
            <text:p>1009.02</text:p>
          </table:table-cell>
          <table:table-cell table:number-columns-repeated="6"/>
        </table:table-row>
        <table:table-row table:style-name="ro2">
          <table:table-cell office:value-type="string">
            <text:p>1969-07-01 00:00:00</text:p>
          </table:table-cell>
          <table:table-cell office:value-type="float" office:value="1029.956">
            <text:p>1029.956</text:p>
          </table:table-cell>
          <table:table-cell table:number-columns-repeated="2"/>
          <table:table-cell office:value-type="string">
            <text:p>1969-07-01 00:00:00</text:p>
          </table:table-cell>
          <table:table-cell office:value-type="float" office:value="1029.956">
            <text:p>1029.956</text:p>
          </table:table-cell>
          <table:table-cell table:number-columns-repeated="2"/>
          <table:table-cell office:value-type="string">
            <text:p>1969-07-01 00:00:00</text:p>
          </table:table-cell>
          <table:table-cell office:value-type="float" office:value="1029.956">
            <text:p>1029.956</text:p>
          </table:table-cell>
          <table:table-cell table:number-columns-repeated="6"/>
        </table:table-row>
        <table:table-row table:style-name="ro2">
          <table:table-cell office:value-type="string">
            <text:p>1969-10-01 00:00:00</text:p>
          </table:table-cell>
          <table:table-cell office:value-type="float" office:value="1038.147">
            <text:p>1038.147</text:p>
          </table:table-cell>
          <table:table-cell table:number-columns-repeated="2"/>
          <table:table-cell office:value-type="string">
            <text:p>1969-10-01 00:00:00</text:p>
          </table:table-cell>
          <table:table-cell office:value-type="float" office:value="1038.147">
            <text:p>1038.147</text:p>
          </table:table-cell>
          <table:table-cell table:number-columns-repeated="2"/>
          <table:table-cell office:value-type="string">
            <text:p>1969-10-01 00:00:00</text:p>
          </table:table-cell>
          <table:table-cell office:value-type="float" office:value="1038.147">
            <text:p>1038.147</text:p>
          </table:table-cell>
          <table:table-cell table:number-columns-repeated="6"/>
        </table:table-row>
        <table:table-row table:style-name="ro2">
          <table:table-cell office:value-type="string">
            <text:p>1970-01-01 00:00:00</text:p>
          </table:table-cell>
          <table:table-cell office:value-type="float" office:value="1051.2">
            <text:p>1051.2</text:p>
          </table:table-cell>
          <table:table-cell table:number-columns-repeated="2"/>
          <table:table-cell office:value-type="string">
            <text:p>1970-01-01 00:00:00</text:p>
          </table:table-cell>
          <table:table-cell office:value-type="float" office:value="1051.2">
            <text:p>1051.2</text:p>
          </table:table-cell>
          <table:table-cell table:number-columns-repeated="2"/>
          <table:table-cell office:value-type="string">
            <text:p>1970-01-01 00:00:00</text:p>
          </table:table-cell>
          <table:table-cell office:value-type="float" office:value="1051.2">
            <text:p>1051.2</text:p>
          </table:table-cell>
          <table:table-cell table:number-columns-repeated="6"/>
        </table:table-row>
        <table:table-row table:style-name="ro2">
          <table:table-cell office:value-type="string">
            <text:p>1970-04-01 00:00:00</text:p>
          </table:table-cell>
          <table:table-cell office:value-type="float" office:value="1067.375">
            <text:p>1067.375</text:p>
          </table:table-cell>
          <table:table-cell table:number-columns-repeated="2"/>
          <table:table-cell office:value-type="string">
            <text:p>1970-04-01 00:00:00</text:p>
          </table:table-cell>
          <table:table-cell office:value-type="float" office:value="1067.375">
            <text:p>1067.375</text:p>
          </table:table-cell>
          <table:table-cell table:number-columns-repeated="2"/>
          <table:table-cell office:value-type="string">
            <text:p>1970-04-01 00:00:00</text:p>
          </table:table-cell>
          <table:table-cell office:value-type="float" office:value="1067.375">
            <text:p>1067.375</text:p>
          </table:table-cell>
          <table:table-cell table:number-columns-repeated="6"/>
        </table:table-row>
        <table:table-row table:style-name="ro2">
          <table:table-cell office:value-type="string">
            <text:p>1970-07-01 00:00:00</text:p>
          </table:table-cell>
          <table:table-cell office:value-type="float" office:value="1086.059">
            <text:p>1086.059</text:p>
          </table:table-cell>
          <table:table-cell table:number-columns-repeated="2"/>
          <table:table-cell office:value-type="string">
            <text:p>1970-07-01 00:00:00</text:p>
          </table:table-cell>
          <table:table-cell office:value-type="float" office:value="1086.059">
            <text:p>1086.059</text:p>
          </table:table-cell>
          <table:table-cell table:number-columns-repeated="2"/>
          <table:table-cell office:value-type="string">
            <text:p>1970-07-01 00:00:00</text:p>
          </table:table-cell>
          <table:table-cell office:value-type="float" office:value="1086.059">
            <text:p>1086.059</text:p>
          </table:table-cell>
          <table:table-cell table:number-columns-repeated="6"/>
        </table:table-row>
        <table:table-row table:style-name="ro2">
          <table:table-cell office:value-type="string">
            <text:p>1970-10-01 00:00:00</text:p>
          </table:table-cell>
          <table:table-cell office:value-type="float" office:value="1088.608">
            <text:p>1088.608</text:p>
          </table:table-cell>
          <table:table-cell table:number-columns-repeated="2"/>
          <table:table-cell office:value-type="string">
            <text:p>1970-10-01 00:00:00</text:p>
          </table:table-cell>
          <table:table-cell office:value-type="float" office:value="1088.608">
            <text:p>1088.608</text:p>
          </table:table-cell>
          <table:table-cell table:number-columns-repeated="2"/>
          <table:table-cell office:value-type="string">
            <text:p>1970-10-01 00:00:00</text:p>
          </table:table-cell>
          <table:table-cell office:value-type="float" office:value="1088.608">
            <text:p>1088.608</text:p>
          </table:table-cell>
          <table:table-cell table:number-columns-repeated="6"/>
        </table:table-row>
        <table:table-row table:style-name="ro2">
          <table:table-cell office:value-type="string">
            <text:p>1971-01-01 00:00:00</text:p>
          </table:table-cell>
          <table:table-cell office:value-type="float" office:value="1135.156">
            <text:p>1135.156</text:p>
          </table:table-cell>
          <table:table-cell table:number-columns-repeated="2"/>
          <table:table-cell office:value-type="string">
            <text:p>1971-01-01 00:00:00</text:p>
          </table:table-cell>
          <table:table-cell office:value-type="float" office:value="1135.156">
            <text:p>1135.156</text:p>
          </table:table-cell>
          <table:table-cell table:number-columns-repeated="2"/>
          <table:table-cell office:value-type="string">
            <text:p>1971-01-01 00:00:00</text:p>
          </table:table-cell>
          <table:table-cell office:value-type="float" office:value="1135.156">
            <text:p>1135.156</text:p>
          </table:table-cell>
          <table:table-cell table:number-columns-repeated="6"/>
        </table:table-row>
        <table:table-row table:style-name="ro2">
          <table:table-cell office:value-type="string">
            <text:p>1971-04-01 00:00:00</text:p>
          </table:table-cell>
          <table:table-cell office:value-type="float" office:value="1156.271">
            <text:p>1156.271</text:p>
          </table:table-cell>
          <table:table-cell table:number-columns-repeated="2"/>
          <table:table-cell office:value-type="string">
            <text:p>1971-04-01 00:00:00</text:p>
          </table:table-cell>
          <table:table-cell office:value-type="float" office:value="1156.271">
            <text:p>1156.271</text:p>
          </table:table-cell>
          <table:table-cell table:number-columns-repeated="2"/>
          <table:table-cell office:value-type="string">
            <text:p>1971-04-01 00:00:00</text:p>
          </table:table-cell>
          <table:table-cell office:value-type="float" office:value="1156.271">
            <text:p>1156.271</text:p>
          </table:table-cell>
          <table:table-cell table:number-columns-repeated="6"/>
        </table:table-row>
        <table:table-row table:style-name="ro2">
          <table:table-cell office:value-type="string">
            <text:p>1971-07-01 00:00:00</text:p>
          </table:table-cell>
          <table:table-cell office:value-type="float" office:value="1177.675">
            <text:p>1177.675</text:p>
          </table:table-cell>
          <table:table-cell table:number-columns-repeated="2"/>
          <table:table-cell office:value-type="string">
            <text:p>1971-07-01 00:00:00</text:p>
          </table:table-cell>
          <table:table-cell office:value-type="float" office:value="1177.675">
            <text:p>1177.675</text:p>
          </table:table-cell>
          <table:table-cell table:number-columns-repeated="2"/>
          <table:table-cell office:value-type="string">
            <text:p>1971-07-01 00:00:00</text:p>
          </table:table-cell>
          <table:table-cell office:value-type="float" office:value="1177.675">
            <text:p>1177.675</text:p>
          </table:table-cell>
          <table:table-cell table:number-columns-repeated="6"/>
        </table:table-row>
        <table:table-row table:style-name="ro2">
          <table:table-cell office:value-type="string">
            <text:p>1971-10-01 00:00:00</text:p>
          </table:table-cell>
          <table:table-cell office:value-type="float" office:value="1190.297">
            <text:p>1190.297</text:p>
          </table:table-cell>
          <table:table-cell table:number-columns-repeated="2"/>
          <table:table-cell office:value-type="string">
            <text:p>1971-10-01 00:00:00</text:p>
          </table:table-cell>
          <table:table-cell office:value-type="float" office:value="1190.297">
            <text:p>1190.297</text:p>
          </table:table-cell>
          <table:table-cell table:number-columns-repeated="2"/>
          <table:table-cell office:value-type="string">
            <text:p>1971-10-01 00:00:00</text:p>
          </table:table-cell>
          <table:table-cell office:value-type="float" office:value="1190.297">
            <text:p>1190.297</text:p>
          </table:table-cell>
          <table:table-cell table:number-columns-repeated="6"/>
        </table:table-row>
        <table:table-row table:style-name="ro2">
          <table:table-cell office:value-type="string">
            <text:p>1972-01-01 00:00:00</text:p>
          </table:table-cell>
          <table:table-cell office:value-type="float" office:value="1230.609">
            <text:p>1230.609</text:p>
          </table:table-cell>
          <table:table-cell table:number-columns-repeated="2"/>
          <table:table-cell office:value-type="string">
            <text:p>1972-01-01 00:00:00</text:p>
          </table:table-cell>
          <table:table-cell office:value-type="float" office:value="1230.609">
            <text:p>1230.609</text:p>
          </table:table-cell>
          <table:table-cell table:number-columns-repeated="2"/>
          <table:table-cell office:value-type="string">
            <text:p>1972-01-01 00:00:00</text:p>
          </table:table-cell>
          <table:table-cell office:value-type="float" office:value="1230.609">
            <text:p>1230.609</text:p>
          </table:table-cell>
          <table:table-cell table:number-columns-repeated="6"/>
        </table:table-row>
        <table:table-row table:style-name="ro2">
          <table:table-cell office:value-type="string">
            <text:p>1972-04-01 00:00:00</text:p>
          </table:table-cell>
          <table:table-cell office:value-type="float" office:value="1266.369">
            <text:p>1266.369</text:p>
          </table:table-cell>
          <table:table-cell table:number-columns-repeated="2"/>
          <table:table-cell office:value-type="string">
            <text:p>1972-04-01 00:00:00</text:p>
          </table:table-cell>
          <table:table-cell office:value-type="float" office:value="1266.369">
            <text:p>1266.369</text:p>
          </table:table-cell>
          <table:table-cell table:number-columns-repeated="2"/>
          <table:table-cell office:value-type="string">
            <text:p>1972-04-01 00:00:00</text:p>
          </table:table-cell>
          <table:table-cell office:value-type="float" office:value="1266.369">
            <text:p>1266.369</text:p>
          </table:table-cell>
          <table:table-cell table:number-columns-repeated="6"/>
        </table:table-row>
        <table:table-row table:style-name="ro2">
          <table:table-cell office:value-type="string">
            <text:p>1972-07-01 00:00:00</text:p>
          </table:table-cell>
          <table:table-cell office:value-type="float" office:value="1290.566">
            <text:p>1290.566</text:p>
          </table:table-cell>
          <table:table-cell table:number-columns-repeated="2"/>
          <table:table-cell office:value-type="string">
            <text:p>1972-07-01 00:00:00</text:p>
          </table:table-cell>
          <table:table-cell office:value-type="float" office:value="1290.566">
            <text:p>1290.566</text:p>
          </table:table-cell>
          <table:table-cell table:number-columns-repeated="2"/>
          <table:table-cell office:value-type="string">
            <text:p>1972-07-01 00:00:00</text:p>
          </table:table-cell>
          <table:table-cell office:value-type="float" office:value="1290.566">
            <text:p>1290.566</text:p>
          </table:table-cell>
          <table:table-cell table:number-columns-repeated="6"/>
        </table:table-row>
        <table:table-row table:style-name="ro2">
          <table:table-cell office:value-type="string">
            <text:p>1972-10-01 00:00:00</text:p>
          </table:table-cell>
          <table:table-cell office:value-type="float" office:value="1328.904">
            <text:p>1328.904</text:p>
          </table:table-cell>
          <table:table-cell table:number-columns-repeated="2"/>
          <table:table-cell office:value-type="string">
            <text:p>1972-10-01 00:00:00</text:p>
          </table:table-cell>
          <table:table-cell office:value-type="float" office:value="1328.904">
            <text:p>1328.904</text:p>
          </table:table-cell>
          <table:table-cell table:number-columns-repeated="2"/>
          <table:table-cell office:value-type="string">
            <text:p>1972-10-01 00:00:00</text:p>
          </table:table-cell>
          <table:table-cell office:value-type="float" office:value="1328.904">
            <text:p>1328.904</text:p>
          </table:table-cell>
          <table:table-cell table:number-columns-repeated="6"/>
        </table:table-row>
        <table:table-row table:style-name="ro2">
          <table:table-cell office:value-type="string">
            <text:p>1973-01-01 00:00:00</text:p>
          </table:table-cell>
          <table:table-cell office:value-type="float" office:value="1377.49">
            <text:p>1377.49</text:p>
          </table:table-cell>
          <table:table-cell table:number-columns-repeated="2"/>
          <table:table-cell office:value-type="string">
            <text:p>1973-01-01 00:00:00</text:p>
          </table:table-cell>
          <table:table-cell office:value-type="float" office:value="1377.49">
            <text:p>1377.49</text:p>
          </table:table-cell>
          <table:table-cell table:number-columns-repeated="2"/>
          <table:table-cell office:value-type="string">
            <text:p>1973-01-01 00:00:00</text:p>
          </table:table-cell>
          <table:table-cell office:value-type="float" office:value="1377.49">
            <text:p>1377.49</text:p>
          </table:table-cell>
          <table:table-cell table:number-columns-repeated="6"/>
        </table:table-row>
        <table:table-row table:style-name="ro2">
          <table:table-cell office:value-type="string">
            <text:p>1973-04-01 00:00:00</text:p>
          </table:table-cell>
          <table:table-cell office:value-type="float" office:value="1413.887">
            <text:p>1413.887</text:p>
          </table:table-cell>
          <table:table-cell table:number-columns-repeated="2"/>
          <table:table-cell office:value-type="string">
            <text:p>1973-04-01 00:00:00</text:p>
          </table:table-cell>
          <table:table-cell office:value-type="float" office:value="1413.887">
            <text:p>1413.887</text:p>
          </table:table-cell>
          <table:table-cell table:number-columns-repeated="2"/>
          <table:table-cell office:value-type="string">
            <text:p>1973-04-01 00:00:00</text:p>
          </table:table-cell>
          <table:table-cell office:value-type="float" office:value="1413.887">
            <text:p>1413.887</text:p>
          </table:table-cell>
          <table:table-cell table:number-columns-repeated="6"/>
        </table:table-row>
        <table:table-row table:style-name="ro2">
          <table:table-cell office:value-type="string">
            <text:p>1973-07-01 00:00:00</text:p>
          </table:table-cell>
          <table:table-cell office:value-type="float" office:value="1433.838">
            <text:p>1433.838</text:p>
          </table:table-cell>
          <table:table-cell table:number-columns-repeated="2"/>
          <table:table-cell office:value-type="string">
            <text:p>1973-07-01 00:00:00</text:p>
          </table:table-cell>
          <table:table-cell office:value-type="float" office:value="1433.838">
            <text:p>1433.838</text:p>
          </table:table-cell>
          <table:table-cell table:number-columns-repeated="2"/>
          <table:table-cell office:value-type="string">
            <text:p>1973-07-01 00:00:00</text:p>
          </table:table-cell>
          <table:table-cell office:value-type="float" office:value="1433.838">
            <text:p>1433.838</text:p>
          </table:table-cell>
          <table:table-cell table:number-columns-repeated="6"/>
        </table:table-row>
        <table:table-row table:style-name="ro2">
          <table:table-cell office:value-type="string">
            <text:p>1973-10-01 00:00:00</text:p>
          </table:table-cell>
          <table:table-cell office:value-type="float" office:value="1476.289">
            <text:p>1476.289</text:p>
          </table:table-cell>
          <table:table-cell table:number-columns-repeated="2"/>
          <table:table-cell office:value-type="string">
            <text:p>1973-10-01 00:00:00</text:p>
          </table:table-cell>
          <table:table-cell office:value-type="float" office:value="1476.289">
            <text:p>1476.289</text:p>
          </table:table-cell>
          <table:table-cell table:number-columns-repeated="2"/>
          <table:table-cell office:value-type="string">
            <text:p>1973-10-01 00:00:00</text:p>
          </table:table-cell>
          <table:table-cell office:value-type="float" office:value="1476.289">
            <text:p>1476.289</text:p>
          </table:table-cell>
          <table:table-cell table:number-columns-repeated="6"/>
        </table:table-row>
        <table:table-row table:style-name="ro2">
          <table:table-cell office:value-type="string">
            <text:p>1974-01-01 00:00:00</text:p>
          </table:table-cell>
          <table:table-cell office:value-type="float" office:value="1491.209">
            <text:p>1491.209</text:p>
          </table:table-cell>
          <table:table-cell table:number-columns-repeated="2"/>
          <table:table-cell office:value-type="string">
            <text:p>1974-01-01 00:00:00</text:p>
          </table:table-cell>
          <table:table-cell office:value-type="float" office:value="1491.209">
            <text:p>1491.209</text:p>
          </table:table-cell>
          <table:table-cell table:number-columns-repeated="2"/>
          <table:table-cell office:value-type="string">
            <text:p>1974-01-01 00:00:00</text:p>
          </table:table-cell>
          <table:table-cell office:value-type="float" office:value="1491.209">
            <text:p>1491.209</text:p>
          </table:table-cell>
          <table:table-cell table:number-columns-repeated="6"/>
        </table:table-row>
        <table:table-row table:style-name="ro2">
          <table:table-cell office:value-type="string">
            <text:p>1974-04-01 00:00:00</text:p>
          </table:table-cell>
          <table:table-cell office:value-type="float" office:value="1530.056">
            <text:p>1530.056</text:p>
          </table:table-cell>
          <table:table-cell table:number-columns-repeated="2"/>
          <table:table-cell office:value-type="string">
            <text:p>1974-04-01 00:00:00</text:p>
          </table:table-cell>
          <table:table-cell office:value-type="float" office:value="1530.056">
            <text:p>1530.056</text:p>
          </table:table-cell>
          <table:table-cell table:number-columns-repeated="2"/>
          <table:table-cell office:value-type="string">
            <text:p>1974-04-01 00:00:00</text:p>
          </table:table-cell>
          <table:table-cell office:value-type="float" office:value="1530.056">
            <text:p>1530.056</text:p>
          </table:table-cell>
          <table:table-cell table:number-columns-repeated="6"/>
        </table:table-row>
        <table:table-row table:style-name="ro2">
          <table:table-cell office:value-type="string">
            <text:p>1974-07-01 00:00:00</text:p>
          </table:table-cell>
          <table:table-cell office:value-type="float" office:value="1560.026">
            <text:p>1560.026</text:p>
          </table:table-cell>
          <table:table-cell table:number-columns-repeated="2"/>
          <table:table-cell office:value-type="string">
            <text:p>1974-07-01 00:00:00</text:p>
          </table:table-cell>
          <table:table-cell office:value-type="float" office:value="1560.026">
            <text:p>1560.026</text:p>
          </table:table-cell>
          <table:table-cell table:number-columns-repeated="2"/>
          <table:table-cell office:value-type="string">
            <text:p>1974-07-01 00:00:00</text:p>
          </table:table-cell>
          <table:table-cell office:value-type="float" office:value="1560.026">
            <text:p>1560.026</text:p>
          </table:table-cell>
          <table:table-cell table:number-columns-repeated="6"/>
        </table:table-row>
        <table:table-row table:style-name="ro2">
          <table:table-cell office:value-type="string">
            <text:p>1974-10-01 00:00:00</text:p>
          </table:table-cell>
          <table:table-cell office:value-type="float" office:value="1599.679">
            <text:p>1599.679</text:p>
          </table:table-cell>
          <table:table-cell table:number-columns-repeated="2"/>
          <table:table-cell office:value-type="string">
            <text:p>1974-10-01 00:00:00</text:p>
          </table:table-cell>
          <table:table-cell office:value-type="float" office:value="1599.679">
            <text:p>1599.679</text:p>
          </table:table-cell>
          <table:table-cell table:number-columns-repeated="2"/>
          <table:table-cell office:value-type="string">
            <text:p>1974-10-01 00:00:00</text:p>
          </table:table-cell>
          <table:table-cell office:value-type="float" office:value="1599.679">
            <text:p>1599.679</text:p>
          </table:table-cell>
          <table:table-cell table:number-columns-repeated="6"/>
        </table:table-row>
        <table:table-row table:style-name="ro2">
          <table:table-cell office:value-type="string">
            <text:p>1975-01-01 00:00:00</text:p>
          </table:table-cell>
          <table:table-cell office:value-type="float" office:value="1616.116">
            <text:p>1616.116</text:p>
          </table:table-cell>
          <table:table-cell table:number-columns-repeated="2"/>
          <table:table-cell office:value-type="string">
            <text:p>1975-01-01 00:00:00</text:p>
          </table:table-cell>
          <table:table-cell office:value-type="float" office:value="1616.116">
            <text:p>1616.116</text:p>
          </table:table-cell>
          <table:table-cell table:number-columns-repeated="2"/>
          <table:table-cell office:value-type="string">
            <text:p>1975-01-01 00:00:00</text:p>
          </table:table-cell>
          <table:table-cell office:value-type="float" office:value="1616.116">
            <text:p>1616.116</text:p>
          </table:table-cell>
          <table:table-cell table:number-columns-repeated="6"/>
        </table:table-row>
        <table:table-row table:style-name="ro2">
          <table:table-cell office:value-type="string">
            <text:p>1975-04-01 00:00:00</text:p>
          </table:table-cell>
          <table:table-cell office:value-type="float" office:value="1651.853">
            <text:p>1651.853</text:p>
          </table:table-cell>
          <table:table-cell table:number-columns-repeated="2"/>
          <table:table-cell office:value-type="string">
            <text:p>1975-04-01 00:00:00</text:p>
          </table:table-cell>
          <table:table-cell office:value-type="float" office:value="1651.853">
            <text:p>1651.853</text:p>
          </table:table-cell>
          <table:table-cell table:number-columns-repeated="2"/>
          <table:table-cell office:value-type="string">
            <text:p>1975-04-01 00:00:00</text:p>
          </table:table-cell>
          <table:table-cell office:value-type="float" office:value="1651.853">
            <text:p>1651.853</text:p>
          </table:table-cell>
          <table:table-cell table:number-columns-repeated="6"/>
        </table:table-row>
        <table:table-row table:style-name="ro2">
          <table:table-cell office:value-type="string">
            <text:p>1975-07-01 00:00:00</text:p>
          </table:table-cell>
          <table:table-cell office:value-type="float" office:value="1709.82">
            <text:p>1709.82</text:p>
          </table:table-cell>
          <table:table-cell table:number-columns-repeated="2"/>
          <table:table-cell office:value-type="string">
            <text:p>1975-07-01 00:00:00</text:p>
          </table:table-cell>
          <table:table-cell office:value-type="float" office:value="1709.82">
            <text:p>1709.82</text:p>
          </table:table-cell>
          <table:table-cell table:number-columns-repeated="2"/>
          <table:table-cell office:value-type="string">
            <text:p>1975-07-01 00:00:00</text:p>
          </table:table-cell>
          <table:table-cell office:value-type="float" office:value="1709.82">
            <text:p>1709.82</text:p>
          </table:table-cell>
          <table:table-cell table:number-columns-repeated="6"/>
        </table:table-row>
        <table:table-row table:style-name="ro2">
          <table:table-cell office:value-type="string">
            <text:p>1975-10-01 00:00:00</text:p>
          </table:table-cell>
          <table:table-cell office:value-type="float" office:value="1761.831">
            <text:p>1761.831</text:p>
          </table:table-cell>
          <table:table-cell table:number-columns-repeated="2"/>
          <table:table-cell office:value-type="string">
            <text:p>1975-10-01 00:00:00</text:p>
          </table:table-cell>
          <table:table-cell office:value-type="float" office:value="1761.831">
            <text:p>1761.831</text:p>
          </table:table-cell>
          <table:table-cell table:number-columns-repeated="2"/>
          <table:table-cell office:value-type="string">
            <text:p>1975-10-01 00:00:00</text:p>
          </table:table-cell>
          <table:table-cell office:value-type="float" office:value="1761.831">
            <text:p>1761.831</text:p>
          </table:table-cell>
          <table:table-cell table:number-columns-repeated="6"/>
        </table:table-row>
        <table:table-row table:style-name="ro2">
          <table:table-cell office:value-type="string">
            <text:p>1976-01-01 00:00:00</text:p>
          </table:table-cell>
          <table:table-cell office:value-type="float" office:value="1820.487">
            <text:p>1820.487</text:p>
          </table:table-cell>
          <table:table-cell table:number-columns-repeated="2"/>
          <table:table-cell office:value-type="string">
            <text:p>1976-01-01 00:00:00</text:p>
          </table:table-cell>
          <table:table-cell office:value-type="float" office:value="1820.487">
            <text:p>1820.487</text:p>
          </table:table-cell>
          <table:table-cell table:number-columns-repeated="2"/>
          <table:table-cell office:value-type="string">
            <text:p>1976-01-01 00:00:00</text:p>
          </table:table-cell>
          <table:table-cell office:value-type="float" office:value="1820.487">
            <text:p>1820.487</text:p>
          </table:table-cell>
          <table:table-cell table:number-columns-repeated="6"/>
        </table:table-row>
        <table:table-row table:style-name="ro2">
          <table:table-cell office:value-type="string">
            <text:p>1976-04-01 00:00:00</text:p>
          </table:table-cell>
          <table:table-cell office:value-type="float" office:value="1852.332">
            <text:p>1852.332</text:p>
          </table:table-cell>
          <table:table-cell table:number-columns-repeated="2"/>
          <table:table-cell office:value-type="string">
            <text:p>1976-04-01 00:00:00</text:p>
          </table:table-cell>
          <table:table-cell office:value-type="float" office:value="1852.332">
            <text:p>1852.332</text:p>
          </table:table-cell>
          <table:table-cell table:number-columns-repeated="2"/>
          <table:table-cell office:value-type="string">
            <text:p>1976-04-01 00:00:00</text:p>
          </table:table-cell>
          <table:table-cell office:value-type="float" office:value="1852.332">
            <text:p>1852.332</text:p>
          </table:table-cell>
          <table:table-cell table:number-columns-repeated="6"/>
        </table:table-row>
        <table:table-row table:style-name="ro2">
          <table:table-cell office:value-type="string">
            <text:p>1976-07-01 00:00:00</text:p>
          </table:table-cell>
          <table:table-cell office:value-type="float" office:value="1886.558">
            <text:p>1886.558</text:p>
          </table:table-cell>
          <table:table-cell table:number-columns-repeated="2"/>
          <table:table-cell office:value-type="string">
            <text:p>1976-07-01 00:00:00</text:p>
          </table:table-cell>
          <table:table-cell office:value-type="float" office:value="1886.558">
            <text:p>1886.558</text:p>
          </table:table-cell>
          <table:table-cell table:number-columns-repeated="2"/>
          <table:table-cell office:value-type="string">
            <text:p>1976-07-01 00:00:00</text:p>
          </table:table-cell>
          <table:table-cell office:value-type="float" office:value="1886.558">
            <text:p>1886.558</text:p>
          </table:table-cell>
          <table:table-cell table:number-columns-repeated="6"/>
        </table:table-row>
        <table:table-row table:style-name="ro2">
          <table:table-cell office:value-type="string">
            <text:p>1976-10-01 00:00:00</text:p>
          </table:table-cell>
          <table:table-cell office:value-type="float" office:value="1934.273">
            <text:p>1934.273</text:p>
          </table:table-cell>
          <table:table-cell table:number-columns-repeated="2"/>
          <table:table-cell office:value-type="string">
            <text:p>1976-10-01 00:00:00</text:p>
          </table:table-cell>
          <table:table-cell office:value-type="float" office:value="1934.273">
            <text:p>1934.273</text:p>
          </table:table-cell>
          <table:table-cell table:number-columns-repeated="2"/>
          <table:table-cell office:value-type="string">
            <text:p>1976-10-01 00:00:00</text:p>
          </table:table-cell>
          <table:table-cell office:value-type="float" office:value="1934.273">
            <text:p>1934.273</text:p>
          </table:table-cell>
          <table:table-cell table:number-columns-repeated="6"/>
        </table:table-row>
        <table:table-row table:style-name="ro2">
          <table:table-cell office:value-type="string">
            <text:p>1977-01-01 00:00:00</text:p>
          </table:table-cell>
          <table:table-cell office:value-type="float" office:value="1988.648">
            <text:p>1988.648</text:p>
          </table:table-cell>
          <table:table-cell table:number-columns-repeated="2"/>
          <table:table-cell office:value-type="string">
            <text:p>1977-01-01 00:00:00</text:p>
          </table:table-cell>
          <table:table-cell office:value-type="float" office:value="1988.648">
            <text:p>1988.648</text:p>
          </table:table-cell>
          <table:table-cell table:number-columns-repeated="2"/>
          <table:table-cell office:value-type="string">
            <text:p>1977-01-01 00:00:00</text:p>
          </table:table-cell>
          <table:table-cell office:value-type="float" office:value="1988.648">
            <text:p>1988.648</text:p>
          </table:table-cell>
          <table:table-cell table:number-columns-repeated="6"/>
        </table:table-row>
        <table:table-row table:style-name="ro2">
          <table:table-cell office:value-type="string">
            <text:p>1977-04-01 00:00:00</text:p>
          </table:table-cell>
          <table:table-cell office:value-type="float" office:value="2055.909">
            <text:p>2055.909</text:p>
          </table:table-cell>
          <table:table-cell table:number-columns-repeated="2"/>
          <table:table-cell office:value-type="string">
            <text:p>1977-04-01 00:00:00</text:p>
          </table:table-cell>
          <table:table-cell office:value-type="float" office:value="2055.909">
            <text:p>2055.909</text:p>
          </table:table-cell>
          <table:table-cell table:number-columns-repeated="2"/>
          <table:table-cell office:value-type="string">
            <text:p>1977-04-01 00:00:00</text:p>
          </table:table-cell>
          <table:table-cell office:value-type="float" office:value="2055.909">
            <text:p>2055.909</text:p>
          </table:table-cell>
          <table:table-cell table:number-columns-repeated="6"/>
        </table:table-row>
        <table:table-row table:style-name="ro2">
          <table:table-cell office:value-type="string">
            <text:p>1977-07-01 00:00:00</text:p>
          </table:table-cell>
          <table:table-cell office:value-type="float" office:value="2118.473">
            <text:p>2118.473</text:p>
          </table:table-cell>
          <table:table-cell table:number-columns-repeated="2"/>
          <table:table-cell office:value-type="string">
            <text:p>1977-07-01 00:00:00</text:p>
          </table:table-cell>
          <table:table-cell office:value-type="float" office:value="2118.473">
            <text:p>2118.473</text:p>
          </table:table-cell>
          <table:table-cell table:number-columns-repeated="2"/>
          <table:table-cell office:value-type="string">
            <text:p>1977-07-01 00:00:00</text:p>
          </table:table-cell>
          <table:table-cell office:value-type="float" office:value="2118.473">
            <text:p>2118.473</text:p>
          </table:table-cell>
          <table:table-cell table:number-columns-repeated="6"/>
        </table:table-row>
        <table:table-row table:style-name="ro2">
          <table:table-cell office:value-type="string">
            <text:p>1977-10-01 00:00:00</text:p>
          </table:table-cell>
          <table:table-cell office:value-type="float" office:value="2164.27">
            <text:p>2164.27</text:p>
          </table:table-cell>
          <table:table-cell table:number-columns-repeated="2"/>
          <table:table-cell office:value-type="string">
            <text:p>1977-10-01 00:00:00</text:p>
          </table:table-cell>
          <table:table-cell office:value-type="float" office:value="2164.27">
            <text:p>2164.27</text:p>
          </table:table-cell>
          <table:table-cell table:number-columns-repeated="2"/>
          <table:table-cell office:value-type="string">
            <text:p>1977-10-01 00:00:00</text:p>
          </table:table-cell>
          <table:table-cell office:value-type="float" office:value="2164.27">
            <text:p>2164.27</text:p>
          </table:table-cell>
          <table:table-cell table:number-columns-repeated="6"/>
        </table:table-row>
        <table:table-row table:style-name="ro2">
          <table:table-cell office:value-type="string">
            <text:p>1978-01-01 00:00:00</text:p>
          </table:table-cell>
          <table:table-cell office:value-type="float" office:value="2202.76">
            <text:p>2202.76</text:p>
          </table:table-cell>
          <table:table-cell table:number-columns-repeated="2"/>
          <table:table-cell office:value-type="string">
            <text:p>1978-01-01 00:00:00</text:p>
          </table:table-cell>
          <table:table-cell office:value-type="float" office:value="2202.76">
            <text:p>2202.76</text:p>
          </table:table-cell>
          <table:table-cell table:number-columns-repeated="2"/>
          <table:table-cell office:value-type="string">
            <text:p>1978-01-01 00:00:00</text:p>
          </table:table-cell>
          <table:table-cell office:value-type="float" office:value="2202.76">
            <text:p>2202.76</text:p>
          </table:table-cell>
          <table:table-cell table:number-columns-repeated="6"/>
        </table:table-row>
        <table:table-row table:style-name="ro2">
          <table:table-cell office:value-type="string">
            <text:p>1978-04-01 00:00:00</text:p>
          </table:table-cell>
          <table:table-cell office:value-type="float" office:value="2331.633">
            <text:p>2331.633</text:p>
          </table:table-cell>
          <table:table-cell table:number-columns-repeated="2"/>
          <table:table-cell office:value-type="string">
            <text:p>1978-04-01 00:00:00</text:p>
          </table:table-cell>
          <table:table-cell office:value-type="float" office:value="2331.633">
            <text:p>2331.633</text:p>
          </table:table-cell>
          <table:table-cell table:number-columns-repeated="2"/>
          <table:table-cell office:value-type="string">
            <text:p>1978-04-01 00:00:00</text:p>
          </table:table-cell>
          <table:table-cell office:value-type="float" office:value="2331.633">
            <text:p>2331.633</text:p>
          </table:table-cell>
          <table:table-cell table:number-columns-repeated="6"/>
        </table:table-row>
        <table:table-row table:style-name="ro2">
          <table:table-cell office:value-type="string">
            <text:p>1978-07-01 00:00:00</text:p>
          </table:table-cell>
          <table:table-cell office:value-type="float" office:value="2395.053">
            <text:p>2395.053</text:p>
          </table:table-cell>
          <table:table-cell table:number-columns-repeated="2"/>
          <table:table-cell office:value-type="string">
            <text:p>1978-07-01 00:00:00</text:p>
          </table:table-cell>
          <table:table-cell office:value-type="float" office:value="2395.053">
            <text:p>2395.053</text:p>
          </table:table-cell>
          <table:table-cell table:number-columns-repeated="2"/>
          <table:table-cell office:value-type="string">
            <text:p>1978-07-01 00:00:00</text:p>
          </table:table-cell>
          <table:table-cell office:value-type="float" office:value="2395.053">
            <text:p>2395.053</text:p>
          </table:table-cell>
          <table:table-cell table:number-columns-repeated="6"/>
        </table:table-row>
        <table:table-row table:style-name="ro2">
          <table:table-cell office:value-type="string">
            <text:p>1978-10-01 00:00:00</text:p>
          </table:table-cell>
          <table:table-cell office:value-type="float" office:value="2476.949">
            <text:p>2476.949</text:p>
          </table:table-cell>
          <table:table-cell table:number-columns-repeated="2"/>
          <table:table-cell office:value-type="string">
            <text:p>1978-10-01 00:00:00</text:p>
          </table:table-cell>
          <table:table-cell office:value-type="float" office:value="2476.949">
            <text:p>2476.949</text:p>
          </table:table-cell>
          <table:table-cell table:number-columns-repeated="2"/>
          <table:table-cell office:value-type="string">
            <text:p>1978-10-01 00:00:00</text:p>
          </table:table-cell>
          <table:table-cell office:value-type="float" office:value="2476.949">
            <text:p>2476.949</text:p>
          </table:table-cell>
          <table:table-cell table:number-columns-repeated="6"/>
        </table:table-row>
        <table:table-row table:style-name="ro2">
          <table:table-cell office:value-type="string">
            <text:p>1979-01-01 00:00:00</text:p>
          </table:table-cell>
          <table:table-cell office:value-type="float" office:value="2526.61">
            <text:p>2526.61</text:p>
          </table:table-cell>
          <table:table-cell table:number-columns-repeated="2"/>
          <table:table-cell office:value-type="string">
            <text:p>1979-01-01 00:00:00</text:p>
          </table:table-cell>
          <table:table-cell office:value-type="float" office:value="2526.61">
            <text:p>2526.61</text:p>
          </table:table-cell>
          <table:table-cell table:number-columns-repeated="2"/>
          <table:table-cell office:value-type="string">
            <text:p>1979-01-01 00:00:00</text:p>
          </table:table-cell>
          <table:table-cell office:value-type="float" office:value="2526.61">
            <text:p>2526.61</text:p>
          </table:table-cell>
          <table:table-cell table:number-columns-repeated="6"/>
        </table:table-row>
        <table:table-row table:style-name="ro2">
          <table:table-cell office:value-type="string">
            <text:p>1979-04-01 00:00:00</text:p>
          </table:table-cell>
          <table:table-cell office:value-type="float" office:value="2591.247">
            <text:p>2591.247</text:p>
          </table:table-cell>
          <table:table-cell table:number-columns-repeated="2"/>
          <table:table-cell office:value-type="string">
            <text:p>1979-04-01 00:00:00</text:p>
          </table:table-cell>
          <table:table-cell office:value-type="float" office:value="2591.247">
            <text:p>2591.247</text:p>
          </table:table-cell>
          <table:table-cell table:number-columns-repeated="2"/>
          <table:table-cell office:value-type="string">
            <text:p>1979-04-01 00:00:00</text:p>
          </table:table-cell>
          <table:table-cell office:value-type="float" office:value="2591.247">
            <text:p>2591.247</text:p>
          </table:table-cell>
          <table:table-cell table:number-columns-repeated="6"/>
        </table:table-row>
        <table:table-row table:style-name="ro2">
          <table:table-cell office:value-type="string">
            <text:p>1979-07-01 00:00:00</text:p>
          </table:table-cell>
          <table:table-cell office:value-type="float" office:value="2667.565">
            <text:p>2667.565</text:p>
          </table:table-cell>
          <table:table-cell table:number-columns-repeated="2"/>
          <table:table-cell office:value-type="string">
            <text:p>1979-07-01 00:00:00</text:p>
          </table:table-cell>
          <table:table-cell office:value-type="float" office:value="2667.565">
            <text:p>2667.565</text:p>
          </table:table-cell>
          <table:table-cell table:number-columns-repeated="2"/>
          <table:table-cell office:value-type="string">
            <text:p>1979-07-01 00:00:00</text:p>
          </table:table-cell>
          <table:table-cell office:value-type="float" office:value="2667.565">
            <text:p>2667.565</text:p>
          </table:table-cell>
          <table:table-cell table:number-columns-repeated="6"/>
        </table:table-row>
        <table:table-row table:style-name="ro2">
          <table:table-cell office:value-type="string">
            <text:p>1979-10-01 00:00:00</text:p>
          </table:table-cell>
          <table:table-cell office:value-type="float" office:value="2723.883">
            <text:p>2723.883</text:p>
          </table:table-cell>
          <table:table-cell table:number-columns-repeated="2"/>
          <table:table-cell office:value-type="string">
            <text:p>1979-10-01 00:00:00</text:p>
          </table:table-cell>
          <table:table-cell office:value-type="float" office:value="2723.883">
            <text:p>2723.883</text:p>
          </table:table-cell>
          <table:table-cell table:number-columns-repeated="2"/>
          <table:table-cell office:value-type="string">
            <text:p>1979-10-01 00:00:00</text:p>
          </table:table-cell>
          <table:table-cell office:value-type="float" office:value="2723.883">
            <text:p>2723.883</text:p>
          </table:table-cell>
          <table:table-cell table:number-columns-repeated="6"/>
        </table:table-row>
        <table:table-row table:style-name="ro2">
          <table:table-cell office:value-type="string">
            <text:p>1980-01-01 00:00:00</text:p>
          </table:table-cell>
          <table:table-cell office:value-type="float" office:value="2789.842">
            <text:p>2789.842</text:p>
          </table:table-cell>
          <table:table-cell table:number-columns-repeated="2"/>
          <table:table-cell office:value-type="string">
            <text:p>1980-01-01 00:00:00</text:p>
          </table:table-cell>
          <table:table-cell office:value-type="float" office:value="2789.842">
            <text:p>2789.842</text:p>
          </table:table-cell>
          <table:table-cell table:number-columns-repeated="2"/>
          <table:table-cell office:value-type="string">
            <text:p>1980-01-01 00:00:00</text:p>
          </table:table-cell>
          <table:table-cell office:value-type="float" office:value="2789.842">
            <text:p>2789.842</text:p>
          </table:table-cell>
          <table:table-cell table:number-columns-repeated="6"/>
        </table:table-row>
        <table:table-row table:style-name="ro2">
          <table:table-cell office:value-type="string">
            <text:p>1980-04-01 00:00:00</text:p>
          </table:table-cell>
          <table:table-cell office:value-type="float" office:value="2797.352">
            <text:p>2797.352</text:p>
          </table:table-cell>
          <table:table-cell table:number-columns-repeated="2"/>
          <table:table-cell office:value-type="string">
            <text:p>1980-04-01 00:00:00</text:p>
          </table:table-cell>
          <table:table-cell office:value-type="float" office:value="2797.352">
            <text:p>2797.352</text:p>
          </table:table-cell>
          <table:table-cell table:number-columns-repeated="2"/>
          <table:table-cell office:value-type="string">
            <text:p>1980-04-01 00:00:00</text:p>
          </table:table-cell>
          <table:table-cell office:value-type="float" office:value="2797.352">
            <text:p>2797.352</text:p>
          </table:table-cell>
          <table:table-cell table:number-columns-repeated="6"/>
        </table:table-row>
        <table:table-row table:style-name="ro2">
          <table:table-cell office:value-type="string">
            <text:p>1980-07-01 00:00:00</text:p>
          </table:table-cell>
          <table:table-cell office:value-type="float" office:value="2856.483">
            <text:p>2856.483</text:p>
          </table:table-cell>
          <table:table-cell table:number-columns-repeated="2"/>
          <table:table-cell office:value-type="string">
            <text:p>1980-07-01 00:00:00</text:p>
          </table:table-cell>
          <table:table-cell office:value-type="float" office:value="2856.483">
            <text:p>2856.483</text:p>
          </table:table-cell>
          <table:table-cell table:number-columns-repeated="2"/>
          <table:table-cell office:value-type="string">
            <text:p>1980-07-01 00:00:00</text:p>
          </table:table-cell>
          <table:table-cell office:value-type="float" office:value="2856.483">
            <text:p>2856.483</text:p>
          </table:table-cell>
          <table:table-cell table:number-columns-repeated="6"/>
        </table:table-row>
        <table:table-row table:style-name="ro2">
          <table:table-cell office:value-type="string">
            <text:p>1980-10-01 00:00:00</text:p>
          </table:table-cell>
          <table:table-cell office:value-type="float" office:value="2985.557">
            <text:p>2985.557</text:p>
          </table:table-cell>
          <table:table-cell table:number-columns-repeated="2"/>
          <table:table-cell office:value-type="string">
            <text:p>1980-10-01 00:00:00</text:p>
          </table:table-cell>
          <table:table-cell office:value-type="float" office:value="2985.557">
            <text:p>2985.557</text:p>
          </table:table-cell>
          <table:table-cell table:number-columns-repeated="2"/>
          <table:table-cell office:value-type="string">
            <text:p>1980-10-01 00:00:00</text:p>
          </table:table-cell>
          <table:table-cell office:value-type="float" office:value="2985.557">
            <text:p>2985.557</text:p>
          </table:table-cell>
          <table:table-cell table:number-columns-repeated="6"/>
        </table:table-row>
        <table:table-row table:style-name="ro2">
          <table:table-cell office:value-type="string">
            <text:p>1981-01-01 00:00:00</text:p>
          </table:table-cell>
          <table:table-cell office:value-type="float" office:value="3124.206">
            <text:p>3124.206</text:p>
          </table:table-cell>
          <table:table-cell table:number-columns-repeated="2"/>
          <table:table-cell office:value-type="string">
            <text:p>1981-01-01 00:00:00</text:p>
          </table:table-cell>
          <table:table-cell office:value-type="float" office:value="3124.206">
            <text:p>3124.206</text:p>
          </table:table-cell>
          <table:table-cell table:number-columns-repeated="2"/>
          <table:table-cell office:value-type="string">
            <text:p>1981-01-01 00:00:00</text:p>
          </table:table-cell>
          <table:table-cell office:value-type="float" office:value="3124.206">
            <text:p>3124.206</text:p>
          </table:table-cell>
          <table:table-cell table:number-columns-repeated="6"/>
        </table:table-row>
        <table:table-row table:style-name="ro2">
          <table:table-cell office:value-type="string">
            <text:p>1981-04-01 00:00:00</text:p>
          </table:table-cell>
          <table:table-cell office:value-type="float" office:value="3162.532">
            <text:p>3162.532</text:p>
          </table:table-cell>
          <table:table-cell table:number-columns-repeated="2"/>
          <table:table-cell office:value-type="string">
            <text:p>1981-04-01 00:00:00</text:p>
          </table:table-cell>
          <table:table-cell office:value-type="float" office:value="3162.532">
            <text:p>3162.532</text:p>
          </table:table-cell>
          <table:table-cell table:number-columns-repeated="2"/>
          <table:table-cell office:value-type="string">
            <text:p>1981-04-01 00:00:00</text:p>
          </table:table-cell>
          <table:table-cell office:value-type="float" office:value="3162.532">
            <text:p>3162.532</text:p>
          </table:table-cell>
          <table:table-cell table:number-columns-repeated="6"/>
        </table:table-row>
        <table:table-row table:style-name="ro2">
          <table:table-cell office:value-type="string">
            <text:p>1981-07-01 00:00:00</text:p>
          </table:table-cell>
          <table:table-cell office:value-type="float" office:value="3260.609">
            <text:p>3260.609</text:p>
          </table:table-cell>
          <table:table-cell table:number-columns-repeated="2"/>
          <table:table-cell office:value-type="string">
            <text:p>1981-07-01 00:00:00</text:p>
          </table:table-cell>
          <table:table-cell office:value-type="float" office:value="3260.609">
            <text:p>3260.609</text:p>
          </table:table-cell>
          <table:table-cell table:number-columns-repeated="2"/>
          <table:table-cell office:value-type="string">
            <text:p>1981-07-01 00:00:00</text:p>
          </table:table-cell>
          <table:table-cell office:value-type="float" office:value="3260.609">
            <text:p>3260.609</text:p>
          </table:table-cell>
          <table:table-cell table:number-columns-repeated="6"/>
        </table:table-row>
        <table:table-row table:style-name="ro2">
          <table:table-cell office:value-type="string">
            <text:p>1981-10-01 00:00:00</text:p>
          </table:table-cell>
          <table:table-cell office:value-type="float" office:value="3280.818">
            <text:p>3280.818</text:p>
          </table:table-cell>
          <table:table-cell table:number-columns-repeated="2"/>
          <table:table-cell office:value-type="string">
            <text:p>1981-10-01 00:00:00</text:p>
          </table:table-cell>
          <table:table-cell office:value-type="float" office:value="3280.818">
            <text:p>3280.818</text:p>
          </table:table-cell>
          <table:table-cell table:number-columns-repeated="2"/>
          <table:table-cell office:value-type="string">
            <text:p>1981-10-01 00:00:00</text:p>
          </table:table-cell>
          <table:table-cell office:value-type="float" office:value="3280.818">
            <text:p>3280.818</text:p>
          </table:table-cell>
          <table:table-cell table:number-columns-repeated="6"/>
        </table:table-row>
        <table:table-row table:style-name="ro2">
          <table:table-cell office:value-type="string">
            <text:p>1982-01-01 00:00:00</text:p>
          </table:table-cell>
          <table:table-cell office:value-type="float" office:value="3274.302">
            <text:p>3274.302</text:p>
          </table:table-cell>
          <table:table-cell table:number-columns-repeated="2"/>
          <table:table-cell office:value-type="string">
            <text:p>1982-01-01 00:00:00</text:p>
          </table:table-cell>
          <table:table-cell office:value-type="float" office:value="3274.302">
            <text:p>3274.302</text:p>
          </table:table-cell>
          <table:table-cell table:number-columns-repeated="2"/>
          <table:table-cell office:value-type="string">
            <text:p>1982-01-01 00:00:00</text:p>
          </table:table-cell>
          <table:table-cell office:value-type="float" office:value="3274.302">
            <text:p>3274.302</text:p>
          </table:table-cell>
          <table:table-cell table:number-columns-repeated="6"/>
        </table:table-row>
        <table:table-row table:style-name="ro2">
          <table:table-cell office:value-type="string">
            <text:p>1982-04-01 00:00:00</text:p>
          </table:table-cell>
          <table:table-cell office:value-type="float" office:value="3331.972">
            <text:p>3331.972</text:p>
          </table:table-cell>
          <table:table-cell table:number-columns-repeated="2"/>
          <table:table-cell office:value-type="string">
            <text:p>1982-04-01 00:00:00</text:p>
          </table:table-cell>
          <table:table-cell office:value-type="float" office:value="3331.972">
            <text:p>3331.972</text:p>
          </table:table-cell>
          <table:table-cell table:number-columns-repeated="2"/>
          <table:table-cell office:value-type="string">
            <text:p>1982-04-01 00:00:00</text:p>
          </table:table-cell>
          <table:table-cell office:value-type="float" office:value="3331.972">
            <text:p>3331.972</text:p>
          </table:table-cell>
          <table:table-cell table:number-columns-repeated="6"/>
        </table:table-row>
        <table:table-row table:style-name="ro2">
          <table:table-cell office:value-type="string">
            <text:p>1982-07-01 00:00:00</text:p>
          </table:table-cell>
          <table:table-cell office:value-type="float" office:value="3366.322">
            <text:p>3366.322</text:p>
          </table:table-cell>
          <table:table-cell table:number-columns-repeated="2"/>
          <table:table-cell office:value-type="string">
            <text:p>1982-07-01 00:00:00</text:p>
          </table:table-cell>
          <table:table-cell office:value-type="float" office:value="3366.322">
            <text:p>3366.322</text:p>
          </table:table-cell>
          <table:table-cell table:number-columns-repeated="2"/>
          <table:table-cell office:value-type="string">
            <text:p>1982-07-01 00:00:00</text:p>
          </table:table-cell>
          <table:table-cell office:value-type="float" office:value="3366.322">
            <text:p>3366.322</text:p>
          </table:table-cell>
          <table:table-cell table:number-columns-repeated="6"/>
        </table:table-row>
        <table:table-row table:style-name="ro2">
          <table:table-cell office:value-type="string">
            <text:p>1982-10-01 00:00:00</text:p>
          </table:table-cell>
          <table:table-cell office:value-type="float" office:value="3402.561">
            <text:p>3402.561</text:p>
          </table:table-cell>
          <table:table-cell table:number-columns-repeated="2"/>
          <table:table-cell office:value-type="string">
            <text:p>1982-10-01 00:00:00</text:p>
          </table:table-cell>
          <table:table-cell office:value-type="float" office:value="3402.561">
            <text:p>3402.561</text:p>
          </table:table-cell>
          <table:table-cell table:number-columns-repeated="2"/>
          <table:table-cell office:value-type="string">
            <text:p>1982-10-01 00:00:00</text:p>
          </table:table-cell>
          <table:table-cell office:value-type="float" office:value="3402.561">
            <text:p>3402.561</text:p>
          </table:table-cell>
          <table:table-cell table:number-columns-repeated="6"/>
        </table:table-row>
        <table:table-row table:style-name="ro2">
          <table:table-cell office:value-type="string">
            <text:p>1983-01-01 00:00:00</text:p>
          </table:table-cell>
          <table:table-cell office:value-type="float" office:value="3473.413">
            <text:p>3473.413</text:p>
          </table:table-cell>
          <table:table-cell table:number-columns-repeated="2"/>
          <table:table-cell office:value-type="string">
            <text:p>1983-01-01 00:00:00</text:p>
          </table:table-cell>
          <table:table-cell office:value-type="float" office:value="3473.413">
            <text:p>3473.413</text:p>
          </table:table-cell>
          <table:table-cell table:number-columns-repeated="2"/>
          <table:table-cell office:value-type="string">
            <text:p>1983-01-01 00:00:00</text:p>
          </table:table-cell>
          <table:table-cell office:value-type="float" office:value="3473.413">
            <text:p>3473.413</text:p>
          </table:table-cell>
          <table:table-cell table:number-columns-repeated="6"/>
        </table:table-row>
        <table:table-row table:style-name="ro2">
          <table:table-cell office:value-type="string">
            <text:p>1983-04-01 00:00:00</text:p>
          </table:table-cell>
          <table:table-cell office:value-type="float" office:value="3578.848">
            <text:p>3578.848</text:p>
          </table:table-cell>
          <table:table-cell table:number-columns-repeated="2"/>
          <table:table-cell office:value-type="string">
            <text:p>1983-04-01 00:00:00</text:p>
          </table:table-cell>
          <table:table-cell office:value-type="float" office:value="3578.848">
            <text:p>3578.848</text:p>
          </table:table-cell>
          <table:table-cell table:number-columns-repeated="2"/>
          <table:table-cell office:value-type="string">
            <text:p>1983-04-01 00:00:00</text:p>
          </table:table-cell>
          <table:table-cell office:value-type="float" office:value="3578.848">
            <text:p>3578.848</text:p>
          </table:table-cell>
          <table:table-cell table:number-columns-repeated="6"/>
        </table:table-row>
        <table:table-row table:style-name="ro2">
          <table:table-cell office:value-type="string">
            <text:p>1983-07-01 00:00:00</text:p>
          </table:table-cell>
          <table:table-cell office:value-type="float" office:value="3689.179">
            <text:p>3689.179</text:p>
          </table:table-cell>
          <table:table-cell table:number-columns-repeated="2"/>
          <table:table-cell office:value-type="string">
            <text:p>1983-07-01 00:00:00</text:p>
          </table:table-cell>
          <table:table-cell office:value-type="float" office:value="3689.179">
            <text:p>3689.179</text:p>
          </table:table-cell>
          <table:table-cell table:number-columns-repeated="2"/>
          <table:table-cell office:value-type="string">
            <text:p>1983-07-01 00:00:00</text:p>
          </table:table-cell>
          <table:table-cell office:value-type="float" office:value="3689.179">
            <text:p>3689.179</text:p>
          </table:table-cell>
          <table:table-cell table:number-columns-repeated="6"/>
        </table:table-row>
        <table:table-row table:style-name="ro2">
          <table:table-cell office:value-type="string">
            <text:p>1983-10-01 00:00:00</text:p>
          </table:table-cell>
          <table:table-cell office:value-type="float" office:value="3794.706">
            <text:p>3794.706</text:p>
          </table:table-cell>
          <table:table-cell table:number-columns-repeated="2"/>
          <table:table-cell office:value-type="string">
            <text:p>1983-10-01 00:00:00</text:p>
          </table:table-cell>
          <table:table-cell office:value-type="float" office:value="3794.706">
            <text:p>3794.706</text:p>
          </table:table-cell>
          <table:table-cell table:number-columns-repeated="2"/>
          <table:table-cell office:value-type="string">
            <text:p>1983-10-01 00:00:00</text:p>
          </table:table-cell>
          <table:table-cell office:value-type="float" office:value="3794.706">
            <text:p>3794.706</text:p>
          </table:table-cell>
          <table:table-cell table:number-columns-repeated="6"/>
        </table:table-row>
        <table:table-row table:style-name="ro2">
          <table:table-cell office:value-type="string">
            <text:p>1984-01-01 00:00:00</text:p>
          </table:table-cell>
          <table:table-cell office:value-type="float" office:value="3908.054">
            <text:p>3908.054</text:p>
          </table:table-cell>
          <table:table-cell table:number-columns-repeated="2"/>
          <table:table-cell office:value-type="string">
            <text:p>1984-01-01 00:00:00</text:p>
          </table:table-cell>
          <table:table-cell office:value-type="float" office:value="3908.054">
            <text:p>3908.054</text:p>
          </table:table-cell>
          <table:table-cell table:number-columns-repeated="2"/>
          <table:table-cell office:value-type="string">
            <text:p>1984-01-01 00:00:00</text:p>
          </table:table-cell>
          <table:table-cell office:value-type="float" office:value="3908.054">
            <text:p>3908.054</text:p>
          </table:table-cell>
          <table:table-cell table:number-columns-repeated="6"/>
        </table:table-row>
        <table:table-row table:style-name="ro2">
          <table:table-cell office:value-type="string">
            <text:p>1984-04-01 00:00:00</text:p>
          </table:table-cell>
          <table:table-cell office:value-type="float" office:value="4009.601">
            <text:p>4009.601</text:p>
          </table:table-cell>
          <table:table-cell table:number-columns-repeated="2"/>
          <table:table-cell office:value-type="string">
            <text:p>1984-04-01 00:00:00</text:p>
          </table:table-cell>
          <table:table-cell office:value-type="float" office:value="4009.601">
            <text:p>4009.601</text:p>
          </table:table-cell>
          <table:table-cell table:number-columns-repeated="2"/>
          <table:table-cell office:value-type="string">
            <text:p>1984-04-01 00:00:00</text:p>
          </table:table-cell>
          <table:table-cell office:value-type="float" office:value="4009.601">
            <text:p>4009.601</text:p>
          </table:table-cell>
          <table:table-cell table:number-columns-repeated="6"/>
        </table:table-row>
        <table:table-row table:style-name="ro2">
          <table:table-cell office:value-type="string">
            <text:p>1984-07-01 00:00:00</text:p>
          </table:table-cell>
          <table:table-cell office:value-type="float" office:value="4084.25">
            <text:p>4084.25</text:p>
          </table:table-cell>
          <table:table-cell table:number-columns-repeated="2"/>
          <table:table-cell office:value-type="string">
            <text:p>1984-07-01 00:00:00</text:p>
          </table:table-cell>
          <table:table-cell office:value-type="float" office:value="4084.25">
            <text:p>4084.25</text:p>
          </table:table-cell>
          <table:table-cell table:number-columns-repeated="2"/>
          <table:table-cell office:value-type="string">
            <text:p>1984-07-01 00:00:00</text:p>
          </table:table-cell>
          <table:table-cell office:value-type="float" office:value="4084.25">
            <text:p>4084.25</text:p>
          </table:table-cell>
          <table:table-cell table:number-columns-repeated="6"/>
        </table:table-row>
        <table:table-row table:style-name="ro2">
          <table:table-cell office:value-type="string">
            <text:p>1984-10-01 00:00:00</text:p>
          </table:table-cell>
          <table:table-cell office:value-type="float" office:value="4148.551">
            <text:p>4148.551</text:p>
          </table:table-cell>
          <table:table-cell table:number-columns-repeated="2"/>
          <table:table-cell office:value-type="string">
            <text:p>1984-10-01 00:00:00</text:p>
          </table:table-cell>
          <table:table-cell office:value-type="float" office:value="4148.551">
            <text:p>4148.551</text:p>
          </table:table-cell>
          <table:table-cell table:number-columns-repeated="2"/>
          <table:table-cell office:value-type="string">
            <text:p>1984-10-01 00:00:00</text:p>
          </table:table-cell>
          <table:table-cell office:value-type="float" office:value="4148.551">
            <text:p>4148.551</text:p>
          </table:table-cell>
          <table:table-cell table:number-columns-repeated="6"/>
        </table:table-row>
        <table:table-row table:style-name="ro2">
          <table:table-cell office:value-type="string">
            <text:p>1985-01-01 00:00:00</text:p>
          </table:table-cell>
          <table:table-cell office:value-type="float" office:value="4230.168">
            <text:p>4230.168</text:p>
          </table:table-cell>
          <table:table-cell table:number-columns-repeated="2"/>
          <table:table-cell office:value-type="string">
            <text:p>1985-01-01 00:00:00</text:p>
          </table:table-cell>
          <table:table-cell office:value-type="float" office:value="4230.168">
            <text:p>4230.168</text:p>
          </table:table-cell>
          <table:table-cell table:number-columns-repeated="2"/>
          <table:table-cell office:value-type="string">
            <text:p>1985-01-01 00:00:00</text:p>
          </table:table-cell>
          <table:table-cell office:value-type="float" office:value="4230.168">
            <text:p>4230.168</text:p>
          </table:table-cell>
          <table:table-cell table:number-columns-repeated="6"/>
        </table:table-row>
        <table:table-row table:style-name="ro2">
          <table:table-cell office:value-type="string">
            <text:p>1985-04-01 00:00:00</text:p>
          </table:table-cell>
          <table:table-cell office:value-type="float" office:value="4294.887">
            <text:p>4294.887</text:p>
          </table:table-cell>
          <table:table-cell table:number-columns-repeated="2"/>
          <table:table-cell office:value-type="string">
            <text:p>1985-04-01 00:00:00</text:p>
          </table:table-cell>
          <table:table-cell office:value-type="float" office:value="4294.887">
            <text:p>4294.887</text:p>
          </table:table-cell>
          <table:table-cell table:number-columns-repeated="2"/>
          <table:table-cell office:value-type="string">
            <text:p>1985-04-01 00:00:00</text:p>
          </table:table-cell>
          <table:table-cell office:value-type="float" office:value="4294.887">
            <text:p>4294.887</text:p>
          </table:table-cell>
          <table:table-cell table:number-columns-repeated="6"/>
        </table:table-row>
        <table:table-row table:style-name="ro2">
          <table:table-cell office:value-type="string">
            <text:p>1985-07-01 00:00:00</text:p>
          </table:table-cell>
          <table:table-cell office:value-type="float" office:value="4386.773">
            <text:p>4386.773</text:p>
          </table:table-cell>
          <table:table-cell table:number-columns-repeated="2"/>
          <table:table-cell office:value-type="string">
            <text:p>1985-07-01 00:00:00</text:p>
          </table:table-cell>
          <table:table-cell office:value-type="float" office:value="4386.773">
            <text:p>4386.773</text:p>
          </table:table-cell>
          <table:table-cell table:number-columns-repeated="2"/>
          <table:table-cell office:value-type="string">
            <text:p>1985-07-01 00:00:00</text:p>
          </table:table-cell>
          <table:table-cell office:value-type="float" office:value="4386.773">
            <text:p>4386.773</text:p>
          </table:table-cell>
          <table:table-cell table:number-columns-repeated="6"/>
        </table:table-row>
        <table:table-row table:style-name="ro2">
          <table:table-cell office:value-type="string">
            <text:p>1985-10-01 00:00:00</text:p>
          </table:table-cell>
          <table:table-cell office:value-type="float" office:value="4444.094">
            <text:p>4444.094</text:p>
          </table:table-cell>
          <table:table-cell table:number-columns-repeated="2"/>
          <table:table-cell office:value-type="string">
            <text:p>1985-10-01 00:00:00</text:p>
          </table:table-cell>
          <table:table-cell office:value-type="float" office:value="4444.094">
            <text:p>4444.094</text:p>
          </table:table-cell>
          <table:table-cell table:number-columns-repeated="2"/>
          <table:table-cell office:value-type="string">
            <text:p>1985-10-01 00:00:00</text:p>
          </table:table-cell>
          <table:table-cell office:value-type="float" office:value="4444.094">
            <text:p>4444.094</text:p>
          </table:table-cell>
          <table:table-cell table:number-columns-repeated="6"/>
        </table:table-row>
        <table:table-row table:style-name="ro2">
          <table:table-cell office:value-type="string">
            <text:p>1986-01-01 00:00:00</text:p>
          </table:table-cell>
          <table:table-cell office:value-type="float" office:value="4507.894">
            <text:p>4507.894</text:p>
          </table:table-cell>
          <table:table-cell table:number-columns-repeated="2"/>
          <table:table-cell office:value-type="string">
            <text:p>1986-01-01 00:00:00</text:p>
          </table:table-cell>
          <table:table-cell office:value-type="float" office:value="4507.894">
            <text:p>4507.894</text:p>
          </table:table-cell>
          <table:table-cell table:number-columns-repeated="2"/>
          <table:table-cell office:value-type="string">
            <text:p>1986-01-01 00:00:00</text:p>
          </table:table-cell>
          <table:table-cell office:value-type="float" office:value="4507.894">
            <text:p>4507.894</text:p>
          </table:table-cell>
          <table:table-cell table:number-columns-repeated="6"/>
        </table:table-row>
        <table:table-row table:style-name="ro2">
          <table:table-cell office:value-type="string">
            <text:p>1986-04-01 00:00:00</text:p>
          </table:table-cell>
          <table:table-cell office:value-type="float" office:value="4545.34">
            <text:p>4545.34</text:p>
          </table:table-cell>
          <table:table-cell table:number-columns-repeated="2"/>
          <table:table-cell office:value-type="string">
            <text:p>1986-04-01 00:00:00</text:p>
          </table:table-cell>
          <table:table-cell office:value-type="float" office:value="4545.34">
            <text:p>4545.34</text:p>
          </table:table-cell>
          <table:table-cell table:number-columns-repeated="2"/>
          <table:table-cell office:value-type="string">
            <text:p>1986-04-01 00:00:00</text:p>
          </table:table-cell>
          <table:table-cell office:value-type="float" office:value="4545.34">
            <text:p>4545.34</text:p>
          </table:table-cell>
          <table:table-cell table:number-columns-repeated="6"/>
        </table:table-row>
        <table:table-row table:style-name="ro2">
          <table:table-cell office:value-type="string">
            <text:p>1986-07-01 00:00:00</text:p>
          </table:table-cell>
          <table:table-cell office:value-type="float" office:value="4607.669">
            <text:p>4607.669</text:p>
          </table:table-cell>
          <table:table-cell table:number-columns-repeated="2"/>
          <table:table-cell office:value-type="string">
            <text:p>1986-07-01 00:00:00</text:p>
          </table:table-cell>
          <table:table-cell office:value-type="float" office:value="4607.669">
            <text:p>4607.669</text:p>
          </table:table-cell>
          <table:table-cell table:number-columns-repeated="2"/>
          <table:table-cell office:value-type="string">
            <text:p>1986-07-01 00:00:00</text:p>
          </table:table-cell>
          <table:table-cell office:value-type="float" office:value="4607.669">
            <text:p>4607.669</text:p>
          </table:table-cell>
          <table:table-cell table:number-columns-repeated="6"/>
        </table:table-row>
        <table:table-row table:style-name="ro2">
          <table:table-cell office:value-type="string">
            <text:p>1986-10-01 00:00:00</text:p>
          </table:table-cell>
          <table:table-cell office:value-type="float" office:value="4657.627">
            <text:p>4657.627</text:p>
          </table:table-cell>
          <table:table-cell table:number-columns-repeated="2"/>
          <table:table-cell office:value-type="string">
            <text:p>1986-10-01 00:00:00</text:p>
          </table:table-cell>
          <table:table-cell office:value-type="float" office:value="4657.627">
            <text:p>4657.627</text:p>
          </table:table-cell>
          <table:table-cell table:number-columns-repeated="2"/>
          <table:table-cell office:value-type="string">
            <text:p>1986-10-01 00:00:00</text:p>
          </table:table-cell>
          <table:table-cell office:value-type="float" office:value="4657.627">
            <text:p>4657.627</text:p>
          </table:table-cell>
          <table:table-cell table:number-columns-repeated="6"/>
        </table:table-row>
        <table:table-row table:style-name="ro2">
          <table:table-cell office:value-type="string">
            <text:p>1987-01-01 00:00:00</text:p>
          </table:table-cell>
          <table:table-cell office:value-type="float" office:value="4722.156">
            <text:p>4722.156</text:p>
          </table:table-cell>
          <table:table-cell table:number-columns-repeated="2"/>
          <table:table-cell office:value-type="string">
            <text:p>1987-01-01 00:00:00</text:p>
          </table:table-cell>
          <table:table-cell office:value-type="float" office:value="4722.156">
            <text:p>4722.156</text:p>
          </table:table-cell>
          <table:table-cell table:number-columns-repeated="2"/>
          <table:table-cell office:value-type="string">
            <text:p>1987-01-01 00:00:00</text:p>
          </table:table-cell>
          <table:table-cell office:value-type="float" office:value="4722.156">
            <text:p>4722.156</text:p>
          </table:table-cell>
          <table:table-cell table:number-columns-repeated="6"/>
        </table:table-row>
        <table:table-row table:style-name="ro2">
          <table:table-cell office:value-type="string">
            <text:p>1987-04-01 00:00:00</text:p>
          </table:table-cell>
          <table:table-cell office:value-type="float" office:value="4806.16">
            <text:p>4806.16</text:p>
          </table:table-cell>
          <table:table-cell table:number-columns-repeated="2"/>
          <table:table-cell office:value-type="string">
            <text:p>1987-04-01 00:00:00</text:p>
          </table:table-cell>
          <table:table-cell office:value-type="float" office:value="4806.16">
            <text:p>4806.16</text:p>
          </table:table-cell>
          <table:table-cell table:number-columns-repeated="2"/>
          <table:table-cell office:value-type="string">
            <text:p>1987-04-01 00:00:00</text:p>
          </table:table-cell>
          <table:table-cell office:value-type="float" office:value="4806.16">
            <text:p>4806.16</text:p>
          </table:table-cell>
          <table:table-cell table:number-columns-repeated="6"/>
        </table:table-row>
        <table:table-row table:style-name="ro2">
          <table:table-cell office:value-type="string">
            <text:p>1987-07-01 00:00:00</text:p>
          </table:table-cell>
          <table:table-cell office:value-type="float" office:value="4884.555">
            <text:p>4884.555</text:p>
          </table:table-cell>
          <table:table-cell table:number-columns-repeated="2"/>
          <table:table-cell office:value-type="string">
            <text:p>1987-07-01 00:00:00</text:p>
          </table:table-cell>
          <table:table-cell office:value-type="float" office:value="4884.555">
            <text:p>4884.555</text:p>
          </table:table-cell>
          <table:table-cell table:number-columns-repeated="2"/>
          <table:table-cell office:value-type="string">
            <text:p>1987-07-01 00:00:00</text:p>
          </table:table-cell>
          <table:table-cell office:value-type="float" office:value="4884.555">
            <text:p>4884.555</text:p>
          </table:table-cell>
          <table:table-cell table:number-columns-repeated="6"/>
        </table:table-row>
        <table:table-row table:style-name="ro2">
          <table:table-cell office:value-type="string">
            <text:p>1987-10-01 00:00:00</text:p>
          </table:table-cell>
          <table:table-cell office:value-type="float" office:value="5007.994">
            <text:p>5007.994</text:p>
          </table:table-cell>
          <table:table-cell table:number-columns-repeated="2"/>
          <table:table-cell office:value-type="string">
            <text:p>1987-10-01 00:00:00</text:p>
          </table:table-cell>
          <table:table-cell office:value-type="float" office:value="5007.994">
            <text:p>5007.994</text:p>
          </table:table-cell>
          <table:table-cell table:number-columns-repeated="2"/>
          <table:table-cell office:value-type="string">
            <text:p>1987-10-01 00:00:00</text:p>
          </table:table-cell>
          <table:table-cell office:value-type="float" office:value="5007.994">
            <text:p>5007.994</text:p>
          </table:table-cell>
          <table:table-cell table:number-columns-repeated="6"/>
        </table:table-row>
        <table:table-row table:style-name="ro2">
          <table:table-cell office:value-type="string">
            <text:p>1988-01-01 00:00:00</text:p>
          </table:table-cell>
          <table:table-cell office:value-type="float" office:value="5073.372">
            <text:p>5073.372</text:p>
          </table:table-cell>
          <table:table-cell table:number-columns-repeated="2"/>
          <table:table-cell office:value-type="string">
            <text:p>1988-01-01 00:00:00</text:p>
          </table:table-cell>
          <table:table-cell office:value-type="float" office:value="5073.372">
            <text:p>5073.372</text:p>
          </table:table-cell>
          <table:table-cell table:number-columns-repeated="2"/>
          <table:table-cell office:value-type="string">
            <text:p>1988-01-01 00:00:00</text:p>
          </table:table-cell>
          <table:table-cell office:value-type="float" office:value="5073.372">
            <text:p>5073.372</text:p>
          </table:table-cell>
          <table:table-cell table:number-columns-repeated="6"/>
        </table:table-row>
        <table:table-row table:style-name="ro2">
          <table:table-cell office:value-type="string">
            <text:p>1988-04-01 00:00:00</text:p>
          </table:table-cell>
          <table:table-cell office:value-type="float" office:value="5190.036">
            <text:p>5190.036</text:p>
          </table:table-cell>
          <table:table-cell table:number-columns-repeated="2"/>
          <table:table-cell office:value-type="string">
            <text:p>1988-04-01 00:00:00</text:p>
          </table:table-cell>
          <table:table-cell office:value-type="float" office:value="5190.036">
            <text:p>5190.036</text:p>
          </table:table-cell>
          <table:table-cell table:number-columns-repeated="2"/>
          <table:table-cell office:value-type="string">
            <text:p>1988-04-01 00:00:00</text:p>
          </table:table-cell>
          <table:table-cell office:value-type="float" office:value="5190.036">
            <text:p>5190.036</text:p>
          </table:table-cell>
          <table:table-cell table:number-columns-repeated="6"/>
        </table:table-row>
        <table:table-row table:style-name="ro2">
          <table:table-cell office:value-type="string">
            <text:p>1988-07-01 00:00:00</text:p>
          </table:table-cell>
          <table:table-cell office:value-type="float" office:value="5282.835">
            <text:p>5282.835</text:p>
          </table:table-cell>
          <table:table-cell table:number-columns-repeated="2"/>
          <table:table-cell office:value-type="string">
            <text:p>1988-07-01 00:00:00</text:p>
          </table:table-cell>
          <table:table-cell office:value-type="float" office:value="5282.835">
            <text:p>5282.835</text:p>
          </table:table-cell>
          <table:table-cell table:number-columns-repeated="2"/>
          <table:table-cell office:value-type="string">
            <text:p>1988-07-01 00:00:00</text:p>
          </table:table-cell>
          <table:table-cell office:value-type="float" office:value="5282.835">
            <text:p>5282.835</text:p>
          </table:table-cell>
          <table:table-cell table:number-columns-repeated="6"/>
        </table:table-row>
        <table:table-row table:style-name="ro2">
          <table:table-cell office:value-type="string">
            <text:p>1988-10-01 00:00:00</text:p>
          </table:table-cell>
          <table:table-cell office:value-type="float" office:value="5399.509">
            <text:p>5399.509</text:p>
          </table:table-cell>
          <table:table-cell table:number-columns-repeated="2"/>
          <table:table-cell office:value-type="string">
            <text:p>1988-10-01 00:00:00</text:p>
          </table:table-cell>
          <table:table-cell office:value-type="float" office:value="5399.509">
            <text:p>5399.509</text:p>
          </table:table-cell>
          <table:table-cell table:number-columns-repeated="2"/>
          <table:table-cell office:value-type="string">
            <text:p>1988-10-01 00:00:00</text:p>
          </table:table-cell>
          <table:table-cell office:value-type="float" office:value="5399.509">
            <text:p>5399.509</text:p>
          </table:table-cell>
          <table:table-cell table:number-columns-repeated="6"/>
        </table:table-row>
        <table:table-row table:style-name="ro2">
          <table:table-cell office:value-type="string">
            <text:p>1989-01-01 00:00:00</text:p>
          </table:table-cell>
          <table:table-cell office:value-type="float" office:value="5511.253">
            <text:p>5511.253</text:p>
          </table:table-cell>
          <table:table-cell table:number-columns-repeated="2"/>
          <table:table-cell office:value-type="string">
            <text:p>1989-01-01 00:00:00</text:p>
          </table:table-cell>
          <table:table-cell office:value-type="float" office:value="5511.253">
            <text:p>5511.253</text:p>
          </table:table-cell>
          <table:table-cell table:number-columns-repeated="2"/>
          <table:table-cell office:value-type="string">
            <text:p>1989-01-01 00:00:00</text:p>
          </table:table-cell>
          <table:table-cell office:value-type="float" office:value="5511.253">
            <text:p>5511.253</text:p>
          </table:table-cell>
          <table:table-cell table:number-columns-repeated="6"/>
        </table:table-row>
        <table:table-row table:style-name="ro2">
          <table:table-cell office:value-type="string">
            <text:p>1989-04-01 00:00:00</text:p>
          </table:table-cell>
          <table:table-cell office:value-type="float" office:value="5612.463">
            <text:p>5612.463</text:p>
          </table:table-cell>
          <table:table-cell table:number-columns-repeated="2"/>
          <table:table-cell office:value-type="string">
            <text:p>1989-04-01 00:00:00</text:p>
          </table:table-cell>
          <table:table-cell office:value-type="float" office:value="5612.463">
            <text:p>5612.463</text:p>
          </table:table-cell>
          <table:table-cell table:number-columns-repeated="2"/>
          <table:table-cell office:value-type="string">
            <text:p>1989-04-01 00:00:00</text:p>
          </table:table-cell>
          <table:table-cell office:value-type="float" office:value="5612.463">
            <text:p>5612.463</text:p>
          </table:table-cell>
          <table:table-cell table:number-columns-repeated="6"/>
        </table:table-row>
        <table:table-row table:style-name="ro2">
          <table:table-cell office:value-type="string">
            <text:p>1989-07-01 00:00:00</text:p>
          </table:table-cell>
          <table:table-cell office:value-type="float" office:value="5695.365">
            <text:p>5695.365</text:p>
          </table:table-cell>
          <table:table-cell table:number-columns-repeated="2"/>
          <table:table-cell office:value-type="string">
            <text:p>1989-07-01 00:00:00</text:p>
          </table:table-cell>
          <table:table-cell office:value-type="float" office:value="5695.365">
            <text:p>5695.365</text:p>
          </table:table-cell>
          <table:table-cell table:number-columns-repeated="2"/>
          <table:table-cell office:value-type="string">
            <text:p>1989-07-01 00:00:00</text:p>
          </table:table-cell>
          <table:table-cell office:value-type="float" office:value="5695.365">
            <text:p>5695.365</text:p>
          </table:table-cell>
          <table:table-cell table:number-columns-repeated="6"/>
        </table:table-row>
        <table:table-row table:style-name="ro2">
          <table:table-cell office:value-type="string">
            <text:p>1989-10-01 00:00:00</text:p>
          </table:table-cell>
          <table:table-cell office:value-type="float" office:value="5747.237">
            <text:p>5747.237</text:p>
          </table:table-cell>
          <table:table-cell table:number-columns-repeated="2"/>
          <table:table-cell office:value-type="string">
            <text:p>1989-10-01 00:00:00</text:p>
          </table:table-cell>
          <table:table-cell office:value-type="float" office:value="5747.237">
            <text:p>5747.237</text:p>
          </table:table-cell>
          <table:table-cell table:number-columns-repeated="2"/>
          <table:table-cell office:value-type="string">
            <text:p>1989-10-01 00:00:00</text:p>
          </table:table-cell>
          <table:table-cell office:value-type="float" office:value="5747.237">
            <text:p>5747.237</text:p>
          </table:table-cell>
          <table:table-cell table:number-columns-repeated="6"/>
        </table:table-row>
        <table:table-row table:style-name="ro2">
          <table:table-cell office:value-type="string">
            <text:p>1990-01-01 00:00:00</text:p>
          </table:table-cell>
          <table:table-cell office:value-type="float" office:value="5872.701">
            <text:p>5872.701</text:p>
          </table:table-cell>
          <table:table-cell table:number-columns-repeated="2"/>
          <table:table-cell office:value-type="string">
            <text:p>1990-01-01 00:00:00</text:p>
          </table:table-cell>
          <table:table-cell office:value-type="float" office:value="5872.701">
            <text:p>5872.701</text:p>
          </table:table-cell>
          <table:table-cell table:number-columns-repeated="2"/>
          <table:table-cell office:value-type="string">
            <text:p>1990-01-01 00:00:00</text:p>
          </table:table-cell>
          <table:table-cell office:value-type="float" office:value="5872.701">
            <text:p>5872.701</text:p>
          </table:table-cell>
          <table:table-cell table:number-columns-repeated="6"/>
        </table:table-row>
        <table:table-row table:style-name="ro2">
          <table:table-cell office:value-type="string">
            <text:p>1990-04-01 00:00:00</text:p>
          </table:table-cell>
          <table:table-cell office:value-type="float" office:value="5960.028">
            <text:p>5960.028</text:p>
          </table:table-cell>
          <table:table-cell table:number-columns-repeated="2"/>
          <table:table-cell office:value-type="string">
            <text:p>1990-04-01 00:00:00</text:p>
          </table:table-cell>
          <table:table-cell office:value-type="float" office:value="5960.028">
            <text:p>5960.028</text:p>
          </table:table-cell>
          <table:table-cell table:number-columns-repeated="2"/>
          <table:table-cell office:value-type="string">
            <text:p>1990-04-01 00:00:00</text:p>
          </table:table-cell>
          <table:table-cell office:value-type="float" office:value="5960.028">
            <text:p>5960.028</text:p>
          </table:table-cell>
          <table:table-cell table:number-columns-repeated="6"/>
        </table:table-row>
        <table:table-row table:style-name="ro2">
          <table:table-cell office:value-type="string">
            <text:p>1990-07-01 00:00:00</text:p>
          </table:table-cell>
          <table:table-cell office:value-type="float" office:value="6015.116">
            <text:p>6015.116</text:p>
          </table:table-cell>
          <table:table-cell table:number-columns-repeated="2"/>
          <table:table-cell office:value-type="string">
            <text:p>1990-07-01 00:00:00</text:p>
          </table:table-cell>
          <table:table-cell office:value-type="float" office:value="6015.116">
            <text:p>6015.116</text:p>
          </table:table-cell>
          <table:table-cell table:number-columns-repeated="2"/>
          <table:table-cell office:value-type="string">
            <text:p>1990-07-01 00:00:00</text:p>
          </table:table-cell>
          <table:table-cell office:value-type="float" office:value="6015.116">
            <text:p>6015.116</text:p>
          </table:table-cell>
          <table:table-cell table:number-columns-repeated="6"/>
        </table:table-row>
        <table:table-row table:style-name="ro2">
          <table:table-cell office:value-type="string">
            <text:p>1990-10-01 00:00:00</text:p>
          </table:table-cell>
          <table:table-cell office:value-type="float" office:value="6004.733">
            <text:p>6004.733</text:p>
          </table:table-cell>
          <table:table-cell table:number-columns-repeated="2"/>
          <table:table-cell office:value-type="string">
            <text:p>1990-10-01 00:00:00</text:p>
          </table:table-cell>
          <table:table-cell office:value-type="float" office:value="6004.733">
            <text:p>6004.733</text:p>
          </table:table-cell>
          <table:table-cell table:number-columns-repeated="2"/>
          <table:table-cell office:value-type="string">
            <text:p>1990-10-01 00:00:00</text:p>
          </table:table-cell>
          <table:table-cell office:value-type="float" office:value="6004.733">
            <text:p>6004.733</text:p>
          </table:table-cell>
          <table:table-cell table:number-columns-repeated="6"/>
        </table:table-row>
        <table:table-row table:style-name="ro2">
          <table:table-cell office:value-type="string">
            <text:p>1991-01-01 00:00:00</text:p>
          </table:table-cell>
          <table:table-cell office:value-type="float" office:value="6035.178">
            <text:p>6035.178</text:p>
          </table:table-cell>
          <table:table-cell table:number-columns-repeated="2"/>
          <table:table-cell office:value-type="string">
            <text:p>1991-01-01 00:00:00</text:p>
          </table:table-cell>
          <table:table-cell office:value-type="float" office:value="6035.178">
            <text:p>6035.178</text:p>
          </table:table-cell>
          <table:table-cell table:number-columns-repeated="2"/>
          <table:table-cell office:value-type="string">
            <text:p>1991-01-01 00:00:00</text:p>
          </table:table-cell>
          <table:table-cell office:value-type="float" office:value="6035.178">
            <text:p>6035.178</text:p>
          </table:table-cell>
          <table:table-cell table:number-columns-repeated="6"/>
        </table:table-row>
        <table:table-row table:style-name="ro2">
          <table:table-cell office:value-type="string">
            <text:p>1991-04-01 00:00:00</text:p>
          </table:table-cell>
          <table:table-cell office:value-type="float" office:value="6126.862">
            <text:p>6126.862</text:p>
          </table:table-cell>
          <table:table-cell table:number-columns-repeated="2"/>
          <table:table-cell office:value-type="string">
            <text:p>1991-04-01 00:00:00</text:p>
          </table:table-cell>
          <table:table-cell office:value-type="float" office:value="6126.862">
            <text:p>6126.862</text:p>
          </table:table-cell>
          <table:table-cell table:number-columns-repeated="2"/>
          <table:table-cell office:value-type="string">
            <text:p>1991-04-01 00:00:00</text:p>
          </table:table-cell>
          <table:table-cell office:value-type="float" office:value="6126.862">
            <text:p>6126.862</text:p>
          </table:table-cell>
          <table:table-cell table:number-columns-repeated="6"/>
        </table:table-row>
        <table:table-row table:style-name="ro2">
          <table:table-cell office:value-type="string">
            <text:p>1991-07-01 00:00:00</text:p>
          </table:table-cell>
          <table:table-cell office:value-type="float" office:value="6205.937">
            <text:p>6205.937</text:p>
          </table:table-cell>
          <table:table-cell table:number-columns-repeated="2"/>
          <table:table-cell office:value-type="string">
            <text:p>1991-07-01 00:00:00</text:p>
          </table:table-cell>
          <table:table-cell office:value-type="float" office:value="6205.937">
            <text:p>6205.937</text:p>
          </table:table-cell>
          <table:table-cell table:number-columns-repeated="2"/>
          <table:table-cell office:value-type="string">
            <text:p>1991-07-01 00:00:00</text:p>
          </table:table-cell>
          <table:table-cell office:value-type="float" office:value="6205.937">
            <text:p>6205.937</text:p>
          </table:table-cell>
          <table:table-cell table:number-columns-repeated="6"/>
        </table:table-row>
        <table:table-row table:style-name="ro2">
          <table:table-cell office:value-type="string">
            <text:p>1991-10-01 00:00:00</text:p>
          </table:table-cell>
          <table:table-cell office:value-type="float" office:value="6264.54">
            <text:p>6264.54</text:p>
          </table:table-cell>
          <table:table-cell table:number-columns-repeated="2"/>
          <table:table-cell office:value-type="string">
            <text:p>1991-10-01 00:00:00</text:p>
          </table:table-cell>
          <table:table-cell office:value-type="float" office:value="6264.54">
            <text:p>6264.54</text:p>
          </table:table-cell>
          <table:table-cell table:number-columns-repeated="2"/>
          <table:table-cell office:value-type="string">
            <text:p>1991-10-01 00:00:00</text:p>
          </table:table-cell>
          <table:table-cell office:value-type="float" office:value="6264.54">
            <text:p>6264.54</text:p>
          </table:table-cell>
          <table:table-cell table:number-columns-repeated="6"/>
        </table:table-row>
        <table:table-row table:style-name="ro2">
          <table:table-cell office:value-type="string">
            <text:p>1992-01-01 00:00:00</text:p>
          </table:table-cell>
          <table:table-cell office:value-type="float" office:value="6363.102">
            <text:p>6363.102</text:p>
          </table:table-cell>
          <table:table-cell table:number-columns-repeated="2"/>
          <table:table-cell office:value-type="string">
            <text:p>1992-01-01 00:00:00</text:p>
          </table:table-cell>
          <table:table-cell office:value-type="float" office:value="6363.102">
            <text:p>6363.102</text:p>
          </table:table-cell>
          <table:table-cell table:number-columns-repeated="2"/>
          <table:table-cell office:value-type="string">
            <text:p>1992-01-01 00:00:00</text:p>
          </table:table-cell>
          <table:table-cell office:value-type="float" office:value="6363.102">
            <text:p>6363.102</text:p>
          </table:table-cell>
          <table:table-cell table:number-columns-repeated="6"/>
        </table:table-row>
        <table:table-row table:style-name="ro2">
          <table:table-cell office:value-type="string">
            <text:p>1992-04-01 00:00:00</text:p>
          </table:table-cell>
          <table:table-cell office:value-type="float" office:value="6470.763">
            <text:p>6470.763</text:p>
          </table:table-cell>
          <table:table-cell table:number-columns-repeated="2"/>
          <table:table-cell office:value-type="string">
            <text:p>1992-04-01 00:00:00</text:p>
          </table:table-cell>
          <table:table-cell office:value-type="float" office:value="6470.763">
            <text:p>6470.763</text:p>
          </table:table-cell>
          <table:table-cell table:number-columns-repeated="2"/>
          <table:table-cell office:value-type="string">
            <text:p>1992-04-01 00:00:00</text:p>
          </table:table-cell>
          <table:table-cell office:value-type="float" office:value="6470.763">
            <text:p>6470.763</text:p>
          </table:table-cell>
          <table:table-cell table:number-columns-repeated="6"/>
        </table:table-row>
        <table:table-row table:style-name="ro2">
          <table:table-cell office:value-type="string">
            <text:p>1992-07-01 00:00:00</text:p>
          </table:table-cell>
          <table:table-cell office:value-type="float" office:value="6566.641">
            <text:p>6566.641</text:p>
          </table:table-cell>
          <table:table-cell table:number-columns-repeated="2"/>
          <table:table-cell office:value-type="string">
            <text:p>1992-07-01 00:00:00</text:p>
          </table:table-cell>
          <table:table-cell office:value-type="float" office:value="6566.641">
            <text:p>6566.641</text:p>
          </table:table-cell>
          <table:table-cell table:number-columns-repeated="2"/>
          <table:table-cell office:value-type="string">
            <text:p>1992-07-01 00:00:00</text:p>
          </table:table-cell>
          <table:table-cell office:value-type="float" office:value="6566.641">
            <text:p>6566.641</text:p>
          </table:table-cell>
          <table:table-cell table:number-columns-repeated="6"/>
        </table:table-row>
        <table:table-row table:style-name="ro2">
          <table:table-cell office:value-type="string">
            <text:p>1992-10-01 00:00:00</text:p>
          </table:table-cell>
          <table:table-cell office:value-type="float" office:value="6680.803">
            <text:p>6680.803</text:p>
          </table:table-cell>
          <table:table-cell table:number-columns-repeated="2"/>
          <table:table-cell office:value-type="string">
            <text:p>1992-10-01 00:00:00</text:p>
          </table:table-cell>
          <table:table-cell office:value-type="float" office:value="6680.803">
            <text:p>6680.803</text:p>
          </table:table-cell>
          <table:table-cell table:number-columns-repeated="2"/>
          <table:table-cell office:value-type="string">
            <text:p>1992-10-01 00:00:00</text:p>
          </table:table-cell>
          <table:table-cell office:value-type="float" office:value="6680.803">
            <text:p>6680.803</text:p>
          </table:table-cell>
          <table:table-cell table:number-columns-repeated="6"/>
        </table:table-row>
        <table:table-row table:style-name="ro2">
          <table:table-cell office:value-type="string">
            <text:p>1993-01-01 00:00:00</text:p>
          </table:table-cell>
          <table:table-cell office:value-type="float" office:value="6729.459">
            <text:p>6729.459</text:p>
          </table:table-cell>
          <table:table-cell table:number-columns-repeated="2"/>
          <table:table-cell office:value-type="string">
            <text:p>1993-01-01 00:00:00</text:p>
          </table:table-cell>
          <table:table-cell office:value-type="float" office:value="6729.459">
            <text:p>6729.459</text:p>
          </table:table-cell>
          <table:table-cell table:number-columns-repeated="2"/>
          <table:table-cell office:value-type="string">
            <text:p>1993-01-01 00:00:00</text:p>
          </table:table-cell>
          <table:table-cell office:value-type="float" office:value="6729.459">
            <text:p>6729.459</text:p>
          </table:table-cell>
          <table:table-cell table:number-columns-repeated="6"/>
        </table:table-row>
        <table:table-row table:style-name="ro2">
          <table:table-cell office:value-type="string">
            <text:p>1993-04-01 00:00:00</text:p>
          </table:table-cell>
          <table:table-cell office:value-type="float" office:value="6808.939">
            <text:p>6808.939</text:p>
          </table:table-cell>
          <table:table-cell table:number-columns-repeated="2"/>
          <table:table-cell office:value-type="string">
            <text:p>1993-04-01 00:00:00</text:p>
          </table:table-cell>
          <table:table-cell office:value-type="float" office:value="6808.939">
            <text:p>6808.939</text:p>
          </table:table-cell>
          <table:table-cell table:number-columns-repeated="2"/>
          <table:table-cell office:value-type="string">
            <text:p>1993-04-01 00:00:00</text:p>
          </table:table-cell>
          <table:table-cell office:value-type="float" office:value="6808.939">
            <text:p>6808.939</text:p>
          </table:table-cell>
          <table:table-cell table:number-columns-repeated="6"/>
        </table:table-row>
        <table:table-row table:style-name="ro2">
          <table:table-cell office:value-type="string">
            <text:p>1993-07-01 00:00:00</text:p>
          </table:table-cell>
          <table:table-cell office:value-type="float" office:value="6882.098">
            <text:p>6882.098</text:p>
          </table:table-cell>
          <table:table-cell table:number-columns-repeated="2"/>
          <table:table-cell office:value-type="string">
            <text:p>1993-07-01 00:00:00</text:p>
          </table:table-cell>
          <table:table-cell office:value-type="float" office:value="6882.098">
            <text:p>6882.098</text:p>
          </table:table-cell>
          <table:table-cell table:number-columns-repeated="2"/>
          <table:table-cell office:value-type="string">
            <text:p>1993-07-01 00:00:00</text:p>
          </table:table-cell>
          <table:table-cell office:value-type="float" office:value="6882.098">
            <text:p>6882.098</text:p>
          </table:table-cell>
          <table:table-cell table:number-columns-repeated="6"/>
        </table:table-row>
        <table:table-row table:style-name="ro2">
          <table:table-cell office:value-type="string">
            <text:p>1993-10-01 00:00:00</text:p>
          </table:table-cell>
          <table:table-cell office:value-type="float" office:value="7013.738">
            <text:p>7013.738</text:p>
          </table:table-cell>
          <table:table-cell table:number-columns-repeated="2"/>
          <table:table-cell office:value-type="string">
            <text:p>1993-10-01 00:00:00</text:p>
          </table:table-cell>
          <table:table-cell office:value-type="float" office:value="7013.738">
            <text:p>7013.738</text:p>
          </table:table-cell>
          <table:table-cell table:number-columns-repeated="2"/>
          <table:table-cell office:value-type="string">
            <text:p>1993-10-01 00:00:00</text:p>
          </table:table-cell>
          <table:table-cell office:value-type="float" office:value="7013.738">
            <text:p>7013.738</text:p>
          </table:table-cell>
          <table:table-cell table:number-columns-repeated="6"/>
        </table:table-row>
        <table:table-row table:style-name="ro2">
          <table:table-cell office:value-type="string">
            <text:p>1994-01-01 00:00:00</text:p>
          </table:table-cell>
          <table:table-cell office:value-type="float" office:value="7115.652">
            <text:p>7115.652</text:p>
          </table:table-cell>
          <table:table-cell table:number-columns-repeated="2"/>
          <table:table-cell office:value-type="string">
            <text:p>1994-01-01 00:00:00</text:p>
          </table:table-cell>
          <table:table-cell office:value-type="float" office:value="7115.652">
            <text:p>7115.652</text:p>
          </table:table-cell>
          <table:table-cell table:number-columns-repeated="2"/>
          <table:table-cell office:value-type="string">
            <text:p>1994-01-01 00:00:00</text:p>
          </table:table-cell>
          <table:table-cell office:value-type="float" office:value="7115.652">
            <text:p>7115.652</text:p>
          </table:table-cell>
          <table:table-cell table:number-columns-repeated="6"/>
        </table:table-row>
        <table:table-row table:style-name="ro2">
          <table:table-cell office:value-type="string">
            <text:p>1994-04-01 00:00:00</text:p>
          </table:table-cell>
          <table:table-cell office:value-type="float" office:value="7246.931">
            <text:p>7246.931</text:p>
          </table:table-cell>
          <table:table-cell table:number-columns-repeated="2"/>
          <table:table-cell office:value-type="string">
            <text:p>1994-04-01 00:00:00</text:p>
          </table:table-cell>
          <table:table-cell office:value-type="float" office:value="7246.931">
            <text:p>7246.931</text:p>
          </table:table-cell>
          <table:table-cell table:number-columns-repeated="2"/>
          <table:table-cell office:value-type="string">
            <text:p>1994-04-01 00:00:00</text:p>
          </table:table-cell>
          <table:table-cell office:value-type="float" office:value="7246.931">
            <text:p>7246.931</text:p>
          </table:table-cell>
          <table:table-cell table:number-columns-repeated="6"/>
        </table:table-row>
        <table:table-row table:style-name="ro2">
          <table:table-cell office:value-type="string">
            <text:p>1994-07-01 00:00:00</text:p>
          </table:table-cell>
          <table:table-cell office:value-type="float" office:value="7331.075">
            <text:p>7331.075</text:p>
          </table:table-cell>
          <table:table-cell table:number-columns-repeated="2"/>
          <table:table-cell office:value-type="string">
            <text:p>1994-07-01 00:00:00</text:p>
          </table:table-cell>
          <table:table-cell office:value-type="float" office:value="7331.075">
            <text:p>7331.075</text:p>
          </table:table-cell>
          <table:table-cell table:number-columns-repeated="2"/>
          <table:table-cell office:value-type="string">
            <text:p>1994-07-01 00:00:00</text:p>
          </table:table-cell>
          <table:table-cell office:value-type="float" office:value="7331.075">
            <text:p>7331.075</text:p>
          </table:table-cell>
          <table:table-cell table:number-columns-repeated="6"/>
        </table:table-row>
        <table:table-row table:style-name="ro2">
          <table:table-cell office:value-type="string">
            <text:p>1994-10-01 00:00:00</text:p>
          </table:table-cell>
          <table:table-cell office:value-type="float" office:value="7455.288">
            <text:p>7455.288</text:p>
          </table:table-cell>
          <table:table-cell table:number-columns-repeated="2"/>
          <table:table-cell office:value-type="string">
            <text:p>1994-10-01 00:00:00</text:p>
          </table:table-cell>
          <table:table-cell office:value-type="float" office:value="7455.288">
            <text:p>7455.288</text:p>
          </table:table-cell>
          <table:table-cell table:number-columns-repeated="2"/>
          <table:table-cell office:value-type="string">
            <text:p>1994-10-01 00:00:00</text:p>
          </table:table-cell>
          <table:table-cell office:value-type="float" office:value="7455.288">
            <text:p>7455.288</text:p>
          </table:table-cell>
          <table:table-cell table:number-columns-repeated="6"/>
        </table:table-row>
        <table:table-row table:style-name="ro2">
          <table:table-cell office:value-type="string">
            <text:p>1995-01-01 00:00:00</text:p>
          </table:table-cell>
          <table:table-cell office:value-type="float" office:value="7522.289">
            <text:p>7522.289</text:p>
          </table:table-cell>
          <table:table-cell table:number-columns-repeated="2"/>
          <table:table-cell office:value-type="string">
            <text:p>1995-01-01 00:00:00</text:p>
          </table:table-cell>
          <table:table-cell office:value-type="float" office:value="7522.289">
            <text:p>7522.289</text:p>
          </table:table-cell>
          <table:table-cell table:number-columns-repeated="2"/>
          <table:table-cell office:value-type="string">
            <text:p>1995-01-01 00:00:00</text:p>
          </table:table-cell>
          <table:table-cell office:value-type="float" office:value="7522.289">
            <text:p>7522.289</text:p>
          </table:table-cell>
          <table:table-cell table:number-columns-repeated="6"/>
        </table:table-row>
        <table:table-row table:style-name="ro2">
          <table:table-cell office:value-type="string">
            <text:p>1995-04-01 00:00:00</text:p>
          </table:table-cell>
          <table:table-cell office:value-type="float" office:value="7580.997">
            <text:p>7580.997</text:p>
          </table:table-cell>
          <table:table-cell table:number-columns-repeated="2"/>
          <table:table-cell office:value-type="string">
            <text:p>1995-04-01 00:00:00</text:p>
          </table:table-cell>
          <table:table-cell office:value-type="float" office:value="7580.997">
            <text:p>7580.997</text:p>
          </table:table-cell>
          <table:table-cell table:number-columns-repeated="2"/>
          <table:table-cell office:value-type="string">
            <text:p>1995-04-01 00:00:00</text:p>
          </table:table-cell>
          <table:table-cell office:value-type="float" office:value="7580.997">
            <text:p>7580.997</text:p>
          </table:table-cell>
          <table:table-cell table:number-columns-repeated="6"/>
        </table:table-row>
        <table:table-row table:style-name="ro2">
          <table:table-cell office:value-type="string">
            <text:p>1995-07-01 00:00:00</text:p>
          </table:table-cell>
          <table:table-cell office:value-type="float" office:value="7683.125">
            <text:p>7683.125</text:p>
          </table:table-cell>
          <table:table-cell table:number-columns-repeated="2"/>
          <table:table-cell office:value-type="string">
            <text:p>1995-07-01 00:00:00</text:p>
          </table:table-cell>
          <table:table-cell office:value-type="float" office:value="7683.125">
            <text:p>7683.125</text:p>
          </table:table-cell>
          <table:table-cell table:number-columns-repeated="2"/>
          <table:table-cell office:value-type="string">
            <text:p>1995-07-01 00:00:00</text:p>
          </table:table-cell>
          <table:table-cell office:value-type="float" office:value="7683.125">
            <text:p>7683.125</text:p>
          </table:table-cell>
          <table:table-cell table:number-columns-repeated="6"/>
        </table:table-row>
        <table:table-row table:style-name="ro2">
          <table:table-cell office:value-type="string">
            <text:p>1995-10-01 00:00:00</text:p>
          </table:table-cell>
          <table:table-cell office:value-type="float" office:value="7772.586">
            <text:p>7772.586</text:p>
          </table:table-cell>
          <table:table-cell table:number-columns-repeated="2"/>
          <table:table-cell office:value-type="string">
            <text:p>1995-10-01 00:00:00</text:p>
          </table:table-cell>
          <table:table-cell office:value-type="float" office:value="7772.586">
            <text:p>7772.586</text:p>
          </table:table-cell>
          <table:table-cell table:number-columns-repeated="2"/>
          <table:table-cell office:value-type="string">
            <text:p>1995-10-01 00:00:00</text:p>
          </table:table-cell>
          <table:table-cell office:value-type="float" office:value="7772.586">
            <text:p>7772.586</text:p>
          </table:table-cell>
          <table:table-cell table:number-columns-repeated="6"/>
        </table:table-row>
        <table:table-row table:style-name="ro2">
          <table:table-cell office:value-type="string">
            <text:p>1996-01-01 00:00:00</text:p>
          </table:table-cell>
          <table:table-cell office:value-type="float" office:value="7868.468">
            <text:p>7868.468</text:p>
          </table:table-cell>
          <table:table-cell table:number-columns-repeated="2"/>
          <table:table-cell office:value-type="string">
            <text:p>1996-01-01 00:00:00</text:p>
          </table:table-cell>
          <table:table-cell office:value-type="float" office:value="7868.468">
            <text:p>7868.468</text:p>
          </table:table-cell>
          <table:table-cell table:number-columns-repeated="2"/>
          <table:table-cell office:value-type="string">
            <text:p>1996-01-01 00:00:00</text:p>
          </table:table-cell>
          <table:table-cell office:value-type="float" office:value="7868.468">
            <text:p>7868.468</text:p>
          </table:table-cell>
          <table:table-cell table:number-columns-repeated="6"/>
        </table:table-row>
        <table:table-row table:style-name="ro2">
          <table:table-cell office:value-type="string">
            <text:p>1996-04-01 00:00:00</text:p>
          </table:table-cell>
          <table:table-cell office:value-type="float" office:value="8032.84">
            <text:p>8032.84</text:p>
          </table:table-cell>
          <table:table-cell table:number-columns-repeated="2"/>
          <table:table-cell office:value-type="string">
            <text:p>1996-04-01 00:00:00</text:p>
          </table:table-cell>
          <table:table-cell office:value-type="float" office:value="8032.84">
            <text:p>8032.84</text:p>
          </table:table-cell>
          <table:table-cell table:number-columns-repeated="2"/>
          <table:table-cell office:value-type="string">
            <text:p>1996-04-01 00:00:00</text:p>
          </table:table-cell>
          <table:table-cell office:value-type="float" office:value="8032.84">
            <text:p>8032.84</text:p>
          </table:table-cell>
          <table:table-cell table:number-columns-repeated="6"/>
        </table:table-row>
        <table:table-row table:style-name="ro2">
          <table:table-cell office:value-type="string">
            <text:p>1996-07-01 00:00:00</text:p>
          </table:table-cell>
          <table:table-cell office:value-type="float" office:value="8131.408">
            <text:p>8131.408</text:p>
          </table:table-cell>
          <table:table-cell table:number-columns-repeated="2"/>
          <table:table-cell office:value-type="string">
            <text:p>1996-07-01 00:00:00</text:p>
          </table:table-cell>
          <table:table-cell office:value-type="float" office:value="8131.408">
            <text:p>8131.408</text:p>
          </table:table-cell>
          <table:table-cell table:number-columns-repeated="2"/>
          <table:table-cell office:value-type="string">
            <text:p>1996-07-01 00:00:00</text:p>
          </table:table-cell>
          <table:table-cell office:value-type="float" office:value="8131.408">
            <text:p>8131.408</text:p>
          </table:table-cell>
          <table:table-cell table:number-columns-repeated="6"/>
        </table:table-row>
        <table:table-row table:style-name="ro2">
          <table:table-cell office:value-type="string">
            <text:p>1996-10-01 00:00:00</text:p>
          </table:table-cell>
          <table:table-cell office:value-type="float" office:value="8259.771">
            <text:p>8259.771</text:p>
          </table:table-cell>
          <table:table-cell table:number-columns-repeated="2"/>
          <table:table-cell office:value-type="string">
            <text:p>1996-10-01 00:00:00</text:p>
          </table:table-cell>
          <table:table-cell office:value-type="float" office:value="8259.771">
            <text:p>8259.771</text:p>
          </table:table-cell>
          <table:table-cell table:number-columns-repeated="2"/>
          <table:table-cell office:value-type="string">
            <text:p>1996-10-01 00:00:00</text:p>
          </table:table-cell>
          <table:table-cell office:value-type="float" office:value="8259.771">
            <text:p>8259.771</text:p>
          </table:table-cell>
          <table:table-cell table:number-columns-repeated="6"/>
        </table:table-row>
        <table:table-row table:style-name="ro2">
          <table:table-cell office:value-type="string">
            <text:p>1997-01-01 00:00:00</text:p>
          </table:table-cell>
          <table:table-cell office:value-type="float" office:value="8362.655">
            <text:p>8362.655</text:p>
          </table:table-cell>
          <table:table-cell table:number-columns-repeated="2"/>
          <table:table-cell office:value-type="string">
            <text:p>1997-01-01 00:00:00</text:p>
          </table:table-cell>
          <table:table-cell office:value-type="float" office:value="8362.655">
            <text:p>8362.655</text:p>
          </table:table-cell>
          <table:table-cell table:number-columns-repeated="2"/>
          <table:table-cell office:value-type="string">
            <text:p>1997-01-01 00:00:00</text:p>
          </table:table-cell>
          <table:table-cell office:value-type="float" office:value="8362.655">
            <text:p>8362.655</text:p>
          </table:table-cell>
          <table:table-cell table:number-columns-repeated="6"/>
        </table:table-row>
        <table:table-row table:style-name="ro2">
          <table:table-cell office:value-type="string">
            <text:p>1997-04-01 00:00:00</text:p>
          </table:table-cell>
          <table:table-cell office:value-type="float" office:value="8518.825">
            <text:p>8518.825</text:p>
          </table:table-cell>
          <table:table-cell table:number-columns-repeated="2"/>
          <table:table-cell office:value-type="string">
            <text:p>1997-04-01 00:00:00</text:p>
          </table:table-cell>
          <table:table-cell office:value-type="float" office:value="8518.825">
            <text:p>8518.825</text:p>
          </table:table-cell>
          <table:table-cell table:number-columns-repeated="2"/>
          <table:table-cell office:value-type="string">
            <text:p>1997-04-01 00:00:00</text:p>
          </table:table-cell>
          <table:table-cell office:value-type="float" office:value="8518.825">
            <text:p>8518.825</text:p>
          </table:table-cell>
          <table:table-cell table:number-columns-repeated="6"/>
        </table:table-row>
        <table:table-row table:style-name="ro2">
          <table:table-cell office:value-type="string">
            <text:p>1997-07-01 00:00:00</text:p>
          </table:table-cell>
          <table:table-cell office:value-type="float" office:value="8662.823">
            <text:p>8662.823</text:p>
          </table:table-cell>
          <table:table-cell table:number-columns-repeated="2"/>
          <table:table-cell office:value-type="string">
            <text:p>1997-07-01 00:00:00</text:p>
          </table:table-cell>
          <table:table-cell office:value-type="float" office:value="8662.823">
            <text:p>8662.823</text:p>
          </table:table-cell>
          <table:table-cell table:number-columns-repeated="2"/>
          <table:table-cell office:value-type="string">
            <text:p>1997-07-01 00:00:00</text:p>
          </table:table-cell>
          <table:table-cell office:value-type="float" office:value="8662.823">
            <text:p>8662.823</text:p>
          </table:table-cell>
          <table:table-cell table:number-columns-repeated="6"/>
        </table:table-row>
        <table:table-row table:style-name="ro2">
          <table:table-cell office:value-type="string">
            <text:p>1997-10-01 00:00:00</text:p>
          </table:table-cell>
          <table:table-cell office:value-type="float" office:value="8765.907">
            <text:p>8765.907</text:p>
          </table:table-cell>
          <table:table-cell table:number-columns-repeated="2"/>
          <table:table-cell office:value-type="string">
            <text:p>1997-10-01 00:00:00</text:p>
          </table:table-cell>
          <table:table-cell office:value-type="float" office:value="8765.907">
            <text:p>8765.907</text:p>
          </table:table-cell>
          <table:table-cell table:number-columns-repeated="2"/>
          <table:table-cell office:value-type="string">
            <text:p>1997-10-01 00:00:00</text:p>
          </table:table-cell>
          <table:table-cell office:value-type="float" office:value="8765.907">
            <text:p>8765.907</text:p>
          </table:table-cell>
          <table:table-cell table:number-columns-repeated="6"/>
        </table:table-row>
        <table:table-row table:style-name="ro2">
          <table:table-cell office:value-type="string">
            <text:p>1998-01-01 00:00:00</text:p>
          </table:table-cell>
          <table:table-cell office:value-type="float" office:value="8866.48">
            <text:p>8866.48</text:p>
          </table:table-cell>
          <table:table-cell table:number-columns-repeated="2"/>
          <table:table-cell office:value-type="string">
            <text:p>1998-01-01 00:00:00</text:p>
          </table:table-cell>
          <table:table-cell office:value-type="float" office:value="8866.48">
            <text:p>8866.48</text:p>
          </table:table-cell>
          <table:table-cell table:number-columns-repeated="2"/>
          <table:table-cell office:value-type="string">
            <text:p>1998-01-01 00:00:00</text:p>
          </table:table-cell>
          <table:table-cell office:value-type="float" office:value="8866.48">
            <text:p>8866.48</text:p>
          </table:table-cell>
          <table:table-cell table:number-columns-repeated="6"/>
        </table:table-row>
        <table:table-row table:style-name="ro2">
          <table:table-cell office:value-type="string">
            <text:p>1998-04-01 00:00:00</text:p>
          </table:table-cell>
          <table:table-cell office:value-type="float" office:value="8969.699">
            <text:p>8969.699</text:p>
          </table:table-cell>
          <table:table-cell table:number-columns-repeated="2"/>
          <table:table-cell office:value-type="string">
            <text:p>1998-04-01 00:00:00</text:p>
          </table:table-cell>
          <table:table-cell office:value-type="float" office:value="8969.699">
            <text:p>8969.699</text:p>
          </table:table-cell>
          <table:table-cell table:number-columns-repeated="2"/>
          <table:table-cell office:value-type="string">
            <text:p>1998-04-01 00:00:00</text:p>
          </table:table-cell>
          <table:table-cell office:value-type="float" office:value="8969.699">
            <text:p>8969.699</text:p>
          </table:table-cell>
          <table:table-cell table:number-columns-repeated="6"/>
        </table:table-row>
        <table:table-row table:style-name="ro2">
          <table:table-cell office:value-type="string">
            <text:p>1998-07-01 00:00:00</text:p>
          </table:table-cell>
          <table:table-cell office:value-type="float" office:value="9121.097">
            <text:p>9121.097</text:p>
          </table:table-cell>
          <table:table-cell table:number-columns-repeated="2"/>
          <table:table-cell office:value-type="string">
            <text:p>1998-07-01 00:00:00</text:p>
          </table:table-cell>
          <table:table-cell office:value-type="float" office:value="9121.097">
            <text:p>9121.097</text:p>
          </table:table-cell>
          <table:table-cell table:number-columns-repeated="2"/>
          <table:table-cell office:value-type="string">
            <text:p>1998-07-01 00:00:00</text:p>
          </table:table-cell>
          <table:table-cell office:value-type="float" office:value="9121.097">
            <text:p>9121.097</text:p>
          </table:table-cell>
          <table:table-cell table:number-columns-repeated="6"/>
        </table:table-row>
        <table:table-row table:style-name="ro2">
          <table:table-cell office:value-type="string">
            <text:p>1998-10-01 00:00:00</text:p>
          </table:table-cell>
          <table:table-cell office:value-type="float" office:value="9293.991">
            <text:p>9293.991</text:p>
          </table:table-cell>
          <table:table-cell table:number-columns-repeated="2"/>
          <table:table-cell office:value-type="string">
            <text:p>1998-10-01 00:00:00</text:p>
          </table:table-cell>
          <table:table-cell office:value-type="float" office:value="9293.991">
            <text:p>9293.991</text:p>
          </table:table-cell>
          <table:table-cell table:number-columns-repeated="2"/>
          <table:table-cell office:value-type="string">
            <text:p>1998-10-01 00:00:00</text:p>
          </table:table-cell>
          <table:table-cell office:value-type="float" office:value="9293.991">
            <text:p>9293.991</text:p>
          </table:table-cell>
          <table:table-cell table:number-columns-repeated="6"/>
        </table:table-row>
        <table:table-row table:style-name="ro2">
          <table:table-cell office:value-type="string">
            <text:p>1999-01-01 00:00:00</text:p>
          </table:table-cell>
          <table:table-cell office:value-type="float" office:value="9411.682">
            <text:p>9411.682</text:p>
          </table:table-cell>
          <table:table-cell table:number-columns-repeated="2"/>
          <table:table-cell office:value-type="string">
            <text:p>1999-01-01 00:00:00</text:p>
          </table:table-cell>
          <table:table-cell office:value-type="float" office:value="9411.682">
            <text:p>9411.682</text:p>
          </table:table-cell>
          <table:table-cell table:number-columns-repeated="2"/>
          <table:table-cell office:value-type="string">
            <text:p>1999-01-01 00:00:00</text:p>
          </table:table-cell>
          <table:table-cell office:value-type="float" office:value="9411.682">
            <text:p>9411.682</text:p>
          </table:table-cell>
          <table:table-cell table:number-columns-repeated="6"/>
        </table:table-row>
        <table:table-row table:style-name="ro2">
          <table:table-cell office:value-type="string">
            <text:p>1999-04-01 00:00:00</text:p>
          </table:table-cell>
          <table:table-cell office:value-type="float" office:value="9526.21">
            <text:p>9526.21</text:p>
          </table:table-cell>
          <table:table-cell table:number-columns-repeated="2"/>
          <table:table-cell office:value-type="string">
            <text:p>1999-04-01 00:00:00</text:p>
          </table:table-cell>
          <table:table-cell office:value-type="float" office:value="9526.21">
            <text:p>9526.21</text:p>
          </table:table-cell>
          <table:table-cell table:number-columns-repeated="2"/>
          <table:table-cell office:value-type="string">
            <text:p>1999-04-01 00:00:00</text:p>
          </table:table-cell>
          <table:table-cell office:value-type="float" office:value="9526.21">
            <text:p>9526.21</text:p>
          </table:table-cell>
          <table:table-cell table:number-columns-repeated="6"/>
        </table:table-row>
        <table:table-row table:style-name="ro2">
          <table:table-cell office:value-type="string">
            <text:p>1999-07-01 00:00:00</text:p>
          </table:table-cell>
          <table:table-cell office:value-type="float" office:value="9686.626">
            <text:p>9686.626</text:p>
          </table:table-cell>
          <table:table-cell table:number-columns-repeated="2"/>
          <table:table-cell office:value-type="string">
            <text:p>1999-07-01 00:00:00</text:p>
          </table:table-cell>
          <table:table-cell office:value-type="float" office:value="9686.626">
            <text:p>9686.626</text:p>
          </table:table-cell>
          <table:table-cell table:number-columns-repeated="2"/>
          <table:table-cell office:value-type="string">
            <text:p>1999-07-01 00:00:00</text:p>
          </table:table-cell>
          <table:table-cell office:value-type="float" office:value="9686.626">
            <text:p>9686.626</text:p>
          </table:table-cell>
          <table:table-cell table:number-columns-repeated="6"/>
        </table:table-row>
        <table:table-row table:style-name="ro2">
          <table:table-cell office:value-type="string">
            <text:p>1999-10-01 00:00:00</text:p>
          </table:table-cell>
          <table:table-cell office:value-type="float" office:value="9900.169">
            <text:p>9900.169</text:p>
          </table:table-cell>
          <table:table-cell table:number-columns-repeated="2"/>
          <table:table-cell office:value-type="string">
            <text:p>1999-10-01 00:00:00</text:p>
          </table:table-cell>
          <table:table-cell office:value-type="float" office:value="9900.169">
            <text:p>9900.169</text:p>
          </table:table-cell>
          <table:table-cell table:number-columns-repeated="2"/>
          <table:table-cell office:value-type="string">
            <text:p>1999-10-01 00:00:00</text:p>
          </table:table-cell>
          <table:table-cell office:value-type="float" office:value="9900.169">
            <text:p>9900.169</text:p>
          </table:table-cell>
          <table:table-cell table:number-columns-repeated="6"/>
        </table:table-row>
        <table:table-row table:style-name="ro2">
          <table:table-cell office:value-type="string">
            <text:p>2000-01-01 00:00:00</text:p>
          </table:table-cell>
          <table:table-cell office:value-type="float" office:value="10002.179">
            <text:p>10002.179</text:p>
          </table:table-cell>
          <table:table-cell table:number-columns-repeated="2"/>
          <table:table-cell office:value-type="string">
            <text:p>2000-01-01 00:00:00</text:p>
          </table:table-cell>
          <table:table-cell office:value-type="float" office:value="10002.179">
            <text:p>10002.179</text:p>
          </table:table-cell>
          <table:table-cell table:number-columns-repeated="2"/>
          <table:table-cell office:value-type="string">
            <text:p>2000-01-01 00:00:00</text:p>
          </table:table-cell>
          <table:table-cell office:value-type="float" office:value="10002.179">
            <text:p>10002.179</text:p>
          </table:table-cell>
          <table:table-cell table:number-columns-repeated="6"/>
        </table:table-row>
        <table:table-row table:style-name="ro2">
          <table:table-cell office:value-type="string">
            <text:p>2000-04-01 00:00:00</text:p>
          </table:table-cell>
          <table:table-cell office:value-type="float" office:value="10247.72">
            <text:p>10247.72</text:p>
          </table:table-cell>
          <table:table-cell table:number-columns-repeated="2"/>
          <table:table-cell office:value-type="string">
            <text:p>2000-04-01 00:00:00</text:p>
          </table:table-cell>
          <table:table-cell office:value-type="float" office:value="10247.72">
            <text:p>10247.72</text:p>
          </table:table-cell>
          <table:table-cell table:number-columns-repeated="2"/>
          <table:table-cell office:value-type="string">
            <text:p>2000-04-01 00:00:00</text:p>
          </table:table-cell>
          <table:table-cell office:value-type="float" office:value="10247.72">
            <text:p>10247.72</text:p>
          </table:table-cell>
          <table:table-cell table:number-columns-repeated="6"/>
        </table:table-row>
        <table:table-row table:style-name="ro2">
          <table:table-cell office:value-type="string">
            <text:p>2000-07-01 00:00:00</text:p>
          </table:table-cell>
          <table:table-cell office:value-type="float" office:value="10318.165">
            <text:p>10318.165</text:p>
          </table:table-cell>
          <table:table-cell table:number-columns-repeated="2"/>
          <table:table-cell office:value-type="string">
            <text:p>2000-07-01 00:00:00</text:p>
          </table:table-cell>
          <table:table-cell office:value-type="float" office:value="10318.165">
            <text:p>10318.165</text:p>
          </table:table-cell>
          <table:table-cell table:number-columns-repeated="2"/>
          <table:table-cell office:value-type="string">
            <text:p>2000-07-01 00:00:00</text:p>
          </table:table-cell>
          <table:table-cell office:value-type="float" office:value="10318.165">
            <text:p>10318.165</text:p>
          </table:table-cell>
          <table:table-cell table:number-columns-repeated="6"/>
        </table:table-row>
        <table:table-row table:style-name="ro2">
          <table:table-cell office:value-type="string">
            <text:p>2000-10-01 00:00:00</text:p>
          </table:table-cell>
          <table:table-cell office:value-type="float" office:value="10435.744">
            <text:p>10435.744</text:p>
          </table:table-cell>
          <table:table-cell table:number-columns-repeated="2"/>
          <table:table-cell office:value-type="string">
            <text:p>2000-10-01 00:00:00</text:p>
          </table:table-cell>
          <table:table-cell office:value-type="float" office:value="10435.744">
            <text:p>10435.744</text:p>
          </table:table-cell>
          <table:table-cell table:number-columns-repeated="2"/>
          <table:table-cell office:value-type="string">
            <text:p>2000-10-01 00:00:00</text:p>
          </table:table-cell>
          <table:table-cell office:value-type="float" office:value="10435.744">
            <text:p>10435.744</text:p>
          </table:table-cell>
          <table:table-cell table:number-columns-repeated="6"/>
        </table:table-row>
        <table:table-row table:style-name="ro2">
          <table:table-cell office:value-type="string">
            <text:p>2001-01-01 00:00:00</text:p>
          </table:table-cell>
          <table:table-cell office:value-type="float" office:value="10470.231">
            <text:p>10470.231</text:p>
          </table:table-cell>
          <table:table-cell table:number-columns-repeated="2"/>
          <table:table-cell office:value-type="string">
            <text:p>2001-01-01 00:00:00</text:p>
          </table:table-cell>
          <table:table-cell office:value-type="float" office:value="10470.231">
            <text:p>10470.231</text:p>
          </table:table-cell>
          <table:table-cell table:number-columns-repeated="2"/>
          <table:table-cell office:value-type="string">
            <text:p>2001-01-01 00:00:00</text:p>
          </table:table-cell>
          <table:table-cell office:value-type="float" office:value="10470.231">
            <text:p>10470.231</text:p>
          </table:table-cell>
          <table:table-cell table:number-columns-repeated="6"/>
        </table:table-row>
        <table:table-row table:style-name="ro2">
          <table:table-cell office:value-type="string">
            <text:p>2001-04-01 00:00:00</text:p>
          </table:table-cell>
          <table:table-cell office:value-type="float" office:value="10599">
            <text:p>10599</text:p>
          </table:table-cell>
          <table:table-cell table:number-columns-repeated="2"/>
          <table:table-cell office:value-type="string">
            <text:p>2001-04-01 00:00:00</text:p>
          </table:table-cell>
          <table:table-cell office:value-type="float" office:value="10599">
            <text:p>10599</text:p>
          </table:table-cell>
          <table:table-cell table:number-columns-repeated="2"/>
          <table:table-cell office:value-type="string">
            <text:p>2001-04-01 00:00:00</text:p>
          </table:table-cell>
          <table:table-cell office:value-type="float" office:value="10599">
            <text:p>10599</text:p>
          </table:table-cell>
          <table:table-cell table:number-columns-repeated="6"/>
        </table:table-row>
        <table:table-row table:style-name="ro2">
          <table:table-cell office:value-type="string">
            <text:p>2001-07-01 00:00:00</text:p>
          </table:table-cell>
          <table:table-cell office:value-type="float" office:value="10598.02">
            <text:p>10598.02</text:p>
          </table:table-cell>
          <table:table-cell table:number-columns-repeated="2"/>
          <table:table-cell office:value-type="string">
            <text:p>2001-07-01 00:00:00</text:p>
          </table:table-cell>
          <table:table-cell office:value-type="float" office:value="10598.02">
            <text:p>10598.02</text:p>
          </table:table-cell>
          <table:table-cell table:number-columns-repeated="2"/>
          <table:table-cell office:value-type="string">
            <text:p>2001-07-01 00:00:00</text:p>
          </table:table-cell>
          <table:table-cell office:value-type="float" office:value="10598.02">
            <text:p>10598.02</text:p>
          </table:table-cell>
          <table:table-cell table:number-columns-repeated="6"/>
        </table:table-row>
        <table:table-row table:style-name="ro2">
          <table:table-cell office:value-type="string">
            <text:p>2001-10-01 00:00:00</text:p>
          </table:table-cell>
          <table:table-cell office:value-type="float" office:value="10660.465">
            <text:p>10660.465</text:p>
          </table:table-cell>
          <table:table-cell table:number-columns-repeated="2"/>
          <table:table-cell office:value-type="string">
            <text:p>2001-10-01 00:00:00</text:p>
          </table:table-cell>
          <table:table-cell office:value-type="float" office:value="10660.465">
            <text:p>10660.465</text:p>
          </table:table-cell>
          <table:table-cell table:number-columns-repeated="2"/>
          <table:table-cell office:value-type="string">
            <text:p>2001-10-01 00:00:00</text:p>
          </table:table-cell>
          <table:table-cell office:value-type="float" office:value="10660.465">
            <text:p>10660.465</text:p>
          </table:table-cell>
          <table:table-cell table:number-columns-repeated="6"/>
        </table:table-row>
        <table:table-row table:style-name="ro2">
          <table:table-cell office:value-type="string">
            <text:p>2002-01-01 00:00:00</text:p>
          </table:table-cell>
          <table:table-cell office:value-type="float" office:value="10783.5">
            <text:p>10783.5</text:p>
          </table:table-cell>
          <table:table-cell table:number-columns-repeated="2"/>
          <table:table-cell office:value-type="string">
            <text:p>2002-01-01 00:00:00</text:p>
          </table:table-cell>
          <table:table-cell office:value-type="float" office:value="10783.5">
            <text:p>10783.5</text:p>
          </table:table-cell>
          <table:table-cell table:number-columns-repeated="2"/>
          <table:table-cell office:value-type="string">
            <text:p>2002-01-01 00:00:00</text:p>
          </table:table-cell>
          <table:table-cell office:value-type="float" office:value="10783.5">
            <text:p>10783.5</text:p>
          </table:table-cell>
          <table:table-cell table:number-columns-repeated="6"/>
        </table:table-row>
        <table:table-row table:style-name="ro2">
          <table:table-cell office:value-type="string">
            <text:p>2002-04-01 00:00:00</text:p>
          </table:table-cell>
          <table:table-cell office:value-type="float" office:value="10887.46">
            <text:p>10887.46</text:p>
          </table:table-cell>
          <table:table-cell table:number-columns-repeated="2"/>
          <table:table-cell office:value-type="string">
            <text:p>2002-04-01 00:00:00</text:p>
          </table:table-cell>
          <table:table-cell office:value-type="float" office:value="10887.46">
            <text:p>10887.46</text:p>
          </table:table-cell>
          <table:table-cell table:number-columns-repeated="2"/>
          <table:table-cell office:value-type="string">
            <text:p>2002-04-01 00:00:00</text:p>
          </table:table-cell>
          <table:table-cell office:value-type="float" office:value="10887.46">
            <text:p>10887.46</text:p>
          </table:table-cell>
          <table:table-cell table:number-columns-repeated="6"/>
        </table:table-row>
        <table:table-row table:style-name="ro2">
          <table:table-cell office:value-type="string">
            <text:p>2002-07-01 00:00:00</text:p>
          </table:table-cell>
          <table:table-cell office:value-type="float" office:value="10984.04">
            <text:p>10984.04</text:p>
          </table:table-cell>
          <table:table-cell table:number-columns-repeated="2"/>
          <table:table-cell office:value-type="string">
            <text:p>2002-07-01 00:00:00</text:p>
          </table:table-cell>
          <table:table-cell office:value-type="float" office:value="10984.04">
            <text:p>10984.04</text:p>
          </table:table-cell>
          <table:table-cell table:number-columns-repeated="2"/>
          <table:table-cell office:value-type="string">
            <text:p>2002-07-01 00:00:00</text:p>
          </table:table-cell>
          <table:table-cell office:value-type="float" office:value="10984.04">
            <text:p>10984.04</text:p>
          </table:table-cell>
          <table:table-cell table:number-columns-repeated="6"/>
        </table:table-row>
        <table:table-row table:style-name="ro2">
          <table:table-cell office:value-type="string">
            <text:p>2002-10-01 00:00:00</text:p>
          </table:table-cell>
          <table:table-cell office:value-type="float" office:value="11061.433">
            <text:p>11061.433</text:p>
          </table:table-cell>
          <table:table-cell table:number-columns-repeated="2"/>
          <table:table-cell office:value-type="string">
            <text:p>2002-10-01 00:00:00</text:p>
          </table:table-cell>
          <table:table-cell office:value-type="float" office:value="11061.433">
            <text:p>11061.433</text:p>
          </table:table-cell>
          <table:table-cell table:number-columns-repeated="2"/>
          <table:table-cell office:value-type="string">
            <text:p>2002-10-01 00:00:00</text:p>
          </table:table-cell>
          <table:table-cell office:value-type="float" office:value="11061.433">
            <text:p>11061.433</text:p>
          </table:table-cell>
          <table:table-cell table:number-columns-repeated="6"/>
        </table:table-row>
        <table:table-row table:style-name="ro2">
          <table:table-cell office:value-type="string">
            <text:p>2003-01-01 00:00:00</text:p>
          </table:table-cell>
          <table:table-cell office:value-type="float" office:value="11174.129">
            <text:p>11174.129</text:p>
          </table:table-cell>
          <table:table-cell table:number-columns-repeated="2"/>
          <table:table-cell office:value-type="string">
            <text:p>2003-01-01 00:00:00</text:p>
          </table:table-cell>
          <table:table-cell office:value-type="float" office:value="11174.129">
            <text:p>11174.129</text:p>
          </table:table-cell>
          <table:table-cell table:number-columns-repeated="2"/>
          <table:table-cell office:value-type="string">
            <text:p>2003-01-01 00:00:00</text:p>
          </table:table-cell>
          <table:table-cell office:value-type="float" office:value="11174.129">
            <text:p>11174.129</text:p>
          </table:table-cell>
          <table:table-cell table:number-columns-repeated="6"/>
        </table:table-row>
        <table:table-row table:style-name="ro2">
          <table:table-cell office:value-type="string">
            <text:p>2003-04-01 00:00:00</text:p>
          </table:table-cell>
          <table:table-cell office:value-type="float" office:value="11312.766">
            <text:p>11312.766</text:p>
          </table:table-cell>
          <table:table-cell table:number-columns-repeated="2"/>
          <table:table-cell office:value-type="string">
            <text:p>2003-04-01 00:00:00</text:p>
          </table:table-cell>
          <table:table-cell office:value-type="float" office:value="11312.766">
            <text:p>11312.766</text:p>
          </table:table-cell>
          <table:table-cell table:number-columns-repeated="2"/>
          <table:table-cell office:value-type="string">
            <text:p>2003-04-01 00:00:00</text:p>
          </table:table-cell>
          <table:table-cell office:value-type="float" office:value="11312.766">
            <text:p>11312.766</text:p>
          </table:table-cell>
          <table:table-cell table:number-columns-repeated="6"/>
        </table:table-row>
        <table:table-row table:style-name="ro2">
          <table:table-cell office:value-type="string">
            <text:p>2003-07-01 00:00:00</text:p>
          </table:table-cell>
          <table:table-cell office:value-type="float" office:value="11566.669">
            <text:p>11566.669</text:p>
          </table:table-cell>
          <table:table-cell table:number-columns-repeated="2"/>
          <table:table-cell office:value-type="string">
            <text:p>2003-07-01 00:00:00</text:p>
          </table:table-cell>
          <table:table-cell office:value-type="float" office:value="11566.669">
            <text:p>11566.669</text:p>
          </table:table-cell>
          <table:table-cell table:number-columns-repeated="2"/>
          <table:table-cell office:value-type="string">
            <text:p>2003-07-01 00:00:00</text:p>
          </table:table-cell>
          <table:table-cell office:value-type="float" office:value="11566.669">
            <text:p>11566.669</text:p>
          </table:table-cell>
          <table:table-cell table:number-columns-repeated="6"/>
        </table:table-row>
        <table:table-row table:style-name="ro2">
          <table:table-cell office:value-type="string">
            <text:p>2003-10-01 00:00:00</text:p>
          </table:table-cell>
          <table:table-cell office:value-type="float" office:value="11772.234">
            <text:p>11772.234</text:p>
          </table:table-cell>
          <table:table-cell table:number-columns-repeated="2"/>
          <table:table-cell office:value-type="string">
            <text:p>2003-10-01 00:00:00</text:p>
          </table:table-cell>
          <table:table-cell office:value-type="float" office:value="11772.234">
            <text:p>11772.234</text:p>
          </table:table-cell>
          <table:table-cell table:number-columns-repeated="2"/>
          <table:table-cell office:value-type="string">
            <text:p>2003-10-01 00:00:00</text:p>
          </table:table-cell>
          <table:table-cell office:value-type="float" office:value="11772.234">
            <text:p>11772.234</text:p>
          </table:table-cell>
          <table:table-cell table:number-columns-repeated="6"/>
        </table:table-row>
        <table:table-row table:style-name="ro2">
          <table:table-cell office:value-type="string">
            <text:p>2004-01-01 00:00:00</text:p>
          </table:table-cell>
          <table:table-cell office:value-type="float" office:value="11923.447">
            <text:p>11923.447</text:p>
          </table:table-cell>
          <table:table-cell table:number-columns-repeated="2"/>
          <table:table-cell office:value-type="string">
            <text:p>2004-01-01 00:00:00</text:p>
          </table:table-cell>
          <table:table-cell office:value-type="float" office:value="11923.447">
            <text:p>11923.447</text:p>
          </table:table-cell>
          <table:table-cell table:number-columns-repeated="2"/>
          <table:table-cell office:value-type="string">
            <text:p>2004-01-01 00:00:00</text:p>
          </table:table-cell>
          <table:table-cell office:value-type="float" office:value="11923.447">
            <text:p>11923.447</text:p>
          </table:table-cell>
          <table:table-cell table:number-columns-repeated="6"/>
        </table:table-row>
        <table:table-row table:style-name="ro2">
          <table:table-cell office:value-type="string">
            <text:p>2004-04-01 00:00:00</text:p>
          </table:table-cell>
          <table:table-cell office:value-type="float" office:value="12112.815">
            <text:p>12112.815</text:p>
          </table:table-cell>
          <table:table-cell table:number-columns-repeated="2"/>
          <table:table-cell office:value-type="string">
            <text:p>2004-04-01 00:00:00</text:p>
          </table:table-cell>
          <table:table-cell office:value-type="float" office:value="12112.815">
            <text:p>12112.815</text:p>
          </table:table-cell>
          <table:table-cell table:number-columns-repeated="2"/>
          <table:table-cell office:value-type="string">
            <text:p>2004-04-01 00:00:00</text:p>
          </table:table-cell>
          <table:table-cell office:value-type="float" office:value="12112.815">
            <text:p>12112.815</text:p>
          </table:table-cell>
          <table:table-cell table:number-columns-repeated="6"/>
        </table:table-row>
        <table:table-row table:style-name="ro2">
          <table:table-cell office:value-type="string">
            <text:p>2004-07-01 00:00:00</text:p>
          </table:table-cell>
          <table:table-cell office:value-type="float" office:value="12305.307">
            <text:p>12305.307</text:p>
          </table:table-cell>
          <table:table-cell table:number-columns-repeated="2"/>
          <table:table-cell office:value-type="string">
            <text:p>2004-07-01 00:00:00</text:p>
          </table:table-cell>
          <table:table-cell office:value-type="float" office:value="12305.307">
            <text:p>12305.307</text:p>
          </table:table-cell>
          <table:table-cell table:number-columns-repeated="2"/>
          <table:table-cell office:value-type="string">
            <text:p>2004-07-01 00:00:00</text:p>
          </table:table-cell>
          <table:table-cell office:value-type="float" office:value="12305.307">
            <text:p>12305.307</text:p>
          </table:table-cell>
          <table:table-cell table:number-columns-repeated="6"/>
        </table:table-row>
        <table:table-row table:style-name="ro2">
          <table:table-cell office:value-type="string">
            <text:p>2004-10-01 00:00:00</text:p>
          </table:table-cell>
          <table:table-cell office:value-type="float" office:value="12527.214">
            <text:p>12527.214</text:p>
          </table:table-cell>
          <table:table-cell table:number-columns-repeated="2"/>
          <table:table-cell office:value-type="string">
            <text:p>2004-10-01 00:00:00</text:p>
          </table:table-cell>
          <table:table-cell office:value-type="float" office:value="12527.214">
            <text:p>12527.214</text:p>
          </table:table-cell>
          <table:table-cell table:number-columns-repeated="2"/>
          <table:table-cell office:value-type="string">
            <text:p>2004-10-01 00:00:00</text:p>
          </table:table-cell>
          <table:table-cell office:value-type="float" office:value="12527.214">
            <text:p>12527.214</text:p>
          </table:table-cell>
          <table:table-cell table:number-columns-repeated="6"/>
        </table:table-row>
        <table:table-row table:style-name="ro2">
          <table:table-cell office:value-type="string">
            <text:p>2005-01-01 00:00:00</text:p>
          </table:table-cell>
          <table:table-cell office:value-type="float" office:value="12767.286">
            <text:p>12767.286</text:p>
          </table:table-cell>
          <table:table-cell table:number-columns-repeated="2"/>
          <table:table-cell office:value-type="string">
            <text:p>2005-01-01 00:00:00</text:p>
          </table:table-cell>
          <table:table-cell office:value-type="float" office:value="12767.286">
            <text:p>12767.286</text:p>
          </table:table-cell>
          <table:table-cell table:number-columns-repeated="2"/>
          <table:table-cell office:value-type="string">
            <text:p>2005-01-01 00:00:00</text:p>
          </table:table-cell>
          <table:table-cell office:value-type="float" office:value="12767.286">
            <text:p>12767.286</text:p>
          </table:table-cell>
          <table:table-cell table:number-columns-repeated="6"/>
        </table:table-row>
        <table:table-row table:style-name="ro2">
          <table:table-cell office:value-type="string">
            <text:p>2005-04-01 00:00:00</text:p>
          </table:table-cell>
          <table:table-cell office:value-type="float" office:value="12922.656">
            <text:p>12922.656</text:p>
          </table:table-cell>
          <table:table-cell table:number-columns-repeated="2"/>
          <table:table-cell office:value-type="string">
            <text:p>2005-04-01 00:00:00</text:p>
          </table:table-cell>
          <table:table-cell office:value-type="float" office:value="12922.656">
            <text:p>12922.656</text:p>
          </table:table-cell>
          <table:table-cell table:number-columns-repeated="2"/>
          <table:table-cell office:value-type="string">
            <text:p>2005-04-01 00:00:00</text:p>
          </table:table-cell>
          <table:table-cell office:value-type="float" office:value="12922.656">
            <text:p>12922.656</text:p>
          </table:table-cell>
          <table:table-cell table:number-columns-repeated="6"/>
        </table:table-row>
        <table:table-row table:style-name="ro2">
          <table:table-cell office:value-type="string">
            <text:p>2005-07-01 00:00:00</text:p>
          </table:table-cell>
          <table:table-cell office:value-type="float" office:value="13142.642">
            <text:p>13142.642</text:p>
          </table:table-cell>
          <table:table-cell table:number-columns-repeated="2"/>
          <table:table-cell office:value-type="string">
            <text:p>2005-07-01 00:00:00</text:p>
          </table:table-cell>
          <table:table-cell office:value-type="float" office:value="13142.642">
            <text:p>13142.642</text:p>
          </table:table-cell>
          <table:table-cell table:number-columns-repeated="2"/>
          <table:table-cell office:value-type="string">
            <text:p>2005-07-01 00:00:00</text:p>
          </table:table-cell>
          <table:table-cell office:value-type="float" office:value="13142.642">
            <text:p>13142.642</text:p>
          </table:table-cell>
          <table:table-cell table:number-columns-repeated="6"/>
        </table:table-row>
        <table:table-row table:style-name="ro2">
          <table:table-cell office:value-type="string">
            <text:p>2005-10-01 00:00:00</text:p>
          </table:table-cell>
          <table:table-cell office:value-type="float" office:value="13324.204">
            <text:p>13324.204</text:p>
          </table:table-cell>
          <table:table-cell table:number-columns-repeated="2"/>
          <table:table-cell office:value-type="string">
            <text:p>2005-10-01 00:00:00</text:p>
          </table:table-cell>
          <table:table-cell office:value-type="float" office:value="13324.204">
            <text:p>13324.204</text:p>
          </table:table-cell>
          <table:table-cell table:number-columns-repeated="2"/>
          <table:table-cell office:value-type="string">
            <text:p>2005-10-01 00:00:00</text:p>
          </table:table-cell>
          <table:table-cell office:value-type="float" office:value="13324.204">
            <text:p>13324.204</text:p>
          </table:table-cell>
          <table:table-cell table:number-columns-repeated="6"/>
        </table:table-row>
        <table:table-row table:style-name="ro2">
          <table:table-cell office:value-type="string">
            <text:p>2006-01-01 00:00:00</text:p>
          </table:table-cell>
          <table:table-cell office:value-type="float" office:value="13599.16">
            <text:p>13599.16</text:p>
          </table:table-cell>
          <table:table-cell table:number-columns-repeated="2"/>
          <table:table-cell office:value-type="string">
            <text:p>2006-01-01 00:00:00</text:p>
          </table:table-cell>
          <table:table-cell office:value-type="float" office:value="13599.16">
            <text:p>13599.16</text:p>
          </table:table-cell>
          <table:table-cell table:number-columns-repeated="2"/>
          <table:table-cell office:value-type="string">
            <text:p>2006-01-01 00:00:00</text:p>
          </table:table-cell>
          <table:table-cell office:value-type="float" office:value="13599.16">
            <text:p>13599.16</text:p>
          </table:table-cell>
          <table:table-cell table:number-columns-repeated="6"/>
        </table:table-row>
        <table:table-row table:style-name="ro2">
          <table:table-cell office:value-type="string">
            <text:p>2006-04-01 00:00:00</text:p>
          </table:table-cell>
          <table:table-cell office:value-type="float" office:value="13753.424">
            <text:p>13753.424</text:p>
          </table:table-cell>
          <table:table-cell table:number-columns-repeated="2"/>
          <table:table-cell office:value-type="string">
            <text:p>2006-04-01 00:00:00</text:p>
          </table:table-cell>
          <table:table-cell office:value-type="float" office:value="13753.424">
            <text:p>13753.424</text:p>
          </table:table-cell>
          <table:table-cell table:number-columns-repeated="2"/>
          <table:table-cell office:value-type="string">
            <text:p>2006-04-01 00:00:00</text:p>
          </table:table-cell>
          <table:table-cell office:value-type="float" office:value="13753.424">
            <text:p>13753.424</text:p>
          </table:table-cell>
          <table:table-cell table:number-columns-repeated="6"/>
        </table:table-row>
        <table:table-row table:style-name="ro2">
          <table:table-cell office:value-type="string">
            <text:p>2006-07-01 00:00:00</text:p>
          </table:table-cell>
          <table:table-cell office:value-type="float" office:value="13870.188">
            <text:p>13870.188</text:p>
          </table:table-cell>
          <table:table-cell table:number-columns-repeated="2"/>
          <table:table-cell office:value-type="string">
            <text:p>2006-07-01 00:00:00</text:p>
          </table:table-cell>
          <table:table-cell office:value-type="float" office:value="13870.188">
            <text:p>13870.188</text:p>
          </table:table-cell>
          <table:table-cell table:number-columns-repeated="2"/>
          <table:table-cell office:value-type="string">
            <text:p>2006-07-01 00:00:00</text:p>
          </table:table-cell>
          <table:table-cell office:value-type="float" office:value="13870.188">
            <text:p>13870.188</text:p>
          </table:table-cell>
          <table:table-cell table:number-columns-repeated="6"/>
        </table:table-row>
        <table:table-row table:style-name="ro2">
          <table:table-cell office:value-type="string">
            <text:p>2006-10-01 00:00:00</text:p>
          </table:table-cell>
          <table:table-cell office:value-type="float" office:value="14039.56">
            <text:p>14039.56</text:p>
          </table:table-cell>
          <table:table-cell table:number-columns-repeated="2"/>
          <table:table-cell office:value-type="string">
            <text:p>2006-10-01 00:00:00</text:p>
          </table:table-cell>
          <table:table-cell office:value-type="float" office:value="14039.56">
            <text:p>14039.56</text:p>
          </table:table-cell>
          <table:table-cell table:number-columns-repeated="2"/>
          <table:table-cell office:value-type="string">
            <text:p>2006-10-01 00:00:00</text:p>
          </table:table-cell>
          <table:table-cell office:value-type="float" office:value="14039.56">
            <text:p>14039.56</text:p>
          </table:table-cell>
          <table:table-cell table:number-columns-repeated="6"/>
        </table:table-row>
        <table:table-row table:style-name="ro2">
          <table:table-cell office:value-type="string">
            <text:p>2007-01-01 00:00:00</text:p>
          </table:table-cell>
          <table:table-cell office:value-type="float" office:value="14215.651">
            <text:p>14215.651</text:p>
          </table:table-cell>
          <table:table-cell table:number-columns-repeated="2"/>
          <table:table-cell office:value-type="string">
            <text:p>2007-01-01 00:00:00</text:p>
          </table:table-cell>
          <table:table-cell office:value-type="float" office:value="14215.651">
            <text:p>14215.651</text:p>
          </table:table-cell>
          <table:table-cell table:number-columns-repeated="2"/>
          <table:table-cell office:value-type="string">
            <text:p>2007-01-01 00:00:00</text:p>
          </table:table-cell>
          <table:table-cell office:value-type="float" office:value="14215.651">
            <text:p>14215.651</text:p>
          </table:table-cell>
          <table:table-cell table:number-columns-repeated="6"/>
        </table:table-row>
        <table:table-row table:style-name="ro2">
          <table:table-cell office:value-type="string">
            <text:p>2007-04-01 00:00:00</text:p>
          </table:table-cell>
          <table:table-cell office:value-type="float" office:value="14402.082">
            <text:p>14402.082</text:p>
          </table:table-cell>
          <table:table-cell table:number-columns-repeated="2"/>
          <table:table-cell office:value-type="string">
            <text:p>2007-04-01 00:00:00</text:p>
          </table:table-cell>
          <table:table-cell office:value-type="float" office:value="14402.082">
            <text:p>14402.082</text:p>
          </table:table-cell>
          <table:table-cell table:number-columns-repeated="2"/>
          <table:table-cell office:value-type="string">
            <text:p>2007-04-01 00:00:00</text:p>
          </table:table-cell>
          <table:table-cell office:value-type="float" office:value="14402.082">
            <text:p>14402.082</text:p>
          </table:table-cell>
          <table:table-cell table:number-columns-repeated="6"/>
        </table:table-row>
        <table:table-row table:style-name="ro2">
          <table:table-cell office:value-type="string">
            <text:p>2007-07-01 00:00:00</text:p>
          </table:table-cell>
          <table:table-cell office:value-type="float" office:value="14564.117">
            <text:p>14564.117</text:p>
          </table:table-cell>
          <table:table-cell table:number-columns-repeated="2"/>
          <table:table-cell office:value-type="string">
            <text:p>2007-07-01 00:00:00</text:p>
          </table:table-cell>
          <table:table-cell office:value-type="float" office:value="14564.117">
            <text:p>14564.117</text:p>
          </table:table-cell>
          <table:table-cell table:number-columns-repeated="2"/>
          <table:table-cell office:value-type="string">
            <text:p>2007-07-01 00:00:00</text:p>
          </table:table-cell>
          <table:table-cell office:value-type="float" office:value="14564.117">
            <text:p>14564.117</text:p>
          </table:table-cell>
          <table:table-cell table:number-columns-repeated="6"/>
        </table:table-row>
        <table:table-row table:style-name="ro2">
          <table:table-cell office:value-type="string">
            <text:p>2007-10-01 00:00:00</text:p>
          </table:table-cell>
          <table:table-cell office:value-type="float" office:value="14715.058">
            <text:p>14715.058</text:p>
          </table:table-cell>
          <table:table-cell table:number-columns-repeated="2"/>
          <table:table-cell office:value-type="string">
            <text:p>2007-10-01 00:00:00</text:p>
          </table:table-cell>
          <table:table-cell office:value-type="float" office:value="14715.058">
            <text:p>14715.058</text:p>
          </table:table-cell>
          <table:table-cell table:number-columns-repeated="2"/>
          <table:table-cell office:value-type="string">
            <text:p>2007-10-01 00:00:00</text:p>
          </table:table-cell>
          <table:table-cell office:value-type="float" office:value="14715.058">
            <text:p>14715.058</text:p>
          </table:table-cell>
          <table:table-cell table:number-columns-repeated="6"/>
        </table:table-row>
        <table:table-row table:style-name="ro2">
          <table:table-cell office:value-type="string">
            <text:p>2008-01-01 00:00:00</text:p>
          </table:table-cell>
          <table:table-cell office:value-type="float" office:value="14706.538">
            <text:p>14706.538</text:p>
          </table:table-cell>
          <table:table-cell table:number-columns-repeated="2"/>
          <table:table-cell office:value-type="string">
            <text:p>2008-01-01 00:00:00</text:p>
          </table:table-cell>
          <table:table-cell office:value-type="float" office:value="14706.538">
            <text:p>14706.538</text:p>
          </table:table-cell>
          <table:table-cell table:number-columns-repeated="2"/>
          <table:table-cell office:value-type="string">
            <text:p>2008-01-01 00:00:00</text:p>
          </table:table-cell>
          <table:table-cell office:value-type="float" office:value="14706.538">
            <text:p>14706.538</text:p>
          </table:table-cell>
          <table:table-cell table:number-columns-repeated="6"/>
        </table:table-row>
        <table:table-row table:style-name="ro2">
          <table:table-cell office:value-type="string">
            <text:p>2008-04-01 00:00:00</text:p>
          </table:table-cell>
          <table:table-cell office:value-type="float" office:value="14865.701">
            <text:p>14865.701</text:p>
          </table:table-cell>
          <table:table-cell table:number-columns-repeated="2"/>
          <table:table-cell office:value-type="string">
            <text:p>2008-04-01 00:00:00</text:p>
          </table:table-cell>
          <table:table-cell office:value-type="float" office:value="14865.701">
            <text:p>14865.701</text:p>
          </table:table-cell>
          <table:table-cell table:number-columns-repeated="2"/>
          <table:table-cell office:value-type="string">
            <text:p>2008-04-01 00:00:00</text:p>
          </table:table-cell>
          <table:table-cell office:value-type="float" office:value="14865.701">
            <text:p>14865.701</text:p>
          </table:table-cell>
          <table:table-cell table:number-columns-repeated="6"/>
        </table:table-row>
        <table:table-row table:style-name="ro2">
          <table:table-cell office:value-type="string">
            <text:p>2008-07-01 00:00:00</text:p>
          </table:table-cell>
          <table:table-cell office:value-type="float" office:value="14898.999">
            <text:p>14898.999</text:p>
          </table:table-cell>
          <table:table-cell table:number-columns-repeated="2"/>
          <table:table-cell office:value-type="string">
            <text:p>2008-07-01 00:00:00</text:p>
          </table:table-cell>
          <table:table-cell office:value-type="float" office:value="14898.999">
            <text:p>14898.999</text:p>
          </table:table-cell>
          <table:table-cell table:number-columns-repeated="2"/>
          <table:table-cell office:value-type="string">
            <text:p>2008-07-01 00:00:00</text:p>
          </table:table-cell>
          <table:table-cell office:value-type="float" office:value="14898.999">
            <text:p>14898.999</text:p>
          </table:table-cell>
          <table:table-cell table:number-columns-repeated="6"/>
        </table:table-row>
        <table:table-row table:style-name="ro2">
          <table:table-cell office:value-type="string">
            <text:p>2008-10-01 00:00:00</text:p>
          </table:table-cell>
          <table:table-cell office:value-type="float" office:value="14608.208">
            <text:p>14608.208</text:p>
          </table:table-cell>
          <table:table-cell table:number-columns-repeated="2"/>
          <table:table-cell office:value-type="string">
            <text:p>2008-10-01 00:00:00</text:p>
          </table:table-cell>
          <table:table-cell office:value-type="float" office:value="14608.208">
            <text:p>14608.208</text:p>
          </table:table-cell>
          <table:table-cell table:number-columns-repeated="2"/>
          <table:table-cell office:value-type="string">
            <text:p>2008-10-01 00:00:00</text:p>
          </table:table-cell>
          <table:table-cell office:value-type="float" office:value="14608.208">
            <text:p>14608.208</text:p>
          </table:table-cell>
          <table:table-cell table:number-columns-repeated="6"/>
        </table:table-row>
        <table:table-row table:style-name="ro2">
          <table:table-cell office:value-type="string">
            <text:p>2009-01-01 00:00:00</text:p>
          </table:table-cell>
          <table:table-cell office:value-type="float" office:value="14430.901">
            <text:p>14430.901</text:p>
          </table:table-cell>
          <table:table-cell table:number-columns-repeated="2"/>
          <table:table-cell office:value-type="string">
            <text:p>2009-01-01 00:00:00</text:p>
          </table:table-cell>
          <table:table-cell office:value-type="float" office:value="14430.901">
            <text:p>14430.901</text:p>
          </table:table-cell>
          <table:table-cell table:number-columns-repeated="2"/>
          <table:table-cell office:value-type="string">
            <text:p>2009-01-01 00:00:00</text:p>
          </table:table-cell>
          <table:table-cell office:value-type="float" office:value="14430.901">
            <text:p>14430.901</text:p>
          </table:table-cell>
          <table:table-cell table:number-columns-repeated="6"/>
        </table:table-row>
        <table:table-row table:style-name="ro2">
          <table:table-cell office:value-type="string">
            <text:p>2009-04-01 00:00:00</text:p>
          </table:table-cell>
          <table:table-cell office:value-type="float" office:value="14381.236">
            <text:p>14381.236</text:p>
          </table:table-cell>
          <table:table-cell table:number-columns-repeated="2"/>
          <table:table-cell office:value-type="string">
            <text:p>2009-04-01 00:00:00</text:p>
          </table:table-cell>
          <table:table-cell office:value-type="float" office:value="14381.236">
            <text:p>14381.236</text:p>
          </table:table-cell>
          <table:table-cell table:number-columns-repeated="2"/>
          <table:table-cell office:value-type="string">
            <text:p>2009-04-01 00:00:00</text:p>
          </table:table-cell>
          <table:table-cell office:value-type="float" office:value="14381.236">
            <text:p>14381.236</text:p>
          </table:table-cell>
          <table:table-cell table:number-columns-repeated="6"/>
        </table:table-row>
        <table:table-row table:style-name="ro2">
          <table:table-cell office:value-type="string">
            <text:p>2009-07-01 00:00:00</text:p>
          </table:table-cell>
          <table:table-cell office:value-type="float" office:value="14448.882">
            <text:p>14448.882</text:p>
          </table:table-cell>
          <table:table-cell table:number-columns-repeated="2"/>
          <table:table-cell office:value-type="string">
            <text:p>2009-07-01 00:00:00</text:p>
          </table:table-cell>
          <table:table-cell office:value-type="float" office:value="14448.882">
            <text:p>14448.882</text:p>
          </table:table-cell>
          <table:table-cell table:number-columns-repeated="2"/>
          <table:table-cell office:value-type="string">
            <text:p>2009-07-01 00:00:00</text:p>
          </table:table-cell>
          <table:table-cell office:value-type="float" office:value="14448.882">
            <text:p>14448.882</text:p>
          </table:table-cell>
          <table:table-cell table:number-columns-repeated="6"/>
        </table:table-row>
        <table:table-row table:style-name="ro2">
          <table:table-cell office:value-type="string">
            <text:p>2009-10-01 00:00:00</text:p>
          </table:table-cell>
          <table:table-cell office:value-type="float" office:value="14651.248">
            <text:p>14651.248</text:p>
          </table:table-cell>
          <table:table-cell table:number-columns-repeated="2"/>
          <table:table-cell office:value-type="string">
            <text:p>2009-10-01 00:00:00</text:p>
          </table:table-cell>
          <table:table-cell office:value-type="float" office:value="14651.248">
            <text:p>14651.248</text:p>
          </table:table-cell>
          <table:table-cell table:number-columns-repeated="2"/>
          <table:table-cell office:value-type="string">
            <text:p>2009-10-01 00:00:00</text:p>
          </table:table-cell>
          <table:table-cell office:value-type="float" office:value="14651.248">
            <text:p>14651.248</text:p>
          </table:table-cell>
          <table:table-cell table:number-columns-repeated="6"/>
        </table:table-row>
        <table:table-row table:style-name="ro2">
          <table:table-cell office:value-type="string">
            <text:p>2010-01-01 00:00:00</text:p>
          </table:table-cell>
          <table:table-cell office:value-type="float" office:value="14764.611">
            <text:p>14764.611</text:p>
          </table:table-cell>
          <table:table-cell table:number-columns-repeated="2"/>
          <table:table-cell office:value-type="string">
            <text:p>2010-01-01 00:00:00</text:p>
          </table:table-cell>
          <table:table-cell office:value-type="float" office:value="14764.611">
            <text:p>14764.611</text:p>
          </table:table-cell>
          <table:table-cell table:number-columns-repeated="2"/>
          <table:table-cell office:value-type="string">
            <text:p>2010-01-01 00:00:00</text:p>
          </table:table-cell>
          <table:table-cell office:value-type="float" office:value="14764.611">
            <text:p>14764.611</text:p>
          </table:table-cell>
          <table:table-cell table:number-columns-repeated="6"/>
        </table:table-row>
        <table:table-row table:style-name="ro2">
          <table:table-cell office:value-type="string">
            <text:p>2010-04-01 00:00:00</text:p>
          </table:table-cell>
          <table:table-cell office:value-type="float" office:value="14980.193">
            <text:p>14980.193</text:p>
          </table:table-cell>
          <table:table-cell table:number-columns-repeated="2"/>
          <table:table-cell office:value-type="string">
            <text:p>2010-04-01 00:00:00</text:p>
          </table:table-cell>
          <table:table-cell office:value-type="float" office:value="14980.193">
            <text:p>14980.193</text:p>
          </table:table-cell>
          <table:table-cell table:number-columns-repeated="2"/>
          <table:table-cell office:value-type="string">
            <text:p>2010-04-01 00:00:00</text:p>
          </table:table-cell>
          <table:table-cell office:value-type="float" office:value="14980.193">
            <text:p>14980.193</text:p>
          </table:table-cell>
          <table:table-cell table:number-columns-repeated="6"/>
        </table:table-row>
        <table:table-row table:style-name="ro2">
          <table:table-cell office:value-type="string">
            <text:p>2010-07-01 00:00:00</text:p>
          </table:table-cell>
          <table:table-cell office:value-type="float" office:value="15141.605">
            <text:p>15141.605</text:p>
          </table:table-cell>
          <table:table-cell table:number-columns-repeated="2"/>
          <table:table-cell office:value-type="string">
            <text:p>2010-07-01 00:00:00</text:p>
          </table:table-cell>
          <table:table-cell office:value-type="float" office:value="15141.605">
            <text:p>15141.605</text:p>
          </table:table-cell>
          <table:table-cell table:number-columns-repeated="2"/>
          <table:table-cell office:value-type="string">
            <text:p>2010-07-01 00:00:00</text:p>
          </table:table-cell>
          <table:table-cell office:value-type="float" office:value="15141.605">
            <text:p>15141.605</text:p>
          </table:table-cell>
          <table:table-cell table:number-columns-repeated="6"/>
        </table:table-row>
        <table:table-row table:style-name="ro2">
          <table:table-cell office:value-type="string">
            <text:p>2010-10-01 00:00:00</text:p>
          </table:table-cell>
          <table:table-cell office:value-type="float" office:value="15309.471">
            <text:p>15309.471</text:p>
          </table:table-cell>
          <table:table-cell table:number-columns-repeated="2"/>
          <table:table-cell office:value-type="string">
            <text:p>2010-10-01 00:00:00</text:p>
          </table:table-cell>
          <table:table-cell office:value-type="float" office:value="15309.471">
            <text:p>15309.471</text:p>
          </table:table-cell>
          <table:table-cell table:number-columns-repeated="2"/>
          <table:table-cell office:value-type="string">
            <text:p>2010-10-01 00:00:00</text:p>
          </table:table-cell>
          <table:table-cell office:value-type="float" office:value="15309.471">
            <text:p>15309.471</text:p>
          </table:table-cell>
          <table:table-cell table:number-columns-repeated="6"/>
        </table:table-row>
        <table:table-row table:style-name="ro2">
          <table:table-cell office:value-type="string">
            <text:p>2011-01-01 00:00:00</text:p>
          </table:table-cell>
          <table:table-cell office:value-type="float" office:value="15351.444">
            <text:p>15351.444</text:p>
          </table:table-cell>
          <table:table-cell table:number-columns-repeated="2"/>
          <table:table-cell office:value-type="string">
            <text:p>2011-01-01 00:00:00</text:p>
          </table:table-cell>
          <table:table-cell office:value-type="float" office:value="15351.444">
            <text:p>15351.444</text:p>
          </table:table-cell>
          <table:table-cell table:number-columns-repeated="2"/>
          <table:table-cell office:value-type="string">
            <text:p>2011-01-01 00:00:00</text:p>
          </table:table-cell>
          <table:table-cell office:value-type="float" office:value="15351.444">
            <text:p>15351.444</text:p>
          </table:table-cell>
          <table:table-cell table:number-columns-repeated="6"/>
        </table:table-row>
        <table:table-row table:style-name="ro2">
          <table:table-cell office:value-type="string">
            <text:p>2011-04-01 00:00:00</text:p>
          </table:table-cell>
          <table:table-cell office:value-type="float" office:value="15557.535">
            <text:p>15557.535</text:p>
          </table:table-cell>
          <table:table-cell table:number-columns-repeated="2"/>
          <table:table-cell office:value-type="string">
            <text:p>2011-04-01 00:00:00</text:p>
          </table:table-cell>
          <table:table-cell office:value-type="float" office:value="15557.535">
            <text:p>15557.535</text:p>
          </table:table-cell>
          <table:table-cell table:number-columns-repeated="2"/>
          <table:table-cell office:value-type="string">
            <text:p>2011-04-01 00:00:00</text:p>
          </table:table-cell>
          <table:table-cell office:value-type="float" office:value="15557.535">
            <text:p>15557.535</text:p>
          </table:table-cell>
          <table:table-cell table:number-columns-repeated="6"/>
        </table:table-row>
        <table:table-row table:style-name="ro2">
          <table:table-cell office:value-type="string">
            <text:p>2011-07-01 00:00:00</text:p>
          </table:table-cell>
          <table:table-cell office:value-type="float" office:value="15647.681">
            <text:p>15647.681</text:p>
          </table:table-cell>
          <table:table-cell table:number-columns-repeated="2"/>
          <table:table-cell office:value-type="string">
            <text:p>2011-07-01 00:00:00</text:p>
          </table:table-cell>
          <table:table-cell office:value-type="float" office:value="15647.681">
            <text:p>15647.681</text:p>
          </table:table-cell>
          <table:table-cell table:number-columns-repeated="2"/>
          <table:table-cell office:value-type="string">
            <text:p>2011-07-01 00:00:00</text:p>
          </table:table-cell>
          <table:table-cell office:value-type="float" office:value="15647.681">
            <text:p>15647.681</text:p>
          </table:table-cell>
          <table:table-cell table:number-columns-repeated="6"/>
        </table:table-row>
        <table:table-row table:style-name="ro2">
          <table:table-cell office:value-type="string">
            <text:p>2011-10-01 00:00:00</text:p>
          </table:table-cell>
          <table:table-cell office:value-type="float" office:value="15842.267">
            <text:p>15842.267</text:p>
          </table:table-cell>
          <table:table-cell table:number-columns-repeated="2"/>
          <table:table-cell office:value-type="string">
            <text:p>2011-10-01 00:00:00</text:p>
          </table:table-cell>
          <table:table-cell office:value-type="float" office:value="15842.267">
            <text:p>15842.267</text:p>
          </table:table-cell>
          <table:table-cell table:number-columns-repeated="2"/>
          <table:table-cell office:value-type="string">
            <text:p>2011-10-01 00:00:00</text:p>
          </table:table-cell>
          <table:table-cell office:value-type="float" office:value="15842.267">
            <text:p>15842.267</text:p>
          </table:table-cell>
          <table:table-cell table:number-columns-repeated="6"/>
        </table:table-row>
        <table:table-row table:style-name="ro2">
          <table:table-cell office:value-type="string">
            <text:p>2012-01-01 00:00:00</text:p>
          </table:table-cell>
          <table:table-cell office:value-type="float" office:value="16068.824">
            <text:p>16068.824</text:p>
          </table:table-cell>
          <table:table-cell table:number-columns-repeated="2"/>
          <table:table-cell office:value-type="string">
            <text:p>2012-01-01 00:00:00</text:p>
          </table:table-cell>
          <table:table-cell office:value-type="float" office:value="16068.824">
            <text:p>16068.824</text:p>
          </table:table-cell>
          <table:table-cell table:number-columns-repeated="2"/>
          <table:table-cell office:value-type="string">
            <text:p>2012-01-01 00:00:00</text:p>
          </table:table-cell>
          <table:table-cell office:value-type="float" office:value="16068.824">
            <text:p>16068.824</text:p>
          </table:table-cell>
          <table:table-cell table:number-columns-repeated="6"/>
        </table:table-row>
        <table:table-row table:style-name="ro2">
          <table:table-cell office:value-type="string">
            <text:p>2012-04-01 00:00:00</text:p>
          </table:table-cell>
          <table:table-cell office:value-type="float" office:value="16207.13">
            <text:p>16207.13</text:p>
          </table:table-cell>
          <table:table-cell table:number-columns-repeated="2"/>
          <table:table-cell office:value-type="string">
            <text:p>2012-04-01 00:00:00</text:p>
          </table:table-cell>
          <table:table-cell office:value-type="float" office:value="16207.13">
            <text:p>16207.13</text:p>
          </table:table-cell>
          <table:table-cell table:number-columns-repeated="2"/>
          <table:table-cell office:value-type="string">
            <text:p>2012-04-01 00:00:00</text:p>
          </table:table-cell>
          <table:table-cell office:value-type="float" office:value="16207.13">
            <text:p>16207.13</text:p>
          </table:table-cell>
          <table:table-cell table:number-columns-repeated="6"/>
        </table:table-row>
        <table:table-row table:style-name="ro2">
          <table:table-cell office:value-type="string">
            <text:p>2012-07-01 00:00:00</text:p>
          </table:table-cell>
          <table:table-cell office:value-type="float" office:value="16319.54">
            <text:p>16319.54</text:p>
          </table:table-cell>
          <table:table-cell table:number-columns-repeated="2"/>
          <table:table-cell office:value-type="string">
            <text:p>2012-07-01 00:00:00</text:p>
          </table:table-cell>
          <table:table-cell office:value-type="float" office:value="16319.54">
            <text:p>16319.54</text:p>
          </table:table-cell>
          <table:table-cell table:number-columns-repeated="2"/>
          <table:table-cell office:value-type="string">
            <text:p>2012-07-01 00:00:00</text:p>
          </table:table-cell>
          <table:table-cell office:value-type="float" office:value="16319.54">
            <text:p>16319.54</text:p>
          </table:table-cell>
          <table:table-cell table:number-columns-repeated="6"/>
        </table:table-row>
        <table:table-row table:style-name="ro2">
          <table:table-cell office:value-type="string">
            <text:p>2012-10-01 00:00:00</text:p>
          </table:table-cell>
          <table:table-cell office:value-type="float" office:value="16420.386">
            <text:p>16420.386</text:p>
          </table:table-cell>
          <table:table-cell table:number-columns-repeated="2"/>
          <table:table-cell office:value-type="string">
            <text:p>2012-10-01 00:00:00</text:p>
          </table:table-cell>
          <table:table-cell office:value-type="float" office:value="16420.386">
            <text:p>16420.386</text:p>
          </table:table-cell>
          <table:table-cell table:number-columns-repeated="2"/>
          <table:table-cell office:value-type="string">
            <text:p>2012-10-01 00:00:00</text:p>
          </table:table-cell>
          <table:table-cell office:value-type="float" office:value="16420.386">
            <text:p>16420.386</text:p>
          </table:table-cell>
          <table:table-cell table:number-columns-repeated="6"/>
        </table:table-row>
        <table:table-row table:style-name="ro2">
          <table:table-cell office:value-type="string">
            <text:p>2013-01-01 00:00:00</text:p>
          </table:table-cell>
          <table:table-cell office:value-type="float" office:value="16629.05">
            <text:p>16629.05</text:p>
          </table:table-cell>
          <table:table-cell table:number-columns-repeated="2"/>
          <table:table-cell office:value-type="string">
            <text:p>2013-01-01 00:00:00</text:p>
          </table:table-cell>
          <table:table-cell office:value-type="float" office:value="16629.05">
            <text:p>16629.05</text:p>
          </table:table-cell>
          <table:table-cell table:number-columns-repeated="2"/>
          <table:table-cell office:value-type="string">
            <text:p>2013-01-01 00:00:00</text:p>
          </table:table-cell>
          <table:table-cell office:value-type="float" office:value="16629.05">
            <text:p>16629.05</text:p>
          </table:table-cell>
          <table:table-cell table:number-columns-repeated="6"/>
        </table:table-row>
        <table:table-row table:style-name="ro2">
          <table:table-cell office:value-type="string">
            <text:p>2013-04-01 00:00:00</text:p>
          </table:table-cell>
          <table:table-cell office:value-type="float" office:value="16699.551">
            <text:p>16699.551</text:p>
          </table:table-cell>
          <table:table-cell table:number-columns-repeated="2"/>
          <table:table-cell office:value-type="string">
            <text:p>2013-04-01 00:00:00</text:p>
          </table:table-cell>
          <table:table-cell office:value-type="float" office:value="16699.551">
            <text:p>16699.551</text:p>
          </table:table-cell>
          <table:table-cell table:number-columns-repeated="2"/>
          <table:table-cell office:value-type="string">
            <text:p>2013-04-01 00:00:00</text:p>
          </table:table-cell>
          <table:table-cell office:value-type="float" office:value="16699.551">
            <text:p>16699.551</text:p>
          </table:table-cell>
          <table:table-cell table:number-columns-repeated="6"/>
        </table:table-row>
        <table:table-row table:style-name="ro2">
          <table:table-cell office:value-type="string">
            <text:p>2013-07-01 00:00:00</text:p>
          </table:table-cell>
          <table:table-cell office:value-type="float" office:value="16911.068">
            <text:p>16911.068</text:p>
          </table:table-cell>
          <table:table-cell table:number-columns-repeated="2"/>
          <table:table-cell office:value-type="string">
            <text:p>2013-07-01 00:00:00</text:p>
          </table:table-cell>
          <table:table-cell office:value-type="float" office:value="16911.068">
            <text:p>16911.068</text:p>
          </table:table-cell>
          <table:table-cell table:number-columns-repeated="2"/>
          <table:table-cell office:value-type="string">
            <text:p>2013-07-01 00:00:00</text:p>
          </table:table-cell>
          <table:table-cell office:value-type="float" office:value="16911.068">
            <text:p>16911.068</text:p>
          </table:table-cell>
          <table:table-cell table:number-columns-repeated="6"/>
        </table:table-row>
        <table:table-row table:style-name="ro2">
          <table:table-cell office:value-type="string">
            <text:p>2013-10-01 00:00:00</text:p>
          </table:table-cell>
          <table:table-cell office:value-type="float" office:value="17133.114">
            <text:p>17133.114</text:p>
          </table:table-cell>
          <table:table-cell table:number-columns-repeated="2"/>
          <table:table-cell office:value-type="string">
            <text:p>2013-10-01 00:00:00</text:p>
          </table:table-cell>
          <table:table-cell office:value-type="float" office:value="17133.114">
            <text:p>17133.114</text:p>
          </table:table-cell>
          <table:table-cell table:number-columns-repeated="2"/>
          <table:table-cell office:value-type="string">
            <text:p>2013-10-01 00:00:00</text:p>
          </table:table-cell>
          <table:table-cell office:value-type="float" office:value="17133.114">
            <text:p>17133.114</text:p>
          </table:table-cell>
          <table:table-cell table:number-columns-repeated="6"/>
        </table:table-row>
        <table:table-row table:style-name="ro2">
          <table:table-cell office:value-type="string">
            <text:p>2014-01-01 00:00:00</text:p>
          </table:table-cell>
          <table:table-cell office:value-type="float" office:value="17144.281">
            <text:p>17144.281</text:p>
          </table:table-cell>
          <table:table-cell table:number-columns-repeated="2"/>
          <table:table-cell office:value-type="string">
            <text:p>2014-01-01 00:00:00</text:p>
          </table:table-cell>
          <table:table-cell office:value-type="float" office:value="17144.281">
            <text:p>17144.281</text:p>
          </table:table-cell>
          <table:table-cell table:number-columns-repeated="2"/>
          <table:table-cell office:value-type="string">
            <text:p>2014-01-01 00:00:00</text:p>
          </table:table-cell>
          <table:table-cell office:value-type="float" office:value="17144.281">
            <text:p>17144.281</text:p>
          </table:table-cell>
          <table:table-cell table:number-columns-repeated="6"/>
        </table:table-row>
        <table:table-row table:style-name="ro2">
          <table:table-cell office:value-type="string">
            <text:p>2014-04-01 00:00:00</text:p>
          </table:table-cell>
          <table:table-cell office:value-type="float" office:value="17462.703">
            <text:p>17462.703</text:p>
          </table:table-cell>
          <table:table-cell table:number-columns-repeated="2"/>
          <table:table-cell office:value-type="string">
            <text:p>2014-04-01 00:00:00</text:p>
          </table:table-cell>
          <table:table-cell office:value-type="float" office:value="17462.703">
            <text:p>17462.703</text:p>
          </table:table-cell>
          <table:table-cell table:number-columns-repeated="2"/>
          <table:table-cell office:value-type="string">
            <text:p>2014-04-01 00:00:00</text:p>
          </table:table-cell>
          <table:table-cell office:value-type="float" office:value="17462.703">
            <text:p>17462.703</text:p>
          </table:table-cell>
          <table:table-cell table:number-columns-repeated="6"/>
        </table:table-row>
        <table:table-row table:style-name="ro2">
          <table:table-cell office:value-type="string">
            <text:p>2014-07-01 00:00:00</text:p>
          </table:table-cell>
          <table:table-cell office:value-type="float" office:value="17743.227">
            <text:p>17743.227</text:p>
          </table:table-cell>
          <table:table-cell table:number-columns-repeated="2"/>
          <table:table-cell office:value-type="string">
            <text:p>2014-07-01 00:00:00</text:p>
          </table:table-cell>
          <table:table-cell office:value-type="float" office:value="17743.227">
            <text:p>17743.227</text:p>
          </table:table-cell>
          <table:table-cell table:number-columns-repeated="2"/>
          <table:table-cell office:value-type="string">
            <text:p>2014-07-01 00:00:00</text:p>
          </table:table-cell>
          <table:table-cell office:value-type="float" office:value="17743.227">
            <text:p>17743.227</text:p>
          </table:table-cell>
          <table:table-cell table:number-columns-repeated="6"/>
        </table:table-row>
        <table:table-row table:style-name="ro2">
          <table:table-cell office:value-type="string">
            <text:p>2014-10-01 00:00:00</text:p>
          </table:table-cell>
          <table:table-cell office:value-type="float" office:value="17852.54">
            <text:p>17852.54</text:p>
          </table:table-cell>
          <table:table-cell table:number-columns-repeated="2"/>
          <table:table-cell office:value-type="string">
            <text:p>2014-10-01 00:00:00</text:p>
          </table:table-cell>
          <table:table-cell office:value-type="float" office:value="17852.54">
            <text:p>17852.54</text:p>
          </table:table-cell>
          <table:table-cell table:number-columns-repeated="2"/>
          <table:table-cell office:value-type="string">
            <text:p>2014-10-01 00:00:00</text:p>
          </table:table-cell>
          <table:table-cell office:value-type="float" office:value="17852.54">
            <text:p>17852.54</text:p>
          </table:table-cell>
          <table:table-cell table:number-columns-repeated="6"/>
        </table:table-row>
        <table:table-row table:style-name="ro2">
          <table:table-cell office:value-type="string">
            <text:p>2015-01-01 00:00:00</text:p>
          </table:table-cell>
          <table:table-cell office:value-type="float" office:value="17991.348">
            <text:p>17991.348</text:p>
          </table:table-cell>
          <table:table-cell table:number-columns-repeated="2"/>
          <table:table-cell office:value-type="string">
            <text:p>2015-01-01 00:00:00</text:p>
          </table:table-cell>
          <table:table-cell office:value-type="float" office:value="17991.348">
            <text:p>17991.348</text:p>
          </table:table-cell>
          <table:table-cell table:number-columns-repeated="2"/>
          <table:table-cell office:value-type="string">
            <text:p>2015-01-01 00:00:00</text:p>
          </table:table-cell>
          <table:table-cell office:value-type="float" office:value="17991.348">
            <text:p>17991.348</text:p>
          </table:table-cell>
          <table:table-cell table:number-columns-repeated="6"/>
        </table:table-row>
        <table:table-row table:style-name="ro2">
          <table:table-cell office:value-type="string">
            <text:p>2015-04-01 00:00:00</text:p>
          </table:table-cell>
          <table:table-cell office:value-type="float" office:value="18193.707">
            <text:p>18193.707</text:p>
          </table:table-cell>
          <table:table-cell table:number-columns-repeated="2"/>
          <table:table-cell office:value-type="string">
            <text:p>2015-04-01 00:00:00</text:p>
          </table:table-cell>
          <table:table-cell office:value-type="float" office:value="18193.707">
            <text:p>18193.707</text:p>
          </table:table-cell>
          <table:table-cell table:number-columns-repeated="2"/>
          <table:table-cell office:value-type="string">
            <text:p>2015-04-01 00:00:00</text:p>
          </table:table-cell>
          <table:table-cell office:value-type="float" office:value="18193.707">
            <text:p>18193.707</text:p>
          </table:table-cell>
          <table:table-cell table:number-columns-repeated="6"/>
        </table:table-row>
        <table:table-row table:style-name="ro2">
          <table:table-cell office:value-type="string">
            <text:p>2015-07-01 00:00:00</text:p>
          </table:table-cell>
          <table:table-cell office:value-type="float" office:value="18306.96">
            <text:p>18306.96</text:p>
          </table:table-cell>
          <table:table-cell table:number-columns-repeated="2"/>
          <table:table-cell office:value-type="string">
            <text:p>2015-07-01 00:00:00</text:p>
          </table:table-cell>
          <table:table-cell office:value-type="float" office:value="18306.96">
            <text:p>18306.96</text:p>
          </table:table-cell>
          <table:table-cell table:number-columns-repeated="2"/>
          <table:table-cell office:value-type="string">
            <text:p>2015-07-01 00:00:00</text:p>
          </table:table-cell>
          <table:table-cell office:value-type="float" office:value="18306.96">
            <text:p>18306.96</text:p>
          </table:table-cell>
          <table:table-cell table:number-columns-repeated="6"/>
        </table:table-row>
        <table:table-row table:style-name="ro2">
          <table:table-cell office:value-type="string">
            <text:p>2015-10-01 00:00:00</text:p>
          </table:table-cell>
          <table:table-cell office:value-type="float" office:value="18332.079">
            <text:p>18332.079</text:p>
          </table:table-cell>
          <table:table-cell table:number-columns-repeated="2"/>
          <table:table-cell office:value-type="string">
            <text:p>2015-10-01 00:00:00</text:p>
          </table:table-cell>
          <table:table-cell office:value-type="float" office:value="18332.079">
            <text:p>18332.079</text:p>
          </table:table-cell>
          <table:table-cell table:number-columns-repeated="2"/>
          <table:table-cell office:value-type="string">
            <text:p>2015-10-01 00:00:00</text:p>
          </table:table-cell>
          <table:table-cell office:value-type="float" office:value="18332.079">
            <text:p>18332.079</text:p>
          </table:table-cell>
          <table:table-cell table:number-columns-repeated="6"/>
        </table:table-row>
        <table:table-row table:style-name="ro2">
          <table:table-cell office:value-type="string">
            <text:p>2016-01-01 00:00:00</text:p>
          </table:table-cell>
          <table:table-cell office:value-type="float" office:value="18425.306">
            <text:p>18425.306</text:p>
          </table:table-cell>
          <table:table-cell table:number-columns-repeated="2"/>
          <table:table-cell office:value-type="string">
            <text:p>2016-01-01 00:00:00</text:p>
          </table:table-cell>
          <table:table-cell office:value-type="float" office:value="18425.306">
            <text:p>18425.306</text:p>
          </table:table-cell>
          <table:table-cell table:number-columns-repeated="2"/>
          <table:table-cell office:value-type="string">
            <text:p>2016-01-01 00:00:00</text:p>
          </table:table-cell>
          <table:table-cell office:value-type="float" office:value="18425.306">
            <text:p>18425.306</text:p>
          </table:table-cell>
          <table:table-cell table:number-columns-repeated="6"/>
        </table:table-row>
        <table:table-row table:style-name="ro2">
          <table:table-cell office:value-type="string">
            <text:p>2016-04-01 00:00:00</text:p>
          </table:table-cell>
          <table:table-cell office:value-type="float" office:value="18611.617">
            <text:p>18611.617</text:p>
          </table:table-cell>
          <table:table-cell table:number-columns-repeated="2"/>
          <table:table-cell office:value-type="string">
            <text:p>2016-04-01 00:00:00</text:p>
          </table:table-cell>
          <table:table-cell office:value-type="float" office:value="18611.617">
            <text:p>18611.617</text:p>
          </table:table-cell>
          <table:table-cell table:number-columns-repeated="2"/>
          <table:table-cell office:value-type="string">
            <text:p>2016-04-01 00:00:00</text:p>
          </table:table-cell>
          <table:table-cell office:value-type="float" office:value="18611.617">
            <text:p>18611.617</text:p>
          </table:table-cell>
          <table:table-cell table:number-columns-repeated="6"/>
        </table:table-row>
        <table:table-row table:style-name="ro2">
          <table:table-cell office:value-type="string">
            <text:p>2016-07-01 00:00:00</text:p>
          </table:table-cell>
          <table:table-cell office:value-type="float" office:value="18775.459">
            <text:p>18775.459</text:p>
          </table:table-cell>
          <table:table-cell table:number-columns-repeated="2"/>
          <table:table-cell office:value-type="string">
            <text:p>2016-07-01 00:00:00</text:p>
          </table:table-cell>
          <table:table-cell office:value-type="float" office:value="18775.459">
            <text:p>18775.459</text:p>
          </table:table-cell>
          <table:table-cell table:number-columns-repeated="2"/>
          <table:table-cell office:value-type="string">
            <text:p>2016-07-01 00:00:00</text:p>
          </table:table-cell>
          <table:table-cell office:value-type="float" office:value="18775.459">
            <text:p>18775.459</text:p>
          </table:table-cell>
          <table:table-cell table:number-columns-repeated="6"/>
        </table:table-row>
        <table:table-row table:style-name="ro2">
          <table:table-cell office:value-type="string">
            <text:p>2016-10-01 00:00:00</text:p>
          </table:table-cell>
          <table:table-cell office:value-type="float" office:value="18968.041">
            <text:p>18968.041</text:p>
          </table:table-cell>
          <table:table-cell table:number-columns-repeated="2"/>
          <table:table-cell office:value-type="string">
            <text:p>2016-10-01 00:00:00</text:p>
          </table:table-cell>
          <table:table-cell office:value-type="float" office:value="18968.041">
            <text:p>18968.041</text:p>
          </table:table-cell>
          <table:table-cell table:number-columns-repeated="2"/>
          <table:table-cell office:value-type="string">
            <text:p>2016-10-01 00:00:00</text:p>
          </table:table-cell>
          <table:table-cell office:value-type="float" office:value="18968.041">
            <text:p>18968.041</text:p>
          </table:table-cell>
          <table:table-cell table:number-columns-repeated="6"/>
        </table:table-row>
        <table:table-row table:style-name="ro2">
          <table:table-cell office:value-type="string">
            <text:p>2017-01-01 00:00:00</text:p>
          </table:table-cell>
          <table:table-cell office:value-type="float" office:value="19148.194">
            <text:p>19148.194</text:p>
          </table:table-cell>
          <table:table-cell table:number-columns-repeated="2"/>
          <table:table-cell office:value-type="string">
            <text:p>2017-01-01 00:00:00</text:p>
          </table:table-cell>
          <table:table-cell office:value-type="float" office:value="19148.194">
            <text:p>19148.194</text:p>
          </table:table-cell>
          <table:table-cell table:number-columns-repeated="2"/>
          <table:table-cell office:value-type="string">
            <text:p>2017-01-01 00:00:00</text:p>
          </table:table-cell>
          <table:table-cell office:value-type="float" office:value="19148.194">
            <text:p>19148.194</text:p>
          </table:table-cell>
          <table:table-cell table:number-columns-repeated="6"/>
        </table:table-row>
        <table:table-row table:style-name="ro2">
          <table:table-cell office:value-type="string">
            <text:p>2017-04-01 00:00:00</text:p>
          </table:table-cell>
          <table:table-cell office:value-type="float" office:value="19304.506">
            <text:p>19304.506</text:p>
          </table:table-cell>
          <table:table-cell table:number-columns-repeated="2"/>
          <table:table-cell office:value-type="string">
            <text:p>2017-04-01 00:00:00</text:p>
          </table:table-cell>
          <table:table-cell office:value-type="float" office:value="19304.506">
            <text:p>19304.506</text:p>
          </table:table-cell>
          <table:table-cell table:number-columns-repeated="2"/>
          <table:table-cell office:value-type="string">
            <text:p>2017-04-01 00:00:00</text:p>
          </table:table-cell>
          <table:table-cell office:value-type="float" office:value="19304.506">
            <text:p>19304.506</text:p>
          </table:table-cell>
          <table:table-cell table:number-columns-repeated="6"/>
        </table:table-row>
        <table:table-row table:style-name="ro2">
          <table:table-cell office:value-type="string">
            <text:p>2017-07-01 00:00:00</text:p>
          </table:table-cell>
          <table:table-cell office:value-type="float" office:value="19561.896">
            <text:p>19561.896</text:p>
          </table:table-cell>
          <table:table-cell table:number-columns-repeated="2"/>
          <table:table-cell office:value-type="string">
            <text:p>2017-07-01 00:00:00</text:p>
          </table:table-cell>
          <table:table-cell office:value-type="float" office:value="19561.896">
            <text:p>19561.896</text:p>
          </table:table-cell>
          <table:table-cell table:number-columns-repeated="2"/>
          <table:table-cell office:value-type="string">
            <text:p>2017-07-01 00:00:00</text:p>
          </table:table-cell>
          <table:table-cell office:value-type="float" office:value="19561.896">
            <text:p>19561.896</text:p>
          </table:table-cell>
          <table:table-cell table:number-columns-repeated="6"/>
        </table:table-row>
        <table:table-row table:style-name="ro2">
          <table:table-cell office:value-type="string">
            <text:p>2017-10-01 00:00:00</text:p>
          </table:table-cell>
          <table:table-cell office:value-type="float" office:value="19894.75">
            <text:p>19894.75</text:p>
          </table:table-cell>
          <table:table-cell table:number-columns-repeated="2"/>
          <table:table-cell office:value-type="string">
            <text:p>2017-10-01 00:00:00</text:p>
          </table:table-cell>
          <table:table-cell office:value-type="float" office:value="19894.75">
            <text:p>19894.75</text:p>
          </table:table-cell>
          <table:table-cell table:number-columns-repeated="2"/>
          <table:table-cell office:value-type="string">
            <text:p>2017-10-01 00:00:00</text:p>
          </table:table-cell>
          <table:table-cell office:value-type="float" office:value="19894.75">
            <text:p>19894.75</text:p>
          </table:table-cell>
          <table:table-cell table:number-columns-repeated="6"/>
        </table:table-row>
        <table:table-row table:style-name="ro2">
          <table:table-cell office:value-type="string">
            <text:p>2018-01-01 00:00:00</text:p>
          </table:table-cell>
          <table:table-cell office:value-type="float" office:value="20155.486">
            <text:p>20155.486</text:p>
          </table:table-cell>
          <table:table-cell table:number-columns-repeated="2"/>
          <table:table-cell office:value-type="string">
            <text:p>2018-01-01 00:00:00</text:p>
          </table:table-cell>
          <table:table-cell office:value-type="float" office:value="20155.486">
            <text:p>20155.486</text:p>
          </table:table-cell>
          <table:table-cell table:number-columns-repeated="2"/>
          <table:table-cell office:value-type="string">
            <text:p>2018-01-01 00:00:00</text:p>
          </table:table-cell>
          <table:table-cell office:value-type="float" office:value="20155.486">
            <text:p>20155.486</text:p>
          </table:table-cell>
          <table:table-cell table:number-columns-repeated="6"/>
        </table:table-row>
        <table:table-row table:style-name="ro2">
          <table:table-cell office:value-type="string">
            <text:p>2018-04-01 00:00:00</text:p>
          </table:table-cell>
          <table:table-cell office:value-type="float" office:value="20470.197">
            <text:p>20470.197</text:p>
          </table:table-cell>
          <table:table-cell table:number-columns-repeated="2"/>
          <table:table-cell office:value-type="string">
            <text:p>2018-04-01 00:00:00</text:p>
          </table:table-cell>
          <table:table-cell office:value-type="float" office:value="20470.197">
            <text:p>20470.197</text:p>
          </table:table-cell>
          <table:table-cell table:number-columns-repeated="2"/>
          <table:table-cell office:value-type="string">
            <text:p>2018-04-01 00:00:00</text:p>
          </table:table-cell>
          <table:table-cell office:value-type="float" office:value="20470.197">
            <text:p>20470.197</text:p>
          </table:table-cell>
          <table:table-cell table:number-columns-repeated="6"/>
        </table:table-row>
        <table:table-row table:style-name="ro2">
          <table:table-cell office:value-type="string">
            <text:p>2018-07-01 00:00:00</text:p>
          </table:table-cell>
          <table:table-cell office:value-type="float" office:value="20687.278">
            <text:p>20687.278</text:p>
          </table:table-cell>
          <table:table-cell table:number-columns-repeated="2"/>
          <table:table-cell office:value-type="string">
            <text:p>2018-07-01 00:00:00</text:p>
          </table:table-cell>
          <table:table-cell office:value-type="float" office:value="20687.278">
            <text:p>20687.278</text:p>
          </table:table-cell>
          <table:table-cell table:number-columns-repeated="2"/>
          <table:table-cell office:value-type="string">
            <text:p>2018-07-01 00:00:00</text:p>
          </table:table-cell>
          <table:table-cell office:value-type="float" office:value="20687.278">
            <text:p>20687.278</text:p>
          </table:table-cell>
          <table:table-cell table:number-columns-repeated="6"/>
        </table:table-row>
        <table:table-row table:style-name="ro2">
          <table:table-cell office:value-type="string">
            <text:p>2018-10-01 00:00:00</text:p>
          </table:table-cell>
          <table:table-cell office:value-type="float" office:value="20819.269">
            <text:p>20819.269</text:p>
          </table:table-cell>
          <table:table-cell table:number-columns-repeated="2"/>
          <table:table-cell office:value-type="string">
            <text:p>2018-10-01 00:00:00</text:p>
          </table:table-cell>
          <table:table-cell office:value-type="float" office:value="20819.269">
            <text:p>20819.269</text:p>
          </table:table-cell>
          <table:table-cell table:number-columns-repeated="2"/>
          <table:table-cell office:value-type="string">
            <text:p>2018-10-01 00:00:00</text:p>
          </table:table-cell>
          <table:table-cell office:value-type="float" office:value="20819.269">
            <text:p>20819.269</text:p>
          </table:table-cell>
          <table:table-cell table:number-columns-repeated="6"/>
        </table:table-row>
        <table:table-row table:style-name="ro2">
          <table:table-cell office:value-type="string">
            <text:p>2019-01-01 00:00:00</text:p>
          </table:table-cell>
          <table:table-cell office:value-type="float" office:value="21013.085">
            <text:p>21013.085</text:p>
          </table:table-cell>
          <table:table-cell table:number-columns-repeated="2"/>
          <table:table-cell office:value-type="string">
            <text:p>2019-01-01 00:00:00</text:p>
          </table:table-cell>
          <table:table-cell office:value-type="float" office:value="21013.085">
            <text:p>21013.085</text:p>
          </table:table-cell>
          <table:table-cell table:number-columns-repeated="2"/>
          <table:table-cell office:value-type="string">
            <text:p>2019-01-01 00:00:00</text:p>
          </table:table-cell>
          <table:table-cell office:value-type="float" office:value="21013.085">
            <text:p>21013.085</text:p>
          </table:table-cell>
          <table:table-cell table:number-columns-repeated="6"/>
        </table:table-row>
        <table:table-row table:style-name="ro2">
          <table:table-cell office:value-type="string">
            <text:p>2019-04-01 00:00:00</text:p>
          </table:table-cell>
          <table:table-cell office:value-type="float" office:value="21272.448">
            <text:p>21272.448</text:p>
          </table:table-cell>
          <table:table-cell table:number-columns-repeated="2"/>
          <table:table-cell office:value-type="string">
            <text:p>2019-04-01 00:00:00</text:p>
          </table:table-cell>
          <table:table-cell office:value-type="float" office:value="21272.448">
            <text:p>21272.448</text:p>
          </table:table-cell>
          <table:table-cell table:number-columns-repeated="2"/>
          <table:table-cell office:value-type="string">
            <text:p>2019-04-01 00:00:00</text:p>
          </table:table-cell>
          <table:table-cell office:value-type="float" office:value="21272.448">
            <text:p>21272.448</text:p>
          </table:table-cell>
          <table:table-cell table:number-columns-repeated="6"/>
        </table:table-row>
        <table:table-row table:style-name="ro2">
          <table:table-cell office:value-type="string">
            <text:p>2019-07-01 00:00:00</text:p>
          </table:table-cell>
          <table:table-cell office:value-type="float" office:value="21531.839">
            <text:p>21531.839</text:p>
          </table:table-cell>
          <table:table-cell table:number-columns-repeated="2"/>
          <table:table-cell office:value-type="string">
            <text:p>2019-07-01 00:00:00</text:p>
          </table:table-cell>
          <table:table-cell office:value-type="float" office:value="21531.839">
            <text:p>21531.839</text:p>
          </table:table-cell>
          <table:table-cell table:number-columns-repeated="2"/>
          <table:table-cell office:value-type="string">
            <text:p>2019-07-01 00:00:00</text:p>
          </table:table-cell>
          <table:table-cell office:value-type="float" office:value="21531.839">
            <text:p>21531.839</text:p>
          </table:table-cell>
          <table:table-cell table:number-columns-repeated="6"/>
        </table:table-row>
        <table:table-row table:style-name="ro2">
          <table:table-cell office:value-type="string">
            <text:p>2019-10-01 00:00:00</text:p>
          </table:table-cell>
          <table:table-cell office:value-type="float" office:value="21706.532">
            <text:p>21706.532</text:p>
          </table:table-cell>
          <table:table-cell table:number-columns-repeated="2"/>
          <table:table-cell office:value-type="string">
            <text:p>2019-10-01 00:00:00</text:p>
          </table:table-cell>
          <table:table-cell office:value-type="float" office:value="21706.532">
            <text:p>21706.532</text:p>
          </table:table-cell>
          <table:table-cell table:number-columns-repeated="2"/>
          <table:table-cell office:value-type="string">
            <text:p>2019-10-01 00:00:00</text:p>
          </table:table-cell>
          <table:table-cell office:value-type="float" office:value="21706.532">
            <text:p>21706.532</text:p>
          </table:table-cell>
          <table:table-cell table:number-columns-repeated="6"/>
        </table:table-row>
        <table:table-row table:style-name="ro2">
          <table:table-cell office:value-type="string">
            <text:p>2020-01-01 00:00:00</text:p>
          </table:table-cell>
          <table:table-cell office:value-type="float" office:value="21538.032">
            <text:p>21538.032</text:p>
          </table:table-cell>
          <table:table-cell table:number-columns-repeated="2"/>
          <table:table-cell office:value-type="string">
            <text:p>2020-01-01 00:00:00</text:p>
          </table:table-cell>
          <table:table-cell office:value-type="float" office:value="21538.032">
            <text:p>21538.032</text:p>
          </table:table-cell>
          <table:table-cell table:number-columns-repeated="2"/>
          <table:table-cell office:value-type="string">
            <text:p>2020-01-01 00:00:00</text:p>
          </table:table-cell>
          <table:table-cell office:value-type="float" office:value="21538.032">
            <text:p>21538.032</text:p>
          </table:table-cell>
          <table:table-cell table:number-columns-repeated="6"/>
        </table:table-row>
        <table:table-row table:style-name="ro2">
          <table:table-cell office:value-type="string">
            <text:p>2020-04-01 00:00:00</text:p>
          </table:table-cell>
          <table:table-cell office:value-type="float" office:value="19636.731">
            <text:p>19636.731</text:p>
          </table:table-cell>
          <table:table-cell table:number-columns-repeated="2"/>
          <table:table-cell office:value-type="string">
            <text:p>2020-04-01 00:00:00</text:p>
          </table:table-cell>
          <table:table-cell office:value-type="float" office:value="19636.731">
            <text:p>19636.731</text:p>
          </table:table-cell>
          <table:table-cell table:number-columns-repeated="2"/>
          <table:table-cell office:value-type="string">
            <text:p>2020-04-01 00:00:00</text:p>
          </table:table-cell>
          <table:table-cell office:value-type="float" office:value="19636.731">
            <text:p>19636.731</text:p>
          </table:table-cell>
          <table:table-cell table:number-columns-repeated="6"/>
        </table:table-row>
        <table:table-row table:style-name="ro2">
          <table:table-cell office:value-type="string">
            <text:p>2020-07-01 00:00:00</text:p>
          </table:table-cell>
          <table:table-cell office:value-type="float" office:value="21362.428">
            <text:p>21362.428</text:p>
          </table:table-cell>
          <table:table-cell table:number-columns-repeated="2"/>
          <table:table-cell office:value-type="string">
            <text:p>2020-07-01 00:00:00</text:p>
          </table:table-cell>
          <table:table-cell office:value-type="float" office:value="21362.428">
            <text:p>21362.428</text:p>
          </table:table-cell>
          <table:table-cell table:number-columns-repeated="2"/>
          <table:table-cell office:value-type="string">
            <text:p>2020-07-01 00:00:00</text:p>
          </table:table-cell>
          <table:table-cell office:value-type="float" office:value="21362.428">
            <text:p>21362.428</text:p>
          </table:table-cell>
          <table:table-cell table:number-columns-repeated="6"/>
        </table:table-row>
        <table:table-row table:style-name="ro2">
          <table:table-cell office:value-type="string">
            <text:p>2020-10-01 00:00:00</text:p>
          </table:table-cell>
          <table:table-cell office:value-type="float" office:value="21704.706">
            <text:p>21704.706</text:p>
          </table:table-cell>
          <table:table-cell table:number-columns-repeated="2"/>
          <table:table-cell office:value-type="string">
            <text:p>2020-10-01 00:00:00</text:p>
          </table:table-cell>
          <table:table-cell office:value-type="float" office:value="21704.706">
            <text:p>21704.706</text:p>
          </table:table-cell>
          <table:table-cell table:number-columns-repeated="2"/>
          <table:table-cell office:value-type="string">
            <text:p>2020-10-01 00:00:00</text:p>
          </table:table-cell>
          <table:table-cell office:value-type="float" office:value="21704.706">
            <text:p>21704.706</text:p>
          </table:table-cell>
          <table:table-cell table:number-columns-repeated="6"/>
        </table:table-row>
        <table:table-row table:style-name="ro2">
          <table:table-cell office:value-type="string">
            <text:p>2021-01-01 00:00:00</text:p>
          </table:table-cell>
          <table:table-cell office:value-type="float" office:value="22313.85">
            <text:p>22313.85</text:p>
          </table:table-cell>
          <table:table-cell table:number-columns-repeated="2"/>
          <table:table-cell office:value-type="string">
            <text:p>2021-01-01 00:00:00</text:p>
          </table:table-cell>
          <table:table-cell office:value-type="float" office:value="22313.85">
            <text:p>22313.85</text:p>
          </table:table-cell>
          <table:table-cell table:number-columns-repeated="2"/>
          <table:table-cell office:value-type="string">
            <text:p>2021-01-01 00:00:00</text:p>
          </table:table-cell>
          <table:table-cell office:value-type="float" office:value="22313.85">
            <text:p>22313.85</text:p>
          </table:table-cell>
          <table:table-cell table:number-columns-repeated="6"/>
        </table:table-row>
        <table:table-row table:style-name="ro2">
          <table:table-cell office:value-type="string">
            <text:p>2021-04-01 00:00:00</text:p>
          </table:table-cell>
          <table:table-cell office:value-type="float" office:value="23046.934">
            <text:p>23046.934</text:p>
          </table:table-cell>
          <table:table-cell table:number-columns-repeated="2"/>
          <table:table-cell office:value-type="string">
            <text:p>2021-04-01 00:00:00</text:p>
          </table:table-cell>
          <table:table-cell office:value-type="float" office:value="23046.934">
            <text:p>23046.934</text:p>
          </table:table-cell>
          <table:table-cell table:number-columns-repeated="2"/>
          <table:table-cell office:value-type="string">
            <text:p>2021-04-01 00:00:00</text:p>
          </table:table-cell>
          <table:table-cell office:value-type="float" office:value="23046.934">
            <text:p>23046.934</text:p>
          </table:table-cell>
          <table:table-cell table:number-columns-repeated="6"/>
        </table:table-row>
        <table:table-row table:style-name="ro2">
          <table:table-cell office:value-type="string">
            <text:p>2021-07-01 00:00:00</text:p>
          </table:table-cell>
          <table:table-cell office:value-type="float" office:value="23550.42">
            <text:p>23550.42</text:p>
          </table:table-cell>
          <table:table-cell table:number-columns-repeated="2"/>
          <table:table-cell office:value-type="string">
            <text:p>2021-07-01 00:00:00</text:p>
          </table:table-cell>
          <table:table-cell office:value-type="float" office:value="23550.42">
            <text:p>23550.42</text:p>
          </table:table-cell>
          <table:table-cell table:number-columns-repeated="2"/>
          <table:table-cell office:value-type="string">
            <text:p>2021-07-01 00:00:00</text:p>
          </table:table-cell>
          <table:table-cell office:value-type="float" office:value="23550.42">
            <text:p>23550.42</text:p>
          </table:table-cell>
          <table:table-cell table:number-columns-repeated="6"/>
        </table:table-row>
        <table:table-row table:style-name="ro2">
          <table:table-cell office:value-type="string">
            <text:p>2021-10-01 00:00:00</text:p>
          </table:table-cell>
          <table:table-cell office:value-type="float" office:value="24349.121">
            <text:p>24349.121</text:p>
          </table:table-cell>
          <table:table-cell table:number-columns-repeated="2"/>
          <table:table-cell office:value-type="string">
            <text:p>2021-10-01 00:00:00</text:p>
          </table:table-cell>
          <table:table-cell office:value-type="float" office:value="24349.121">
            <text:p>24349.121</text:p>
          </table:table-cell>
          <table:table-cell table:number-columns-repeated="2"/>
          <table:table-cell office:value-type="string">
            <text:p>2021-10-01 00:00:00</text:p>
          </table:table-cell>
          <table:table-cell office:value-type="float" office:value="24349.121">
            <text:p>24349.121</text:p>
          </table:table-cell>
          <table:table-cell table:number-columns-repeated="6"/>
        </table:table-row>
        <table:table-row table:style-name="ro2">
          <table:table-cell office:value-type="string">
            <text:p>2022-01-01 00:00:00</text:p>
          </table:table-cell>
          <table:table-cell office:value-type="float" office:value="24740.48">
            <text:p>24740.48</text:p>
          </table:table-cell>
          <table:table-cell table:number-columns-repeated="2"/>
          <table:table-cell office:value-type="string">
            <text:p>2022-01-01 00:00:00</text:p>
          </table:table-cell>
          <table:table-cell office:value-type="float" office:value="24740.48">
            <text:p>24740.48</text:p>
          </table:table-cell>
          <table:table-cell table:number-columns-repeated="2"/>
          <table:table-cell office:value-type="string">
            <text:p>2022-01-01 00:00:00</text:p>
          </table:table-cell>
          <table:table-cell office:value-type="float" office:value="24740.48">
            <text:p>24740.48</text:p>
          </table:table-cell>
          <table:table-cell table:number-columns-repeated="6"/>
        </table:table-row>
        <table:table-row table:style-name="ro2">
          <table:table-cell office:value-type="string">
            <text:p>2022-04-01 00:00:00</text:p>
          </table:table-cell>
          <table:table-cell office:value-type="float" office:value="25248.476">
            <text:p>25248.476</text:p>
          </table:table-cell>
          <table:table-cell table:number-columns-repeated="2"/>
          <table:table-cell office:value-type="string">
            <text:p>2022-04-01 00:00:00</text:p>
          </table:table-cell>
          <table:table-cell office:value-type="float" office:value="25248.476">
            <text:p>25248.476</text:p>
          </table:table-cell>
          <table:table-cell table:number-columns-repeated="2"/>
          <table:table-cell office:value-type="string">
            <text:p>2022-04-01 00:00:00</text:p>
          </table:table-cell>
          <table:table-cell office:value-type="float" office:value="25248.476">
            <text:p>25248.476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2022-07-01 00:00:00</text:p>
          </table:table-cell>
          <table:table-cell office:value-type="float" office:value="25698.96">
            <text:p>25698.96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2">01/02/2023</text:date>, <text:time>15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Wheat</meta:initial-creator>
    <meta:creation-date>2023-01-02T13:43:42.86</meta:creation-date>
    <dc:date>2023-01-02T15:13:43.19</dc:date>
    <dc:creator>Sam Wheat</dc:creator>
    <meta:editing-duration>PT1H14M49S</meta:editing-duration>
    <meta:editing-cycles>5</meta:editing-cycles>
    <meta:generator>OpenOffice/4.1.11$Win32 OpenOffice.org_project/4111m1$Build-9808</meta:generator>
    <meta:document-statistic meta:table-count="3" meta:cell-count="1851" meta:object-count="0"/>
  </office:meta>
</office:document-meta>
</file>